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08.74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83.59pt"/>
    </style:style>
    <style:style style:name="co7" style:family="table-column">
      <style:table-column-properties fo:break-before="auto" style:column-width="36.51pt"/>
    </style:style>
    <style:style style:name="co8" style:family="table-column">
      <style:table-column-properties fo:break-before="auto" style:column-width="64.06pt"/>
    </style:style>
    <style:style style:name="co9" style:family="table-column">
      <style:table-column-properties fo:break-before="auto" style:column-width="50.94pt"/>
    </style:style>
    <style:style style:name="co10" style:family="table-column">
      <style:table-column-properties fo:break-before="auto" style:column-width="61.91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75.4pt"/>
    </style:style>
    <style:style style:name="co13" style:family="table-column">
      <style:table-column-properties fo:break-before="auto" style:column-width="67.44pt"/>
    </style:style>
    <style:style style:name="co14" style:family="table-column">
      <style:table-column-properties fo:break-before="auto" style:column-width="88.16pt"/>
    </style:style>
    <style:style style:name="ro1" style:family="table-row">
      <style:table-row-properties style:row-height="16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AC">
      <style:table-properties table:display="true" style:writing-mode="lr-tb"/>
    </style:style>
    <style:style style:name="ta2" style:family="table" style:master-page-name="PageStyle_5f_UA">
      <style:table-properties table:display="true" style:writing-mode="lr-tb"/>
    </style:style>
    <style:style style:name="ta3" style:family="table" style:master-page-name="PageStyle_5f_B">
      <style:table-properties table:display="true" style:writing-mode="lr-tb"/>
    </style:style>
    <style:style style:name="ta4" style:family="table" style:master-page-name="PageStyle_5f_T">
      <style:table-properties table:display="true" style:writing-mode="lr-tb"/>
    </style:style>
    <style:style style:name="ta5" style:family="table" style:master-page-name="PageStyle_5f_C1">
      <style:table-properties table:display="true" style:writing-mode="lr-tb"/>
    </style:style>
    <style:style style:name="ta6" style:family="table" style:master-page-name="PageStyle_5f_APC">
      <style:table-properties table:display="true" style:writing-mode="lr-tb"/>
    </style:style>
    <style:style style:name="ta7" style:family="table" style:master-page-name="PageStyle_5f_CPA">
      <style:table-properties table:display="true" style:writing-mode="lr-tb"/>
    </style:style>
    <style:style style:name="ta8" style:family="table" style:master-page-name="PageStyle_5f_Money">
      <style:table-properties table:display="true" style:writing-mode="lr-tb"/>
    </style:style>
    <style:style style:name="ta9" style:family="table" style:master-page-name="PageStyle_5f_UE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ffffff" style:rotation-align="none"/>
      <style:text-properties fo:color="#0000ff" style:text-outline="false" style:text-line-through-style="none" style:text-line-through-type="none" style:font-name="Cambri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0.74pt solid #ffffff"/>
      <style:text-properties fo:color="#0000ff" style:text-outline="false" style:text-line-through-style="none" style:text-line-through-type="none" style:font-name="Cambri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d9d9d9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133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0.74pt solid #d9d9d9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 style:data-style-name="N3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33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7" table:default-cell-style-name="Default"/>
        <table:table-column table:style-name="co3" table:visibility="collapse" table:number-columns-repeated="2" table:default-cell-style-name="Default"/>
        <table:table-column table:style-name="co4" table:default-cell-style-name="Default"/>
        <table:table-column table:style-name="co5" table:number-columns-repeated="50" table:default-cell-style-name="Default"/>
        <table:table-row table:style-name="ro1">
          <table:table-cell table:style-name="ce1" table:formula="of:=HYPERLINK(&quot;https://www.youtube.com/c/DataDrivenDecisions&quot;;&quot;https://www.youtube.com/c/DataDrivenDecisions&quot;)" office:value-type="string" office:string-value="https://www.youtube.com/c/DataDrivenDecisions" calcext:value-type="string" table:number-columns-spanned="14" table:number-rows-spanned="1">
            <text:p>https://www.youtube.com/c/DataDrivenDecisions</text:p>
          </table:table-cell>
          <table:covered-table-cell table:number-columns-repeated="12" table:style-name="ce7"/>
          <table:covered-table-cell table:style-name="ce13"/>
          <table:table-cell table:style-name="ce15"/>
          <table:table-cell table:style-name="ce5" table:number-columns-repeated="11"/>
          <table:table-cell table:number-columns-repeated="38"/>
        </table:table-row>
        <table:table-row table:style-name="ro2">
          <table:table-cell table:style-name="ce2" table:formula="of:=HYPERLINK(&quot;https://khanin.info&quot;;&quot;https://khanin.info&quot;)" office:value-type="string" office:string-value="https://khanin.info" calcext:value-type="string" table:number-columns-spanned="14" table:number-rows-spanned="1">
            <text:p>https://khanin.info</text:p>
          </table:table-cell>
          <table:covered-table-cell table:number-columns-repeated="12" table:style-name="ce7"/>
          <table:covered-table-cell table:style-name="ce13"/>
          <table:table-cell table:style-name="ce15"/>
          <table:table-cell table:style-name="ce5" table:number-columns-repeated="11"/>
          <table:table-cell table:number-columns-repeated="38"/>
        </table:table-row>
        <table:table-row table:style-name="ro2">
          <table:table-cell table:style-name="ce3" table:formula="of:=HYPERLINK(&quot;https://uecalc.com&quot;;&quot;https://uecalc.com&quot;)" office:value-type="string" office:string-value="https://uecalc.com" calcext:value-type="string" table:number-columns-spanned="14" table:number-rows-spanned="1">
            <text:p>https://uecalc.com</text:p>
          </table:table-cell>
          <table:covered-table-cell table:number-columns-repeated="12" table:style-name="ce8"/>
          <table:covered-table-cell table:style-name="ce14"/>
          <table:table-cell table:style-name="ce15"/>
          <table:table-cell table:style-name="ce5" table:number-columns-repeated="11"/>
          <table:table-cell table:number-columns-repeated="38"/>
        </table:table-row>
        <table:table-row table:style-name="ro2">
          <table:table-cell table:style-name="ce4" office:value-type="string" calcext:value-type="string">
            <text:p>Затраты на привлечение пользователей</text:p>
          </table:table-cell>
          <table:table-cell table:style-name="ce4" table:number-columns-repeated="13"/>
          <table:table-cell table:style-name="ce5" table:number-columns-repeated="12"/>
          <table:table-cell table:number-columns-repeated="38"/>
        </table:table-row>
        <table:table-row table:style-name="ro2">
          <table:table-cell table:style-name="ce28" office:value-type="string" calcext:value-type="string">
            <text:p># когорты</text:p>
          </table:table-cell>
          <table:table-cell table:style-name="ce9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  <table:table-cell table:style-name="ce9" office:value-type="string" calcext:value-type="string">
            <text:p>итого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office:value-type="float" office:value="134820" calcext:value-type="float">
            <text:p>134820</text:p>
          </table:table-cell>
          <table:table-cell table:style-name="ce10" table:number-columns-repeated="11"/>
          <table:table-cell table:style-name="ce11" table:formula="of:=SUM([.B6:.K6])" office:value-type="currency" office:currency="RUR" office:value="134820" calcext:value-type="currency">
            <text:p>р.134,820.00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/>
          <table:table-cell office:value-type="float" office:value="165191" calcext:value-type="float">
            <text:p>165191</text:p>
          </table:table-cell>
          <table:table-cell table:style-name="ce10" table:number-columns-repeated="10"/>
          <table:table-cell table:style-name="ce11" table:formula="of:=SUM([.B7:.K7])" office:value-type="currency" office:currency="RUR" office:value="165191" calcext:value-type="currency">
            <text:p>р.165,191.00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1" table:number-columns-repeated="2"/>
          <table:table-cell office:value-type="float" office:value="120432" calcext:value-type="float">
            <text:p>120432</text:p>
          </table:table-cell>
          <table:table-cell table:style-name="ce10" table:number-columns-repeated="9"/>
          <table:table-cell table:style-name="ce11" table:formula="of:=SUM([.B8:.K8])" office:value-type="currency" office:currency="RUR" office:value="120432" calcext:value-type="currency">
            <text:p>р.120,432.00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1" table:number-columns-repeated="3"/>
          <table:table-cell office:value-type="float" office:value="121212" calcext:value-type="float">
            <text:p>121212</text:p>
          </table:table-cell>
          <table:table-cell table:style-name="ce10" table:number-columns-repeated="8"/>
          <table:table-cell table:style-name="ce11" table:formula="of:=SUM([.B9:.K9])" office:value-type="currency" office:currency="RUR" office:value="121212" calcext:value-type="currency">
            <text:p>р.121,212.00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11" table:number-columns-repeated="4"/>
          <table:table-cell office:value-type="float" office:value="175685" calcext:value-type="float">
            <text:p>175685</text:p>
          </table:table-cell>
          <table:table-cell table:style-name="ce10" table:number-columns-repeated="7"/>
          <table:table-cell table:style-name="ce11" table:formula="of:=SUM([.B10:.K10])" office:value-type="currency" office:currency="RUR" office:value="175685" calcext:value-type="currency">
            <text:p>р.175,685.00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1" table:number-columns-repeated="5"/>
          <table:table-cell office:value-type="float" office:value="189669" calcext:value-type="float">
            <text:p>189669</text:p>
          </table:table-cell>
          <table:table-cell table:style-name="ce10" table:number-columns-repeated="6"/>
          <table:table-cell table:style-name="ce11" table:formula="of:=SUM([.B11:.K11])" office:value-type="currency" office:currency="RUR" office:value="189669" calcext:value-type="currency">
            <text:p>р.189,669.00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11" table:number-columns-repeated="6"/>
          <table:table-cell office:value-type="float" office:value="106530" calcext:value-type="float">
            <text:p>106530</text:p>
          </table:table-cell>
          <table:table-cell table:style-name="ce10" table:number-columns-repeated="5"/>
          <table:table-cell table:style-name="ce11" table:formula="of:=SUM([.B12:.K12])" office:value-type="currency" office:currency="RUR" office:value="106530" calcext:value-type="currency">
            <text:p>р.106,530.00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11" table:number-columns-repeated="7"/>
          <table:table-cell office:value-type="float" office:value="138506" calcext:value-type="float">
            <text:p>138506</text:p>
          </table:table-cell>
          <table:table-cell table:style-name="ce10" table:number-columns-repeated="4"/>
          <table:table-cell table:style-name="ce11" table:formula="of:=SUM([.B13:.K13])" office:value-type="currency" office:currency="RUR" office:value="138506" calcext:value-type="currency">
            <text:p>р.138,506.00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11" table:number-columns-repeated="8"/>
          <table:table-cell office:value-type="float" office:value="114109" calcext:value-type="float">
            <text:p>114109</text:p>
          </table:table-cell>
          <table:table-cell table:style-name="ce10" table:number-columns-repeated="3"/>
          <table:table-cell table:style-name="ce11" table:formula="of:=SUM([.B14:.K14])" office:value-type="currency" office:currency="RUR" office:value="114109" calcext:value-type="currency">
            <text:p>р.114,109.00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11" table:number-columns-repeated="9"/>
          <table:table-cell office:value-type="float" office:value="5842" calcext:value-type="float">
            <text:p>5842</text:p>
          </table:table-cell>
          <table:table-cell table:style-name="ce10" table:number-columns-repeated="2"/>
          <table:table-cell table:style-name="ce11" table:formula="of:=SUM([.B15:.K15])" office:value-type="currency" office:currency="RUR" office:value="5842" calcext:value-type="currency">
            <text:p>р.5,842.00</text:p>
          </table:table-cell>
          <table:table-cell table:style-name="ce5" table:number-columns-repeated="12"/>
          <table:table-cell table:number-columns-repeated="38"/>
        </table:table-row>
        <table:table-row table:style-name="ro2" table:visibility="collapse">
          <table:table-cell table:style-name="ce6"/>
          <table:table-cell table:style-name="ce11" table:number-columns-repeated="10"/>
          <table:table-cell table:style-name="ce10" table:number-columns-repeated="2"/>
          <table:table-cell table:style-name="ce11"/>
          <table:table-cell table:style-name="ce5" table:number-columns-repeated="12"/>
          <table:table-cell table:number-columns-repeated="38"/>
        </table:table-row>
        <table:table-row table:style-name="ro2" table:visibility="collapse">
          <table:table-cell table:style-name="ce6"/>
          <table:table-cell table:style-name="ce11" table:number-columns-repeated="11"/>
          <table:table-cell table:style-name="ce10"/>
          <table:table-cell table:style-name="ce11"/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string" calcext:value-type="string">
            <text:p>итого в неделю</text:p>
          </table:table-cell>
          <table:table-cell table:style-name="ce11" table:formula="of:=SUM([.B6:.B17])" office:value-type="currency" office:currency="RUR" office:value="134820" calcext:value-type="currency">
            <text:p>р.134,820.00</text:p>
          </table:table-cell>
          <table:table-cell table:style-name="ce11" table:formula="of:=SUM([.C6:.C17])" office:value-type="currency" office:currency="RUR" office:value="165191" calcext:value-type="currency">
            <text:p>р.165,191.00</text:p>
          </table:table-cell>
          <table:table-cell table:style-name="ce11" table:formula="of:=SUM([.D6:.D17])" office:value-type="currency" office:currency="RUR" office:value="120432" calcext:value-type="currency">
            <text:p>р.120,432.00</text:p>
          </table:table-cell>
          <table:table-cell table:style-name="ce11" table:formula="of:=SUM([.E6:.E17])" office:value-type="currency" office:currency="RUR" office:value="121212" calcext:value-type="currency">
            <text:p>р.121,212.00</text:p>
          </table:table-cell>
          <table:table-cell table:style-name="ce11" table:formula="of:=SUM([.F6:.F17])" office:value-type="currency" office:currency="RUR" office:value="175685" calcext:value-type="currency">
            <text:p>р.175,685.00</text:p>
          </table:table-cell>
          <table:table-cell table:style-name="ce11" table:formula="of:=SUM([.G6:.G17])" office:value-type="currency" office:currency="RUR" office:value="189669" calcext:value-type="currency">
            <text:p>р.189,669.00</text:p>
          </table:table-cell>
          <table:table-cell table:style-name="ce11" table:formula="of:=SUM([.H6:.H17])" office:value-type="currency" office:currency="RUR" office:value="106530" calcext:value-type="currency">
            <text:p>р.106,530.00</text:p>
          </table:table-cell>
          <table:table-cell table:style-name="ce11" table:formula="of:=SUM([.I6:.I17])" office:value-type="currency" office:currency="RUR" office:value="138506" calcext:value-type="currency">
            <text:p>р.138,506.00</text:p>
          </table:table-cell>
          <table:table-cell table:style-name="ce11" table:formula="of:=SUM([.J6:.J17])" office:value-type="currency" office:currency="RUR" office:value="114109" calcext:value-type="currency">
            <text:p>р.114,109.00</text:p>
          </table:table-cell>
          <table:table-cell table:style-name="ce11" table:formula="of:=SUM([.K6:.K17])" office:value-type="currency" office:currency="RUR" office:value="5842" calcext:value-type="currency">
            <text:p>р.5,842.00</text:p>
          </table:table-cell>
          <table:table-cell table:style-name="ce11" table:number-columns-repeated="2"/>
          <table:table-cell table:style-name="ce11" table:formula="of:=SUM([.N6:.N17])" office:value-type="currency" office:currency="RUR" office:value="1271996" calcext:value-type="currency">
            <text:p>р.1,271,996.00</text:p>
          </table:table-cell>
          <table:table-cell table:style-name="ce5" table:number-columns-repeated="12"/>
          <table:table-cell table:number-columns-repeated="38"/>
        </table:table-row>
        <table:table-row table:style-name="ro2" table:number-rows-repeated="984">
          <table:table-cell table:style-name="ce5" table:number-columns-repeated="26"/>
          <table:table-cell table:number-columns-repeated="38"/>
        </table:table-row>
        <table:table-row table:style-name="ro3" table:number-rows-repeated="104757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UA" table:style-name="ta2">
        <table:table-column table:style-name="co6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column table:style-name="co8" table:visibility="collapse" table:number-columns-repeated="2" table:default-cell-style-name="Default"/>
        <table:table-column table:style-name="co9" table:default-cell-style-name="Default"/>
        <table:table-column table:style-name="co5" table:number-columns-repeated="50" table:default-cell-style-name="Default"/>
        <table:table-row table:style-name="ro2">
          <table:table-cell table:style-name="ce5" office:value-type="string" calcext:value-type="string">
            <text:p>Посетители</text:p>
          </table:table-cell>
          <table:table-cell table:style-name="ce5" table:number-columns-repeated="25"/>
          <table:table-cell table:number-columns-repeated="38"/>
        </table:table-row>
        <table:table-row table:style-name="ro2">
          <table:table-cell table:style-name="ce5" table:number-columns-repeated="26"/>
          <table:table-cell table:number-columns-repeated="38"/>
        </table:table-row>
        <table:table-row table:style-name="ro2">
          <table:table-cell table:style-name="ce28" office:value-type="string" calcext:value-type="string">
            <text:p># когорты</text:p>
          </table:table-cell>
          <table:table-cell table:style-name="ce9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  <table:table-cell table:style-name="ce9" office:value-type="string" calcext:value-type="string">
            <text:p>итого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table:style-name="ce16" office:value-type="float" office:value="311" calcext:value-type="float">
            <text:p>311</text:p>
          </table:table-cell>
          <table:table-cell table:style-name="ce16" office:value-type="float" office:value="112" calcext:value-type="float">
            <text:p>112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14" calcext:value-type="float">
            <text:p>14</text:p>
          </table:table-cell>
          <table:table-cell table:style-name="ce16" table:number-columns-repeated="2"/>
          <table:table-cell table:style-name="ce17" table:formula="of:=[.B4]" office:value-type="float" office:value="381" calcext:value-type="float">
            <text:p>381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7"/>
          <table:table-cell table:style-name="ce16" office:value-type="float" office:value="476" calcext:value-type="float">
            <text:p>476</text:p>
          </table:table-cell>
          <table:table-cell table:style-name="ce16" office:value-type="float" office:value="364" calcext:value-type="float">
            <text:p>364</text:p>
          </table:table-cell>
          <table:table-cell table:style-name="ce16" office:value-type="float" office:value="136" calcext:value-type="float">
            <text:p>136</text:p>
          </table:table-cell>
          <table:table-cell table:style-name="ce16" office:value-type="float" office:value="81" calcext:value-type="float">
            <text:p>81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15" calcext:value-type="float">
            <text:p>15</text:p>
          </table:table-cell>
          <table:table-cell table:style-name="ce16" table:number-columns-repeated="2"/>
          <table:table-cell table:style-name="ce17" table:formula="of:=[.C5]" office:value-type="float" office:value="476" calcext:value-type="float">
            <text:p>476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7" table:number-columns-repeated="2"/>
          <table:table-cell table:style-name="ce45" office:value-type="float" office:value="340" calcext:value-type="float">
            <text:p>340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97" calcext:value-type="float">
            <text:p>97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2" table:style-name="ce16" office:value-type="float" office:value="30" calcext:value-type="float">
            <text:p>30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number-columns-repeated="2"/>
          <table:table-cell table:style-name="ce17" table:formula="of:=[.D6]" office:value-type="float" office:value="340" calcext:value-type="float">
            <text:p>340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7" table:number-columns-repeated="3"/>
          <table:table-cell table:style-name="ce45" office:value-type="float" office:value="347" calcext:value-type="float">
            <text:p>347</text:p>
          </table:table-cell>
          <table:table-cell table:style-name="ce16" office:value-type="float" office:value="288" calcext:value-type="float">
            <text:p>288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24" calcext:value-type="float">
            <text:p>24</text:p>
          </table:table-cell>
          <table:table-cell table:style-name="ce16" table:number-columns-repeated="2"/>
          <table:table-cell table:style-name="ce17" table:formula="of:=[.E7]" office:value-type="float" office:value="347" calcext:value-type="float">
            <text:p>347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17" table:number-columns-repeated="4"/>
          <table:table-cell table:style-name="ce45" office:value-type="float" office:value="495" calcext:value-type="float">
            <text:p>495</text:p>
          </table:table-cell>
          <table:table-cell table:style-name="ce16" office:value-type="float" office:value="389" calcext:value-type="float">
            <text:p>389</text:p>
          </table:table-cell>
          <table:table-cell table:style-name="ce16" office:value-type="float" office:value="123" calcext:value-type="float">
            <text:p>123</text:p>
          </table:table-cell>
          <table:table-cell table:style-name="ce16" office:value-type="float" office:value="81" calcext:value-type="float">
            <text:p>81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37" calcext:value-type="float">
            <text:p>37</text:p>
          </table:table-cell>
          <table:table-cell table:style-name="ce16" table:number-columns-repeated="2"/>
          <table:table-cell table:style-name="ce17" table:formula="of:=[.F8]" office:value-type="float" office:value="495" calcext:value-type="float">
            <text:p>495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7" table:number-columns-repeated="5"/>
          <table:table-cell table:style-name="ce45" office:value-type="float" office:value="548" calcext:value-type="float">
            <text:p>548</text:p>
          </table:table-cell>
          <table:table-cell table:style-name="ce16" office:value-type="float" office:value="433" calcext:value-type="float">
            <text:p>433</text:p>
          </table:table-cell>
          <table:table-cell table:style-name="ce16" office:value-type="float" office:value="154" calcext:value-type="float">
            <text:p>154</text:p>
          </table:table-cell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51" calcext:value-type="float">
            <text:p>51</text:p>
          </table:table-cell>
          <table:table-cell table:style-name="ce16" table:number-columns-repeated="2"/>
          <table:table-cell table:style-name="ce17" table:formula="of:=[.G9]" office:value-type="float" office:value="548" calcext:value-type="float">
            <text:p>548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17" table:number-columns-repeated="6"/>
          <table:table-cell table:style-name="ce45" office:value-type="float" office:value="302" calcext:value-type="float">
            <text:p>302</text:p>
          </table:table-cell>
          <table:table-cell table:style-name="ce16" office:value-type="float" office:value="233" calcext:value-type="float">
            <text:p>233</text:p>
          </table:table-cell>
          <table:table-cell table:style-name="ce16" office:value-type="float" office:value="89" calcext:value-type="float">
            <text:p>89</text:p>
          </table:table-cell>
          <table:table-cell table:style-name="ce16" office:value-type="float" office:value="47" calcext:value-type="float">
            <text:p>47</text:p>
          </table:table-cell>
          <table:table-cell table:style-name="ce16" table:number-columns-repeated="2"/>
          <table:table-cell table:style-name="ce17" table:formula="of:=[.H10]" office:value-type="float" office:value="302" calcext:value-type="float">
            <text:p>302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17" table:number-columns-repeated="7"/>
          <table:table-cell table:style-name="ce45" office:value-type="float" office:value="403" calcext:value-type="float">
            <text:p>403</text:p>
          </table:table-cell>
          <table:table-cell table:style-name="ce16" office:value-type="float" office:value="322" calcext:value-type="float">
            <text:p>322</text:p>
          </table:table-cell>
          <table:table-cell table:style-name="ce16" office:value-type="float" office:value="82" calcext:value-type="float">
            <text:p>82</text:p>
          </table:table-cell>
          <table:table-cell table:style-name="ce16" table:number-columns-repeated="2"/>
          <table:table-cell table:style-name="ce17" table:formula="of:=[.I11]" office:value-type="float" office:value="403" calcext:value-type="float">
            <text:p>403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17" table:number-columns-repeated="8"/>
          <table:table-cell table:style-name="ce45" office:value-type="float" office:value="329" calcext:value-type="float">
            <text:p>329</text:p>
          </table:table-cell>
          <table:table-cell table:style-name="ce16" office:value-type="float" office:value="214" calcext:value-type="float">
            <text:p>214</text:p>
          </table:table-cell>
          <table:table-cell table:style-name="ce16" table:number-columns-repeated="2"/>
          <table:table-cell table:style-name="ce17" table:formula="of:=[.J12]" office:value-type="float" office:value="329" calcext:value-type="float">
            <text:p>329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17" table:number-columns-repeated="9"/>
          <table:table-cell table:style-name="ce45" office:value-type="float" office:value="16" calcext:value-type="float">
            <text:p>16</text:p>
          </table:table-cell>
          <table:table-cell table:style-name="ce16" table:number-columns-repeated="2"/>
          <table:table-cell table:style-name="ce17" table:formula="of:=[.K13]" office:value-type="float" office:value="16" calcext:value-type="float">
            <text:p>16</text:p>
          </table:table-cell>
          <table:table-cell table:style-name="ce5" table:number-columns-repeated="12"/>
          <table:table-cell table:number-columns-repeated="38"/>
        </table:table-row>
        <table:table-row table:style-name="ro2" table:visibility="collapse">
          <table:table-cell table:style-name="ce6"/>
          <table:table-cell table:style-name="ce17" table:number-columns-repeated="10"/>
          <table:table-cell table:style-name="ce16" table:number-columns-repeated="2"/>
          <table:table-cell table:style-name="ce17"/>
          <table:table-cell table:style-name="ce5" table:number-columns-repeated="12"/>
          <table:table-cell table:number-columns-repeated="38"/>
        </table:table-row>
        <table:table-row table:style-name="ro2" table:visibility="collapse">
          <table:table-cell table:style-name="ce6"/>
          <table:table-cell table:style-name="ce17" table:number-columns-repeated="11"/>
          <table:table-cell table:style-name="ce16"/>
          <table:table-cell table:style-name="ce17"/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string" calcext:value-type="string">
            <text:p>итого в неделю</text:p>
          </table:table-cell>
          <table:table-cell table:style-name="ce17" table:formula="of:=SUM([.B4:.B15])" office:value-type="float" office:value="381" calcext:value-type="float">
            <text:p>381</text:p>
          </table:table-cell>
          <table:table-cell table:style-name="ce17" table:formula="of:=SUM([.C4:.C15])" office:value-type="float" office:value="787" calcext:value-type="float">
            <text:p>787</text:p>
          </table:table-cell>
          <table:table-cell table:style-name="ce17" table:formula="of:=SUM([.D4:.D15])" office:value-type="float" office:value="816" calcext:value-type="float">
            <text:p>816</text:p>
          </table:table-cell>
          <table:table-cell table:style-name="ce17" table:formula="of:=SUM([.E4:.E15])" office:value-type="float" office:value="803" calcext:value-type="float">
            <text:p>803</text:p>
          </table:table-cell>
          <table:table-cell table:style-name="ce17" table:formula="of:=SUM([.F4:.F15])" office:value-type="float" office:value="998" calcext:value-type="float">
            <text:p>998</text:p>
          </table:table-cell>
          <table:table-cell table:style-name="ce17" table:formula="of:=SUM([.G4:.G15])" office:value-type="float" office:value="1180" calcext:value-type="float">
            <text:p>1,180</text:p>
          </table:table-cell>
          <table:table-cell table:style-name="ce17" table:formula="of:=SUM([.H4:.H15])" office:value-type="float" office:value="1038" calcext:value-type="float">
            <text:p>1,038</text:p>
          </table:table-cell>
          <table:table-cell table:style-name="ce17" table:formula="of:=SUM([.I4:.I15])" office:value-type="float" office:value="1009" calcext:value-type="float">
            <text:p>1,009</text:p>
          </table:table-cell>
          <table:table-cell table:style-name="ce17" table:formula="of:=SUM([.J4:.J15])" office:value-type="float" office:value="1029" calcext:value-type="float">
            <text:p>1,029</text:p>
          </table:table-cell>
          <table:table-cell table:style-name="ce17" table:formula="of:=SUM([.K4:.K15])" office:value-type="float" office:value="516" calcext:value-type="float">
            <text:p>516</text:p>
          </table:table-cell>
          <table:table-cell table:style-name="ce17" table:number-columns-repeated="2"/>
          <table:table-cell table:style-name="ce17" table:formula="of:=SUM([.N4:.N15])" office:value-type="float" office:value="3637" calcext:value-type="float">
            <text:p>3,637</text:p>
          </table:table-cell>
          <table:table-cell table:style-name="ce5" table:number-columns-repeated="12"/>
          <table:table-cell table:number-columns-repeated="38"/>
        </table:table-row>
        <table:table-row table:style-name="ro2" table:number-rows-repeated="984">
          <table:table-cell table:style-name="ce5" table:number-columns-repeated="26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" table:style-name="ta3">
        <office:forms form:automatic-focus="false" form:apply-design-mode="false"/>
        <table:table-column table:style-name="co1" table:default-cell-style-name="Default"/>
        <table:table-column table:style-name="co10" table:number-columns-repeated="10" table:default-cell-style-name="Default"/>
        <table:table-column table:style-name="co10" table:visibility="collapse" table:number-columns-repeated="2" table:default-cell-style-name="Default"/>
        <table:table-column table:style-name="co10" table:default-cell-style-name="Default"/>
        <table:table-column table:style-name="co5" table:number-columns-repeated="50" table:default-cell-style-name="Default"/>
        <table:table-row table:style-name="ro2">
          <table:table-cell table:style-name="ce5" office:value-type="string" calcext:value-type="string">
            <text:p>Покупатели</text:p>
          </table:table-cell>
          <table:table-cell table:style-name="ce5" table:number-columns-repeated="25"/>
          <table:table-cell table:number-columns-repeated="38"/>
        </table:table-row>
        <table:table-row table:style-name="ro2">
          <table:table-cell table:style-name="ce5" table:number-columns-repeated="26"/>
          <table:table-cell table:number-columns-repeated="38"/>
        </table:table-row>
        <table:table-row table:style-name="ro2">
          <table:table-cell table:style-name="ce9" office:value-type="string" calcext:value-type="string">
            <text:p>Когорта</text:p>
          </table:table-cell>
          <table:table-cell table:style-name="ce9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  <table:table-cell table:style-name="ce9" office:value-type="string" calcext:value-type="string">
            <text:p>итого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42" office:value-type="float" office:value="1" calcext:value-type="float">
            <text:p>1</text:p>
          </table:table-cell>
          <table:table-cell table:style-name="ce16" office:value-type="float" office:value="188" calcext:value-type="float">
            <text:p>188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6"/>
          <table:table-cell table:style-name="ce17" table:formula="of:=SUM([.B4:.M4])" office:value-type="float" office:value="267" calcext:value-type="float">
            <text:p>267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42" office:value-type="float" office:value="2" calcext:value-type="float">
            <text:p>2</text:p>
          </table:table-cell>
          <table:table-cell table:style-name="ce17"/>
          <table:table-cell table:style-name="ce16" office:value-type="float" office:value="241" calcext:value-type="float">
            <text:p>241</text:p>
          </table:table-cell>
          <table:table-cell table:style-name="ce16" office:value-type="float" office:value="79" calcext:value-type="float">
            <text:p>7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17" table:formula="of:=SUM([.B5:.M5])" office:value-type="float" office:value="341" calcext:value-type="float">
            <text:p>341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42" office:value-type="float" office:value="3" calcext:value-type="float">
            <text:p>3</text:p>
          </table:table-cell>
          <table:table-cell table:style-name="ce17" table:number-columns-repeated="2"/>
          <table:table-cell table:style-name="ce16" office:value-type="float" office:value="171" calcext:value-type="float">
            <text:p>17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6"/>
          <table:table-cell table:style-name="ce17" table:formula="of:=SUM([.B6:.M6])" office:value-type="float" office:value="237" calcext:value-type="float">
            <text:p>237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42" office:value-type="float" office:value="4" calcext:value-type="float">
            <text:p>4</text:p>
          </table:table-cell>
          <table:table-cell table:style-name="ce17" table:number-columns-repeated="3"/>
          <table:table-cell table:style-name="ce16" office:value-type="float" office:value="196" calcext:value-type="float">
            <text:p>19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7" table:formula="of:=SUM([.B7:.M7])" office:value-type="float" office:value="265" calcext:value-type="float">
            <text:p>265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42" office:value-type="float" office:value="5" calcext:value-type="float">
            <text:p>5</text:p>
          </table:table-cell>
          <table:table-cell table:style-name="ce17" table:number-columns-repeated="4"/>
          <table:table-cell table:style-name="ce16" office:value-type="float" office:value="244" calcext:value-type="float">
            <text:p>244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7" table:formula="of:=SUM([.B8:.M8])" office:value-type="float" office:value="341" calcext:value-type="float">
            <text:p>341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42" office:value-type="float" office:value="6" calcext:value-type="float">
            <text:p>6</text:p>
          </table:table-cell>
          <table:table-cell table:style-name="ce17" table:number-columns-repeated="5"/>
          <table:table-cell table:style-name="ce16" office:value-type="float" office:value="261" calcext:value-type="float">
            <text:p>261</text:p>
          </table:table-cell>
          <table:table-cell table:style-name="ce16" office:value-type="float" office:value="82" calcext:value-type="float">
            <text:p>8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7" table:formula="of:=SUM([.B9:.M9])" office:value-type="float" office:value="366" calcext:value-type="float">
            <text:p>366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42" office:value-type="float" office:value="7" calcext:value-type="float">
            <text:p>7</text:p>
          </table:table-cell>
          <table:table-cell table:style-name="ce17" table:number-columns-repeated="6"/>
          <table:table-cell table:style-name="ce16" office:value-type="float" office:value="161" calcext:value-type="float">
            <text:p>16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7" calcext:value-type="float">
            <text:p>7</text:p>
          </table:table-cell>
          <table:table-cell table:style-name="ce16" table:number-columns-repeated="3"/>
          <table:table-cell table:style-name="ce17" table:formula="of:=SUM([.B10:.M10])" office:value-type="float" office:value="210" calcext:value-type="float">
            <text:p>210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42" office:value-type="float" office:value="8" calcext:value-type="float">
            <text:p>8</text:p>
          </table:table-cell>
          <table:table-cell table:style-name="ce17" table:number-columns-repeated="7"/>
          <table:table-cell table:style-name="ce16" office:value-type="float" office:value="199" calcext:value-type="float">
            <text:p>199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7" calcext:value-type="float">
            <text:p>7</text:p>
          </table:table-cell>
          <table:table-cell table:style-name="ce16" table:number-columns-repeated="2"/>
          <table:table-cell table:style-name="ce17" table:formula="of:=SUM([.B11:.M11])" office:value-type="float" office:value="272" calcext:value-type="float">
            <text:p>272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42" office:value-type="float" office:value="9" calcext:value-type="float">
            <text:p>9</text:p>
          </table:table-cell>
          <table:table-cell table:style-name="ce17" table:number-columns-repeated="8"/>
          <table:table-cell table:style-name="ce16" office:value-type="float" office:value="161" calcext:value-type="float">
            <text:p>161</text:p>
          </table:table-cell>
          <table:table-cell table:style-name="ce16" office:value-type="float" office:value="30" calcext:value-type="float">
            <text:p>30</text:p>
          </table:table-cell>
          <table:table-cell table:style-name="ce16" table:number-columns-repeated="2"/>
          <table:table-cell table:style-name="ce17" table:formula="of:=SUM([.B12:.M12])" office:value-type="float" office:value="191" calcext:value-type="float">
            <text:p>191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42" office:value-type="float" office:value="10" calcext:value-type="float">
            <text:p>10</text:p>
          </table:table-cell>
          <table:table-cell table:style-name="ce17" table:number-columns-repeated="9"/>
          <table:table-cell table:style-name="ce16" office:value-type="float" office:value="7" calcext:value-type="float">
            <text:p>7</text:p>
          </table:table-cell>
          <table:table-cell table:style-name="ce16" table:number-columns-repeated="2"/>
          <table:table-cell table:style-name="ce17" table:formula="of:=SUM([.B13:.M13])" office:value-type="float" office:value="7" calcext:value-type="float">
            <text:p>7</text:p>
          </table:table-cell>
          <table:table-cell table:style-name="ce5" table:number-columns-repeated="12"/>
          <table:table-cell table:number-columns-repeated="38"/>
        </table:table-row>
        <table:table-row table:style-name="ro2" table:visibility="collapse">
          <table:table-cell table:style-name="ce42"/>
          <table:table-cell table:style-name="ce17" table:number-columns-repeated="10"/>
          <table:table-cell table:style-name="ce16" table:number-columns-repeated="2"/>
          <table:table-cell table:style-name="ce17" table:formula="of:=SUM([.B14:.M14])" office:value-type="float" office:value="0" calcext:value-type="float">
            <text:p>0</text:p>
          </table:table-cell>
          <table:table-cell table:style-name="ce5" table:number-columns-repeated="12"/>
          <table:table-cell table:number-columns-repeated="38"/>
        </table:table-row>
        <table:table-row table:style-name="ro2" table:visibility="collapse">
          <table:table-cell table:style-name="ce42"/>
          <table:table-cell table:style-name="ce17" table:number-columns-repeated="11"/>
          <table:table-cell table:style-name="ce16"/>
          <table:table-cell table:style-name="ce17" table:formula="of:=SUM([.B15:.M15])" office:value-type="float" office:value="0" calcext:value-type="float">
            <text:p>0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42" office:value-type="string" calcext:value-type="string">
            <text:p>итого в неделю</text:p>
          </table:table-cell>
          <table:table-cell table:style-name="ce17" table:formula="of:=SUM([.B4:.B15])" office:value-type="float" office:value="188" calcext:value-type="float">
            <text:p>188</text:p>
          </table:table-cell>
          <table:table-cell table:style-name="ce17" table:formula="of:=SUM([.C4:.C15])" office:value-type="float" office:value="299" calcext:value-type="float">
            <text:p>299</text:p>
          </table:table-cell>
          <table:table-cell table:style-name="ce17" table:formula="of:=SUM([.D4:.D15])" office:value-type="float" office:value="263" calcext:value-type="float">
            <text:p>263</text:p>
          </table:table-cell>
          <table:table-cell table:style-name="ce17" table:formula="of:=SUM([.E4:.E15])" office:value-type="float" office:value="263" calcext:value-type="float">
            <text:p>263</text:p>
          </table:table-cell>
          <table:table-cell table:style-name="ce17" table:formula="of:=SUM([.F4:.F15])" office:value-type="float" office:value="324" calcext:value-type="float">
            <text:p>324</text:p>
          </table:table-cell>
          <table:table-cell table:style-name="ce17" table:formula="of:=SUM([.G4:.G15])" office:value-type="float" office:value="348" calcext:value-type="float">
            <text:p>348</text:p>
          </table:table-cell>
          <table:table-cell table:style-name="ce17" table:formula="of:=SUM([.H4:.H15])" office:value-type="float" office:value="263" calcext:value-type="float">
            <text:p>263</text:p>
          </table:table-cell>
          <table:table-cell table:style-name="ce17" table:formula="of:=SUM([.I4:.I15])" office:value-type="float" office:value="260" calcext:value-type="float">
            <text:p>260</text:p>
          </table:table-cell>
          <table:table-cell table:style-name="ce17" table:formula="of:=SUM([.J4:.J15])" office:value-type="float" office:value="243" calcext:value-type="float">
            <text:p>243</text:p>
          </table:table-cell>
          <table:table-cell table:style-name="ce17" table:formula="of:=SUM([.K4:.K15])" office:value-type="float" office:value="46" calcext:value-type="float">
            <text:p>46</text:p>
          </table:table-cell>
          <table:table-cell table:style-name="ce17" table:number-columns-repeated="2"/>
          <table:table-cell table:style-name="ce17" table:formula="of:=SUM([.N4:.N15])" office:value-type="float" office:value="2497" calcext:value-type="float">
            <text:p>2,497</text:p>
          </table:table-cell>
          <table:table-cell table:style-name="ce5" table:number-columns-repeated="12"/>
          <table:table-cell table:number-columns-repeated="38"/>
        </table:table-row>
        <table:table-row table:style-name="ro2" table:number-rows-repeated="3">
          <table:table-cell table:style-name="ce5" table:number-columns-repeated="26"/>
          <table:table-cell table:number-columns-repeated="38"/>
        </table:table-row>
        <table:table-row table:style-name="ro2">
          <table:table-cell table:style-name="ce5" office:value-type="string" calcext:value-type="string">
            <text:p>В таблице учтены только те покупатели из когорт, у которых первая покупка приходится на соответствующую колонке неделю.</text:p>
          </table:table-cell>
          <table:table-cell table:style-name="ce5" table:number-columns-repeated="25"/>
          <table:table-cell table:number-columns-repeated="38"/>
        </table:table-row>
        <table:table-row table:style-name="ro2" table:number-rows-repeated="980">
          <table:table-cell table:style-name="ce5" table:number-columns-repeated="26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" table:style-name="ta4">
        <office:forms form:automatic-focus="false" form:apply-design-mode="false"/>
        <table:table-column table:style-name="co1" table:default-cell-style-name="Default"/>
        <table:table-column table:style-name="co10" table:number-columns-repeated="10" table:default-cell-style-name="Default"/>
        <table:table-column table:style-name="co10" table:visibility="collapse" table:number-columns-repeated="2" table:default-cell-style-name="Default"/>
        <table:table-column table:style-name="co10" table:default-cell-style-name="Default"/>
        <table:table-column table:style-name="co5" table:number-columns-repeated="50" table:default-cell-style-name="Default"/>
        <table:table-row table:style-name="ro2" table:number-rows-repeated="2">
          <table:table-cell table:style-name="ce5" table:number-columns-repeated="26"/>
          <table:table-cell table:number-columns-repeated="38"/>
        </table:table-row>
        <table:table-row table:style-name="ro2">
          <table:table-cell table:style-name="ce9" office:value-type="string" calcext:value-type="string">
            <text:p>Когорта</text:p>
          </table:table-cell>
          <table:table-cell table:style-name="ce9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  <table:table-cell table:style-name="ce9" office:value-type="string" calcext:value-type="string">
            <text:p>итого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42" office:value-type="float" office:value="1" calcext:value-type="float">
            <text:p>1</text:p>
          </table:table-cell>
          <table:table-cell table:style-name="ce16" office:value-type="float" office:value="266" calcext:value-type="float">
            <text:p>266</text:p>
          </table:table-cell>
          <table:table-cell table:style-name="ce16" office:value-type="float" office:value="168" calcext:value-type="float">
            <text:p>168</text:p>
          </table:table-cell>
          <table:table-cell table:style-name="ce16" office:value-type="float" office:value="91" calcext:value-type="float">
            <text:p>91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7" calcext:value-type="float">
            <text:p>7</text:p>
          </table:table-cell>
          <table:table-cell table:style-name="ce16" table:number-columns-repeated="2"/>
          <table:table-cell table:style-name="ce17" table:formula="of:=SUM([.B4:.M4])" office:value-type="float" office:value="701" calcext:value-type="float">
            <text:p>701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42" office:value-type="float" office:value="2" calcext:value-type="float">
            <text:p>2</text:p>
          </table:table-cell>
          <table:table-cell table:style-name="ce17"/>
          <table:table-cell table:style-name="ce16" office:value-type="float" office:value="353" calcext:value-type="float">
            <text:p>353</text:p>
          </table:table-cell>
          <table:table-cell table:style-name="ce16" office:value-type="float" office:value="228" calcext:value-type="float">
            <text:p>228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2" table:style-name="ce16" office:value-type="float" office:value="42" calcext:value-type="float">
            <text:p>4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7" table:formula="of:=SUM([.B5:.M5])" office:value-type="float" office:value="894" calcext:value-type="float">
            <text:p>894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42" office:value-type="float" office:value="3" calcext:value-type="float">
            <text:p>3</text:p>
          </table:table-cell>
          <table:table-cell table:style-name="ce17" table:number-columns-repeated="2"/>
          <table:table-cell table:style-name="ce16" office:value-type="float" office:value="230" calcext:value-type="float">
            <text:p>230</text:p>
          </table:table-cell>
          <table:table-cell table:style-name="ce16" office:value-type="float" office:value="160" calcext:value-type="float">
            <text:p>160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number-columns-repeated="2"/>
          <table:table-cell table:style-name="ce17" table:formula="of:=SUM([.B6:.M6])" office:value-type="float" office:value="587" calcext:value-type="float">
            <text:p>587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42" office:value-type="float" office:value="4" calcext:value-type="float">
            <text:p>4</text:p>
          </table:table-cell>
          <table:table-cell table:style-name="ce17" table:number-columns-repeated="3"/>
          <table:table-cell table:style-name="ce16" office:value-type="float" office:value="278" calcext:value-type="float">
            <text:p>278</text:p>
          </table:table-cell>
          <table:table-cell table:style-name="ce16" office:value-type="float" office:value="149" calcext:value-type="float">
            <text:p>149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14" calcext:value-type="float">
            <text:p>14</text:p>
          </table:table-cell>
          <table:table-cell table:style-name="ce16" table:number-columns-repeated="2"/>
          <table:table-cell table:style-name="ce17" table:formula="of:=SUM([.B7:.M7])" office:value-type="float" office:value="629" calcext:value-type="float">
            <text:p>629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42" office:value-type="float" office:value="5" calcext:value-type="float">
            <text:p>5</text:p>
          </table:table-cell>
          <table:table-cell table:style-name="ce17" table:number-columns-repeated="4"/>
          <table:table-cell table:style-name="ce16" office:value-type="float" office:value="348" calcext:value-type="float">
            <text:p>348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float" office:value="94" calcext:value-type="float">
            <text:p>94</text:p>
          </table:table-cell>
          <table:table-cell table:style-name="ce16" office:value-type="float" office:value="79" calcext:value-type="float">
            <text:p>7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table:number-columns-repeated="2"/>
          <table:table-cell table:style-name="ce17" table:formula="of:=SUM([.B8:.M8])" office:value-type="float" office:value="816" calcext:value-type="float">
            <text:p>816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42" office:value-type="float" office:value="6" calcext:value-type="float">
            <text:p>6</text:p>
          </table:table-cell>
          <table:table-cell table:style-name="ce17" table:number-columns-repeated="5"/>
          <table:table-cell table:style-name="ce16" office:value-type="float" office:value="398" calcext:value-type="float">
            <text:p>398</text:p>
          </table:table-cell>
          <table:table-cell table:style-name="ce16" office:value-type="float" office:value="291" calcext:value-type="float">
            <text:p>291</text:p>
          </table:table-cell>
          <table:table-cell table:style-name="ce16" office:value-type="float" office:value="116" calcext:value-type="float">
            <text:p>116</text:p>
          </table:table-cell>
          <table:table-cell table:style-name="ce16" office:value-type="float" office:value="81" calcext:value-type="float">
            <text:p>81</text:p>
          </table:table-cell>
          <table:table-cell table:style-name="ce16" office:value-type="float" office:value="20" calcext:value-type="float">
            <text:p>20</text:p>
          </table:table-cell>
          <table:table-cell table:style-name="ce16" table:number-columns-repeated="2"/>
          <table:table-cell table:style-name="ce17" table:formula="of:=SUM([.B9:.M9])" office:value-type="float" office:value="906" calcext:value-type="float">
            <text:p>906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42" office:value-type="float" office:value="7" calcext:value-type="float">
            <text:p>7</text:p>
          </table:table-cell>
          <table:table-cell table:style-name="ce17" table:number-columns-repeated="6"/>
          <table:table-cell table:style-name="ce16" office:value-type="float" office:value="243" calcext:value-type="float">
            <text:p>243</text:p>
          </table:table-cell>
          <table:table-cell table:style-name="ce16" office:value-type="float" office:value="158" calcext:value-type="float">
            <text:p>158</text:p>
          </table:table-cell>
          <table:table-cell table:style-name="ce16" office:value-type="float" office:value="82" calcext:value-type="float">
            <text:p>82</text:p>
          </table:table-cell>
          <table:table-cell table:style-name="ce16" office:value-type="float" office:value="22" calcext:value-type="float">
            <text:p>22</text:p>
          </table:table-cell>
          <table:table-cell table:style-name="ce16" table:number-columns-repeated="2"/>
          <table:table-cell table:style-name="ce17" table:formula="of:=SUM([.B10:.M10])" office:value-type="float" office:value="505" calcext:value-type="float">
            <text:p>505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42" office:value-type="float" office:value="8" calcext:value-type="float">
            <text:p>8</text:p>
          </table:table-cell>
          <table:table-cell table:style-name="ce17" table:number-columns-repeated="7"/>
          <table:table-cell table:style-name="ce16" office:value-type="float" office:value="285" calcext:value-type="float">
            <text:p>285</text:p>
          </table:table-cell>
          <table:table-cell table:style-name="ce16" office:value-type="float" office:value="203" calcext:value-type="float">
            <text:p>203</text:p>
          </table:table-cell>
          <table:table-cell table:style-name="ce16" office:value-type="float" office:value="36" calcext:value-type="float">
            <text:p>36</text:p>
          </table:table-cell>
          <table:table-cell table:style-name="ce16" table:number-columns-repeated="2"/>
          <table:table-cell table:style-name="ce17" table:formula="of:=SUM([.B11:.M11])" office:value-type="float" office:value="524" calcext:value-type="float">
            <text:p>524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42" office:value-type="float" office:value="9" calcext:value-type="float">
            <text:p>9</text:p>
          </table:table-cell>
          <table:table-cell table:style-name="ce17" table:number-columns-repeated="8"/>
          <table:table-cell table:style-name="ce16" office:value-type="float" office:value="221" calcext:value-type="float">
            <text:p>221</text:p>
          </table:table-cell>
          <table:table-cell table:style-name="ce16" office:value-type="float" office:value="88" calcext:value-type="float">
            <text:p>88</text:p>
          </table:table-cell>
          <table:table-cell table:style-name="ce16" table:number-columns-repeated="2"/>
          <table:table-cell table:style-name="ce17" table:formula="of:=SUM([.B12:.M12])" office:value-type="float" office:value="309" calcext:value-type="float">
            <text:p>309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42" office:value-type="float" office:value="10" calcext:value-type="float">
            <text:p>10</text:p>
          </table:table-cell>
          <table:table-cell table:style-name="ce17" table:number-columns-repeated="9"/>
          <table:table-cell table:style-name="ce16" office:value-type="float" office:value="7" calcext:value-type="float">
            <text:p>7</text:p>
          </table:table-cell>
          <table:table-cell table:style-name="ce16" table:number-columns-repeated="2"/>
          <table:table-cell table:style-name="ce17" table:formula="of:=SUM([.B13:.M13])" office:value-type="float" office:value="7" calcext:value-type="float">
            <text:p>7</text:p>
          </table:table-cell>
          <table:table-cell table:style-name="ce5" table:number-columns-repeated="12"/>
          <table:table-cell table:number-columns-repeated="38"/>
        </table:table-row>
        <table:table-row table:style-name="ro2" table:visibility="collapse">
          <table:table-cell table:style-name="ce42"/>
          <table:table-cell table:style-name="ce17" table:number-columns-repeated="10"/>
          <table:table-cell table:style-name="ce16" table:number-columns-repeated="2"/>
          <table:table-cell table:style-name="ce17" table:formula="of:=SUM([.B14:.M14])" office:value-type="float" office:value="0" calcext:value-type="float">
            <text:p>0</text:p>
          </table:table-cell>
          <table:table-cell table:style-name="ce5" table:number-columns-repeated="12"/>
          <table:table-cell table:number-columns-repeated="38"/>
        </table:table-row>
        <table:table-row table:style-name="ro2" table:visibility="collapse">
          <table:table-cell table:style-name="ce42"/>
          <table:table-cell table:style-name="ce17" table:number-columns-repeated="11"/>
          <table:table-cell table:style-name="ce16"/>
          <table:table-cell table:style-name="ce17" table:formula="of:=SUM([.B15:.M15])" office:value-type="float" office:value="0" calcext:value-type="float">
            <text:p>0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42" office:value-type="string" calcext:value-type="string">
            <text:p>итого в неделю</text:p>
          </table:table-cell>
          <table:table-cell table:style-name="ce17" table:formula="of:=SUM([.B4:.B15])" office:value-type="float" office:value="266" calcext:value-type="float">
            <text:p>266</text:p>
          </table:table-cell>
          <table:table-cell table:style-name="ce17" table:formula="of:=SUM([.C4:.C15])" office:value-type="float" office:value="521" calcext:value-type="float">
            <text:p>521</text:p>
          </table:table-cell>
          <table:table-cell table:style-name="ce17" table:formula="of:=SUM([.D4:.D15])" office:value-type="float" office:value="549" calcext:value-type="float">
            <text:p>549</text:p>
          </table:table-cell>
          <table:table-cell table:style-name="ce17" table:formula="of:=SUM([.E4:.E15])" office:value-type="float" office:value="582" calcext:value-type="float">
            <text:p>582</text:p>
          </table:table-cell>
          <table:table-cell table:style-name="ce17" table:formula="of:=SUM([.F4:.F15])" office:value-type="float" office:value="632" calcext:value-type="float">
            <text:p>632</text:p>
          </table:table-cell>
          <table:table-cell table:style-name="ce17" table:formula="of:=SUM([.G4:.G15])" office:value-type="float" office:value="811" calcext:value-type="float">
            <text:p>811</text:p>
          </table:table-cell>
          <table:table-cell table:style-name="ce17" table:formula="of:=SUM([.H4:.H15])" office:value-type="float" office:value="779" calcext:value-type="float">
            <text:p>779</text:p>
          </table:table-cell>
          <table:table-cell table:style-name="ce17" table:formula="of:=SUM([.I4:.I15])" office:value-type="float" office:value="766" calcext:value-type="float">
            <text:p>766</text:p>
          </table:table-cell>
          <table:table-cell table:style-name="ce17" table:formula="of:=SUM([.J4:.J15])" office:value-type="float" office:value="751" calcext:value-type="float">
            <text:p>751</text:p>
          </table:table-cell>
          <table:table-cell table:style-name="ce17" table:formula="of:=SUM([.K4:.K15])" office:value-type="float" office:value="221" calcext:value-type="float">
            <text:p>221</text:p>
          </table:table-cell>
          <table:table-cell table:style-name="ce17" table:number-columns-repeated="2"/>
          <table:table-cell table:style-name="ce17" table:formula="of:=SUM([.N4:.N15])" office:value-type="float" office:value="5878" calcext:value-type="float">
            <text:p>5,878</text:p>
          </table:table-cell>
          <table:table-cell table:style-name="ce5" table:number-columns-repeated="12"/>
          <table:table-cell table:number-columns-repeated="38"/>
        </table:table-row>
        <table:table-row table:style-name="ro2" table:number-rows-repeated="984">
          <table:table-cell table:style-name="ce5" table:number-columns-repeated="26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1" table:style-name="ta5">
        <office:forms form:automatic-focus="false" form:apply-design-mode="false"/>
        <table:table-column table:style-name="co1" table:default-cell-style-name="Default"/>
        <table:table-column table:style-name="co10" table:number-columns-repeated="10" table:default-cell-style-name="Default"/>
        <table:table-column table:style-name="co10" table:visibility="collapse" table:number-columns-repeated="2" table:default-cell-style-name="Default"/>
        <table:table-column table:style-name="co10" table:default-cell-style-name="Default"/>
        <table:table-column table:style-name="co5" table:number-columns-repeated="50" table:default-cell-style-name="Default"/>
        <table:table-row table:style-name="ro2" table:number-rows-repeated="2">
          <table:table-cell table:style-name="ce5" table:number-columns-repeated="26"/>
          <table:table-cell table:number-columns-repeated="38"/>
        </table:table-row>
        <table:table-row table:style-name="ro2">
          <table:table-cell table:style-name="ce5"/>
          <table:table-cell table:style-name="ce9" office:value-type="float" office:value="1" calcext:value-type="float">
            <text:p>1</text:p>
          </table:table-cell>
          <table:table-cell table:style-name="ce12" office:value-type="currency" office:currency="RUR" office:value="2" calcext:value-type="currency">
            <text:p>р.2.0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  <table:table-cell table:style-name="ce9" office:value-type="string" calcext:value-type="string">
            <text:p>итого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8" table:formula="of:=IF([$UA.B4]=&quot;&quot;;&quot;&quot;;[$B.B4]/[$UA.B4])" office:value-type="percentage" office:value="0.493438320209974" calcext:value-type="percentage">
            <text:p>49.34%</text:p>
          </table:table-cell>
          <table:table-cell table:style-name="ce18" table:formula="of:=IF([$UA.C4]=&quot;&quot;;&quot;&quot;;[$B.C4]/[$UA.C4])" office:value-type="percentage" office:value="0.186495176848875" calcext:value-type="percentage">
            <text:p>18.65%</text:p>
          </table:table-cell>
          <table:table-cell table:style-name="ce18" table:formula="of:=IF([$UA.D4]=&quot;&quot;;&quot;&quot;;[$B.D4]/[$UA.D4])" office:value-type="percentage" office:value="0.116071428571429" calcext:value-type="percentage">
            <text:p>11.61%</text:p>
          </table:table-cell>
          <table:table-cell table:style-name="ce18" table:formula="of:=IF([$UA.E4]=&quot;&quot;;&quot;&quot;;[$B.E4]/[$UA.E4])" office:value-type="percentage" office:value="0.0166666666666667" calcext:value-type="percentage">
            <text:p>1.67%</text:p>
          </table:table-cell>
          <table:table-cell table:style-name="ce18" table:formula="of:=IF([$UA.F4]=&quot;&quot;;&quot;&quot;;[$B.F4]/[$UA.F4])" office:value-type="percentage" office:value="0.162162162162162" calcext:value-type="percentage">
            <text:p>16.22%</text:p>
          </table:table-cell>
          <table:table-cell table:style-name="ce18" table:formula="of:=IF([$UA.G4]=&quot;&quot;;&quot;&quot;;[$B.G4]/[$UA.G4])" office:value-type="percentage" office:value="0.0294117647058823" calcext:value-type="percentage">
            <text:p>2.94%</text:p>
          </table:table-cell>
          <table:table-cell table:style-name="ce18" table:formula="of:=IF([$UA.H4]=&quot;&quot;;&quot;&quot;;[$B.H4]/[$UA.H4])" office:value-type="percentage" office:value="0" calcext:value-type="percentage">
            <text:p>0.00%</text:p>
          </table:table-cell>
          <table:table-cell table:style-name="ce18" table:formula="of:=IF([$UA.I4]=&quot;&quot;;&quot;&quot;;[$B.I4]/[$UA.I4])" office:value-type="percentage" office:value="0" calcext:value-type="percentage">
            <text:p>0.00%</text:p>
          </table:table-cell>
          <table:table-cell table:style-name="ce18" table:formula="of:=IF([$UA.J4]=&quot;&quot;;&quot;&quot;;[$B.J4]/[$UA.J4])" office:value-type="percentage" office:value="0" calcext:value-type="percentage">
            <text:p>0.00%</text:p>
          </table:table-cell>
          <table:table-cell table:style-name="ce18" table:formula="of:=IF([$UA.K4]=&quot;&quot;;&quot;&quot;;[$B.K4]/[$UA.K4])" office:value-type="percentage" office:value="0" calcext:value-type="percentage">
            <text:p>0.00%</text:p>
          </table:table-cell>
          <table:table-cell table:style-name="ce18" table:formula="of:=IF([$UA.L4]=&quot;&quot;;&quot;&quot;;[$B.L4]/[$UA.L4])">
            <text:p/>
          </table:table-cell>
          <table:table-cell table:style-name="ce18" table:formula="of:=IF([$UA.M4]=&quot;&quot;;&quot;&quot;;[$B.M4]/[$UA.M4])">
            <text:p/>
          </table:table-cell>
          <table:table-cell table:style-name="ce19" table:formula="of:=IF([$UA.N4]=&quot;&quot;;&quot;&quot;;[$B.N4]/[$UA.N4])" office:value-type="percentage" office:value="0.700787401574803" calcext:value-type="percentage">
            <text:p>70.08%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9"/>
          <table:table-cell table:style-name="ce18" table:formula="of:=IF([$UA.C5]=&quot;&quot;;&quot;&quot;;[$B.C5]/[$UA.C5])" office:value-type="percentage" office:value="0.506302521008403" calcext:value-type="percentage">
            <text:p>50.63%</text:p>
          </table:table-cell>
          <table:table-cell table:style-name="ce18" table:formula="of:=IF([$UA.D5]=&quot;&quot;;&quot;&quot;;[$B.D5]/[$UA.D5])" office:value-type="percentage" office:value="0.217032967032967" calcext:value-type="percentage">
            <text:p>21.70%</text:p>
          </table:table-cell>
          <table:table-cell table:style-name="ce18" table:formula="of:=IF([$UA.E5]=&quot;&quot;;&quot;&quot;;[$B.E5]/[$UA.E5])" office:value-type="percentage" office:value="0.102941176470588" calcext:value-type="percentage">
            <text:p>10.29%</text:p>
          </table:table-cell>
          <table:table-cell table:style-name="ce18" table:formula="of:=IF([$UA.F5]=&quot;&quot;;&quot;&quot;;[$B.F5]/[$UA.F5])" office:value-type="percentage" office:value="0.0493827160493827" calcext:value-type="percentage">
            <text:p>4.94%</text:p>
          </table:table-cell>
          <table:table-cell table:style-name="ce18" table:formula="of:=IF([$UA.G5]=&quot;&quot;;&quot;&quot;;[$B.G5]/[$UA.G5])" office:value-type="percentage" office:value="0.0178571428571429" calcext:value-type="percentage">
            <text:p>1.79%</text:p>
          </table:table-cell>
          <table:table-cell table:style-name="ce18" table:formula="of:=IF([$UA.H5]=&quot;&quot;;&quot;&quot;;[$B.H5]/[$UA.H5])" office:value-type="percentage" office:value="0.0222222222222222" calcext:value-type="percentage">
            <text:p>2.22%</text:p>
          </table:table-cell>
          <table:table-cell table:style-name="ce18" table:formula="of:=IF([$UA.I5]=&quot;&quot;;&quot;&quot;;[$B.I5]/[$UA.I5])" office:value-type="percentage" office:value="0.0277777777777778" calcext:value-type="percentage">
            <text:p>2.78%</text:p>
          </table:table-cell>
          <table:table-cell table:style-name="ce18" table:formula="of:=IF([$UA.J5]=&quot;&quot;;&quot;&quot;;[$B.J5]/[$UA.J5])" office:value-type="percentage" office:value="0" calcext:value-type="percentage">
            <text:p>0.00%</text:p>
          </table:table-cell>
          <table:table-cell table:style-name="ce18" table:formula="of:=IF([$UA.K5]=&quot;&quot;;&quot;&quot;;[$B.K5]/[$UA.K5])" office:value-type="percentage" office:value="0" calcext:value-type="percentage">
            <text:p>0.00%</text:p>
          </table:table-cell>
          <table:table-cell table:style-name="ce18" table:formula="of:=IF([$UA.L5]=&quot;&quot;;&quot;&quot;;[$B.L5]/[$UA.L5])">
            <text:p/>
          </table:table-cell>
          <table:table-cell table:style-name="ce18" table:formula="of:=IF([$UA.M5]=&quot;&quot;;&quot;&quot;;[$B.M5]/[$UA.M5])">
            <text:p/>
          </table:table-cell>
          <table:table-cell table:style-name="ce19" table:formula="of:=IF([$UA.N5]=&quot;&quot;;&quot;&quot;;[$B.N5]/[$UA.N5])" office:value-type="percentage" office:value="0.716386554621849" calcext:value-type="percentage">
            <text:p>71.64%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9" table:number-columns-repeated="2"/>
          <table:table-cell table:style-name="ce18" table:formula="of:=IF([$UA.D6]=&quot;&quot;;&quot;&quot;;[$B.D6]/[$UA.D6])" office:value-type="percentage" office:value="0.502941176470588" calcext:value-type="percentage">
            <text:p>50.29%</text:p>
          </table:table-cell>
          <table:table-cell table:style-name="ce18" table:formula="of:=IF([$UA.E6]=&quot;&quot;;&quot;&quot;;[$B.E6]/[$UA.E6])" office:value-type="percentage" office:value="0.2" calcext:value-type="percentage">
            <text:p>20.00%</text:p>
          </table:table-cell>
          <table:table-cell table:style-name="ce18" table:formula="of:=IF([$UA.F6]=&quot;&quot;;&quot;&quot;;[$B.F6]/[$UA.F6])" office:value-type="percentage" office:value="0.134020618556701" calcext:value-type="percentage">
            <text:p>13.40%</text:p>
          </table:table-cell>
          <table:table-cell table:style-name="ce18" table:formula="of:=IF([$UA.G6]=&quot;&quot;;&quot;&quot;;[$B.G6]/[$UA.G6])" office:value-type="percentage" office:value="0.0175438596491228" calcext:value-type="percentage">
            <text:p>1.75%</text:p>
          </table:table-cell>
          <table:table-cell table:style-name="ce18" table:formula="of:=IF([$UA.H6]=&quot;&quot;;&quot;&quot;;[$B.H6]/[$UA.H6])" office:value-type="percentage" office:value="0" calcext:value-type="percentage">
            <text:p>0.00%</text:p>
          </table:table-cell>
          <table:table-cell table:style-name="ce18" table:formula="of:=IF([$UA.I6]=&quot;&quot;;&quot;&quot;;[$B.I6]/[$UA.I6])" office:value-type="percentage" office:value="0" calcext:value-type="percentage">
            <text:p>0.00%</text:p>
          </table:table-cell>
          <table:table-cell table:style-name="ce18" table:formula="of:=IF([$UA.J6]=&quot;&quot;;&quot;&quot;;[$B.J6]/[$UA.J6])" office:value-type="percentage" office:value="0" calcext:value-type="percentage">
            <text:p>0.00%</text:p>
          </table:table-cell>
          <table:table-cell table:style-name="ce18" table:formula="of:=IF([$UA.K6]=&quot;&quot;;&quot;&quot;;[$B.K6]/[$UA.K6])" office:value-type="percentage" office:value="0" calcext:value-type="percentage">
            <text:p>0.00%</text:p>
          </table:table-cell>
          <table:table-cell table:style-name="ce18" table:formula="of:=IF([$UA.L6]=&quot;&quot;;&quot;&quot;;[$B.L6]/[$UA.L6])">
            <text:p/>
          </table:table-cell>
          <table:table-cell table:style-name="ce18" table:formula="of:=IF([$UA.M6]=&quot;&quot;;&quot;&quot;;[$B.M6]/[$UA.M6])">
            <text:p/>
          </table:table-cell>
          <table:table-cell table:style-name="ce19" table:formula="of:=IF([$UA.N6]=&quot;&quot;;&quot;&quot;;[$B.N6]/[$UA.N6])" office:value-type="percentage" office:value="0.697058823529412" calcext:value-type="percentage">
            <text:p>69.71%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9" table:number-columns-repeated="3"/>
          <table:table-cell table:style-name="ce18" table:formula="of:=IF([$UA.E7]=&quot;&quot;;&quot;&quot;;[$B.E7]/[$UA.E7])" office:value-type="percentage" office:value="0.564841498559078" calcext:value-type="percentage">
            <text:p>56.48%</text:p>
          </table:table-cell>
          <table:table-cell table:style-name="ce18" table:formula="of:=IF([$UA.F7]=&quot;&quot;;&quot;&quot;;[$B.F7]/[$UA.F7])" office:value-type="percentage" office:value="0.197916666666667" calcext:value-type="percentage">
            <text:p>19.79%</text:p>
          </table:table-cell>
          <table:table-cell table:style-name="ce18" table:formula="of:=IF([$UA.G7]=&quot;&quot;;&quot;&quot;;[$B.G7]/[$UA.G7])" office:value-type="percentage" office:value="0.0833333333333333" calcext:value-type="percentage">
            <text:p>8.33%</text:p>
          </table:table-cell>
          <table:table-cell table:style-name="ce18" table:formula="of:=IF([$UA.H7]=&quot;&quot;;&quot;&quot;;[$B.H7]/[$UA.H7])" office:value-type="percentage" office:value="0.0483870967741936" calcext:value-type="percentage">
            <text:p>4.84%</text:p>
          </table:table-cell>
          <table:table-cell table:style-name="ce18" table:formula="of:=IF([$UA.I7]=&quot;&quot;;&quot;&quot;;[$B.I7]/[$UA.I7])" office:value-type="percentage" office:value="0" calcext:value-type="percentage">
            <text:p>0.00%</text:p>
          </table:table-cell>
          <table:table-cell table:style-name="ce18" table:formula="of:=IF([$UA.J7]=&quot;&quot;;&quot;&quot;;[$B.J7]/[$UA.J7])" office:value-type="percentage" office:value="0.027027027027027" calcext:value-type="percentage">
            <text:p>2.70%</text:p>
          </table:table-cell>
          <table:table-cell table:style-name="ce18" table:formula="of:=IF([$UA.K7]=&quot;&quot;;&quot;&quot;;[$B.K7]/[$UA.K7])" office:value-type="percentage" office:value="0" calcext:value-type="percentage">
            <text:p>0.00%</text:p>
          </table:table-cell>
          <table:table-cell table:style-name="ce18" table:formula="of:=IF([$UA.L7]=&quot;&quot;;&quot;&quot;;[$B.L7]/[$UA.L7])">
            <text:p/>
          </table:table-cell>
          <table:table-cell table:style-name="ce18" table:formula="of:=IF([$UA.M7]=&quot;&quot;;&quot;&quot;;[$B.M7]/[$UA.M7])">
            <text:p/>
          </table:table-cell>
          <table:table-cell table:style-name="ce19" table:formula="of:=IF([$UA.N7]=&quot;&quot;;&quot;&quot;;[$B.N7]/[$UA.N7])" office:value-type="percentage" office:value="0.763688760806916" calcext:value-type="percentage">
            <text:p>76.37%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19" table:number-columns-repeated="4"/>
          <table:table-cell table:style-name="ce18" table:formula="of:=IF([$UA.F8]=&quot;&quot;;&quot;&quot;;[$B.F8]/[$UA.F8])" office:value-type="percentage" office:value="0.492929292929293" calcext:value-type="percentage">
            <text:p>49.29%</text:p>
          </table:table-cell>
          <table:table-cell table:style-name="ce18" table:formula="of:=IF([$UA.G8]=&quot;&quot;;&quot;&quot;;[$B.G8]/[$UA.G8])" office:value-type="percentage" office:value="0.195372750642674" calcext:value-type="percentage">
            <text:p>19.54%</text:p>
          </table:table-cell>
          <table:table-cell table:style-name="ce18" table:formula="of:=IF([$UA.H8]=&quot;&quot;;&quot;&quot;;[$B.H8]/[$UA.H8])" office:value-type="percentage" office:value="0.130081300813008" calcext:value-type="percentage">
            <text:p>13.01%</text:p>
          </table:table-cell>
          <table:table-cell table:style-name="ce18" table:formula="of:=IF([$UA.I8]=&quot;&quot;;&quot;&quot;;[$B.I8]/[$UA.I8])" office:value-type="percentage" office:value="0.0246913580246914" calcext:value-type="percentage">
            <text:p>2.47%</text:p>
          </table:table-cell>
          <table:table-cell table:style-name="ce18" table:formula="of:=IF([$UA.J8]=&quot;&quot;;&quot;&quot;;[$B.J8]/[$UA.J8])" office:value-type="percentage" office:value="0.0454545454545455" calcext:value-type="percentage">
            <text:p>4.55%</text:p>
          </table:table-cell>
          <table:table-cell table:style-name="ce18" table:formula="of:=IF([$UA.K8]=&quot;&quot;;&quot;&quot;;[$B.K8]/[$UA.K8])" office:value-type="percentage" office:value="0" calcext:value-type="percentage">
            <text:p>0.00%</text:p>
          </table:table-cell>
          <table:table-cell table:style-name="ce18" table:formula="of:=IF([$UA.L8]=&quot;&quot;;&quot;&quot;;[$B.L8]/[$UA.L8])">
            <text:p/>
          </table:table-cell>
          <table:table-cell table:style-name="ce18" table:formula="of:=IF([$UA.M8]=&quot;&quot;;&quot;&quot;;[$B.M8]/[$UA.M8])">
            <text:p/>
          </table:table-cell>
          <table:table-cell table:style-name="ce19" table:formula="of:=IF([$UA.N8]=&quot;&quot;;&quot;&quot;;[$B.N8]/[$UA.N8])" office:value-type="percentage" office:value="0.688888888888889" calcext:value-type="percentage">
            <text:p>68.89%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9" table:number-columns-repeated="5"/>
          <table:table-cell table:style-name="ce18" table:formula="of:=IF([$UA.G9]=&quot;&quot;;&quot;&quot;;[$B.G9]/[$UA.G9])" office:value-type="percentage" office:value="0.476277372262774" calcext:value-type="percentage">
            <text:p>47.63%</text:p>
          </table:table-cell>
          <table:table-cell table:style-name="ce18" table:formula="of:=IF([$UA.H9]=&quot;&quot;;&quot;&quot;;[$B.H9]/[$UA.H9])" office:value-type="percentage" office:value="0.189376443418014" calcext:value-type="percentage">
            <text:p>18.94%</text:p>
          </table:table-cell>
          <table:table-cell table:style-name="ce18" table:formula="of:=IF([$UA.I9]=&quot;&quot;;&quot;&quot;;[$B.I9]/[$UA.I9])" office:value-type="percentage" office:value="0.103896103896104" calcext:value-type="percentage">
            <text:p>10.39%</text:p>
          </table:table-cell>
          <table:table-cell table:style-name="ce18" table:formula="of:=IF([$UA.J9]=&quot;&quot;;&quot;&quot;;[$B.J9]/[$UA.J9])" office:value-type="percentage" office:value="0.0495049504950495" calcext:value-type="percentage">
            <text:p>4.95%</text:p>
          </table:table-cell>
          <table:table-cell table:style-name="ce18" table:formula="of:=IF([$UA.K9]=&quot;&quot;;&quot;&quot;;[$B.K9]/[$UA.K9])" office:value-type="percentage" office:value="0.0392156862745098" calcext:value-type="percentage">
            <text:p>3.92%</text:p>
          </table:table-cell>
          <table:table-cell table:style-name="ce18" table:formula="of:=IF([$UA.L9]=&quot;&quot;;&quot;&quot;;[$B.L9]/[$UA.L9])">
            <text:p/>
          </table:table-cell>
          <table:table-cell table:style-name="ce18" table:formula="of:=IF([$UA.M9]=&quot;&quot;;&quot;&quot;;[$B.M9]/[$UA.M9])">
            <text:p/>
          </table:table-cell>
          <table:table-cell table:style-name="ce19" table:formula="of:=IF([$UA.N9]=&quot;&quot;;&quot;&quot;;[$B.N9]/[$UA.N9])" office:value-type="percentage" office:value="0.667883211678832" calcext:value-type="percentage">
            <text:p>66.79%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19" table:number-columns-repeated="6"/>
          <table:table-cell table:style-name="ce18" table:formula="of:=IF([$UA.H10]=&quot;&quot;;&quot;&quot;;[$B.H10]/[$UA.H10])" office:value-type="percentage" office:value="0.533112582781457" calcext:value-type="percentage">
            <text:p>53.31%</text:p>
          </table:table-cell>
          <table:table-cell table:style-name="ce18" table:formula="of:=IF([$UA.I10]=&quot;&quot;;&quot;&quot;;[$B.I10]/[$UA.I10])" office:value-type="percentage" office:value="0.180257510729614" calcext:value-type="percentage">
            <text:p>18.03%</text:p>
          </table:table-cell>
          <table:table-cell table:style-name="ce18" table:formula="of:=IF([$UA.J10]=&quot;&quot;;&quot;&quot;;[$B.J10]/[$UA.J10])" office:value-type="percentage" office:value="0.0786516853932584" calcext:value-type="percentage">
            <text:p>7.87%</text:p>
          </table:table-cell>
          <table:table-cell table:style-name="ce18" table:formula="of:=IF([$UA.K10]=&quot;&quot;;&quot;&quot;;[$B.K10]/[$UA.K10])" office:value-type="percentage" office:value="0" calcext:value-type="percentage">
            <text:p>0.00%</text:p>
          </table:table-cell>
          <table:table-cell table:style-name="ce18" table:formula="of:=IF([$UA.L10]=&quot;&quot;;&quot;&quot;;[$B.L10]/[$UA.L10])">
            <text:p/>
          </table:table-cell>
          <table:table-cell table:style-name="ce18" table:formula="of:=IF([$UA.M10]=&quot;&quot;;&quot;&quot;;[$B.M10]/[$UA.M10])">
            <text:p/>
          </table:table-cell>
          <table:table-cell table:style-name="ce19" table:formula="of:=IF([$UA.N10]=&quot;&quot;;&quot;&quot;;[$B.N10]/[$UA.N10])" office:value-type="percentage" office:value="0.695364238410596" calcext:value-type="percentage">
            <text:p>69.54%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19" table:number-columns-repeated="7"/>
          <table:table-cell table:style-name="ce18" table:formula="of:=IF([$UA.I11]=&quot;&quot;;&quot;&quot;;[$B.I11]/[$UA.I11])" office:value-type="percentage" office:value="0.493796526054591" calcext:value-type="percentage">
            <text:p>49.38%</text:p>
          </table:table-cell>
          <table:table-cell table:style-name="ce18" table:formula="of:=IF([$UA.J11]=&quot;&quot;;&quot;&quot;;[$B.J11]/[$UA.J11])" office:value-type="percentage" office:value="0.204968944099379" calcext:value-type="percentage">
            <text:p>20.50%</text:p>
          </table:table-cell>
          <table:table-cell table:style-name="ce18" table:formula="of:=IF([$UA.K11]=&quot;&quot;;&quot;&quot;;[$B.K11]/[$UA.K11])" office:value-type="percentage" office:value="0.0853658536585366" calcext:value-type="percentage">
            <text:p>8.54%</text:p>
          </table:table-cell>
          <table:table-cell table:style-name="ce18" table:formula="of:=IF([$UA.L11]=&quot;&quot;;&quot;&quot;;[$B.L11]/[$UA.L11])">
            <text:p/>
          </table:table-cell>
          <table:table-cell table:style-name="ce18" table:formula="of:=IF([$UA.M11]=&quot;&quot;;&quot;&quot;;[$B.M11]/[$UA.M11])">
            <text:p/>
          </table:table-cell>
          <table:table-cell table:style-name="ce19" table:formula="of:=IF([$UA.N11]=&quot;&quot;;&quot;&quot;;[$B.N11]/[$UA.N11])" office:value-type="percentage" office:value="0.674937965260546" calcext:value-type="percentage">
            <text:p>67.49%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19" table:number-columns-repeated="8"/>
          <table:table-cell table:style-name="ce18" table:formula="of:=IF([$UA.J12]=&quot;&quot;;&quot;&quot;;[$B.J12]/[$UA.J12])" office:value-type="percentage" office:value="0.48936170212766" calcext:value-type="percentage">
            <text:p>48.94%</text:p>
          </table:table-cell>
          <table:table-cell table:style-name="ce18" table:formula="of:=IF([$UA.K12]=&quot;&quot;;&quot;&quot;;[$B.K12]/[$UA.K12])" office:value-type="percentage" office:value="0.14018691588785" calcext:value-type="percentage">
            <text:p>14.02%</text:p>
          </table:table-cell>
          <table:table-cell table:style-name="ce18" table:formula="of:=IF([$UA.L12]=&quot;&quot;;&quot;&quot;;[$B.L12]/[$UA.L12])">
            <text:p/>
          </table:table-cell>
          <table:table-cell table:style-name="ce18" table:formula="of:=IF([$UA.M12]=&quot;&quot;;&quot;&quot;;[$B.M12]/[$UA.M12])">
            <text:p/>
          </table:table-cell>
          <table:table-cell table:style-name="ce19" table:formula="of:=IF([$UA.N12]=&quot;&quot;;&quot;&quot;;[$B.N12]/[$UA.N12])" office:value-type="percentage" office:value="0.580547112462006" calcext:value-type="percentage">
            <text:p>58.05%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19" table:number-columns-repeated="9"/>
          <table:table-cell table:style-name="ce18" table:formula="of:=IF([$UA.K13]=&quot;&quot;;&quot;&quot;;[$B.K13]/[$UA.K13])" office:value-type="percentage" office:value="0.4375" calcext:value-type="percentage">
            <text:p>43.75%</text:p>
          </table:table-cell>
          <table:table-cell table:style-name="ce18" table:formula="of:=IF([$UA.L13]=&quot;&quot;;&quot;&quot;;[$B.L13]/[$UA.L13])">
            <text:p/>
          </table:table-cell>
          <table:table-cell table:style-name="ce18" table:formula="of:=IF([$UA.M13]=&quot;&quot;;&quot;&quot;;[$B.M13]/[$UA.M13])">
            <text:p/>
          </table:table-cell>
          <table:table-cell table:style-name="ce19" table:formula="of:=IF([$UA.N13]=&quot;&quot;;&quot;&quot;;[$B.N13]/[$UA.N13])" office:value-type="percentage" office:value="0.4375" calcext:value-type="percentage">
            <text:p>43.75%</text:p>
          </table:table-cell>
          <table:table-cell table:style-name="ce5" table:number-columns-repeated="12"/>
          <table:table-cell table:number-columns-repeated="38"/>
        </table:table-row>
        <table:table-row table:style-name="ro2" table:visibility="collapse">
          <table:table-cell table:style-name="ce6"/>
          <table:table-cell table:style-name="ce19" table:number-columns-repeated="10"/>
          <table:table-cell table:style-name="ce18" table:formula="of:=IF([$UA.L14]=&quot;&quot;;&quot;&quot;;[$B.L14]/[$UA.L14])">
            <text:p/>
          </table:table-cell>
          <table:table-cell table:style-name="ce18" table:formula="of:=IF([$UA.M14]=&quot;&quot;;&quot;&quot;;[$B.M14]/[$UA.M14])">
            <text:p/>
          </table:table-cell>
          <table:table-cell table:style-name="ce19" table:formula="of:=IF([$UA.N14]=&quot;&quot;;&quot;&quot;;[$B.N14]/[$UA.N14])">
            <text:p/>
          </table:table-cell>
          <table:table-cell table:style-name="ce5" table:number-columns-repeated="12"/>
          <table:table-cell table:number-columns-repeated="38"/>
        </table:table-row>
        <table:table-row table:style-name="ro2" table:visibility="collapse">
          <table:table-cell table:style-name="ce6"/>
          <table:table-cell table:style-name="ce19" table:number-columns-repeated="11"/>
          <table:table-cell table:style-name="ce18" table:formula="of:=IF([$UA.M15]=&quot;&quot;;&quot;&quot;;[$B.M15]/[$UA.M15])">
            <text:p/>
          </table:table-cell>
          <table:table-cell table:style-name="ce19" table:formula="of:=IF([$UA.N15]=&quot;&quot;;&quot;&quot;;[$B.N15]/[$UA.N15])">
            <text:p/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string" calcext:value-type="string">
            <text:p>итого в неделю</text:p>
          </table:table-cell>
          <table:table-cell table:style-name="ce19" table:formula="of:=IF([$UA.B16]=0;&quot;&quot;;[$B.B16]/[$UA.B16])" office:value-type="percentage" office:value="0.493438320209974" calcext:value-type="percentage">
            <text:p>49.34%</text:p>
          </table:table-cell>
          <table:table-cell table:style-name="ce19" table:formula="of:=IF([$UA.C16]=0;&quot;&quot;;[$B.C16]/[$UA.C16])" office:value-type="percentage" office:value="0.37992376111817" calcext:value-type="percentage">
            <text:p>37.99%</text:p>
          </table:table-cell>
          <table:table-cell table:style-name="ce19" table:formula="of:=IF([$UA.D16]=0;&quot;&quot;;[$B.D16]/[$UA.D16])" office:value-type="percentage" office:value="0.322303921568627" calcext:value-type="percentage">
            <text:p>32.23%</text:p>
          </table:table-cell>
          <table:table-cell table:style-name="ce19" table:formula="of:=IF([$UA.E16]=0;&quot;&quot;;[$B.E16]/[$UA.E16])" office:value-type="percentage" office:value="0.327521793275218" calcext:value-type="percentage">
            <text:p>32.75%</text:p>
          </table:table-cell>
          <table:table-cell table:style-name="ce19" table:formula="of:=IF([$UA.F16]=0;&quot;&quot;;[$B.F16]/[$UA.F16])" office:value-type="percentage" office:value="0.324649298597194" calcext:value-type="percentage">
            <text:p>32.46%</text:p>
          </table:table-cell>
          <table:table-cell table:style-name="ce19" table:formula="of:=IF([$UA.G16]=0;&quot;&quot;;[$B.G16]/[$UA.G16])" office:value-type="percentage" office:value="0.294915254237288" calcext:value-type="percentage">
            <text:p>29.49%</text:p>
          </table:table-cell>
          <table:table-cell table:style-name="ce19" table:formula="of:=IF([$UA.H16]=0;&quot;&quot;;[$B.H16]/[$UA.H16])" office:value-type="percentage" office:value="0.253371868978805" calcext:value-type="percentage">
            <text:p>25.34%</text:p>
          </table:table-cell>
          <table:table-cell table:style-name="ce19" table:formula="of:=IF([$UA.I16]=0;&quot;&quot;;[$B.I16]/[$UA.I16])" office:value-type="percentage" office:value="0.257680872150644" calcext:value-type="percentage">
            <text:p>25.77%</text:p>
          </table:table-cell>
          <table:table-cell table:style-name="ce19" table:formula="of:=IF([$UA.J16]=0;&quot;&quot;;[$B.J16]/[$UA.J16])" office:value-type="percentage" office:value="0.236151603498542" calcext:value-type="percentage">
            <text:p>23.62%</text:p>
          </table:table-cell>
          <table:table-cell table:style-name="ce19" table:formula="of:=IF([$UA.K16]=0;&quot;&quot;;[$B.K16]/[$UA.K16])" office:value-type="percentage" office:value="0.0891472868217054" calcext:value-type="percentage">
            <text:p>8.91%</text:p>
          </table:table-cell>
          <table:table-cell table:style-name="ce19" table:formula="of:=IF([$UA.L16]=0;&quot;&quot;;[$B.L16]/[$UA.L16])">
            <text:p/>
          </table:table-cell>
          <table:table-cell table:style-name="ce19" table:formula="of:=IF([$UA.M16]=0;&quot;&quot;;[$B.M16]/[$UA.M16])">
            <text:p/>
          </table:table-cell>
          <table:table-cell table:style-name="ce19" table:formula="of:=IF([$UA.N16]=0;&quot;&quot;;[$B.N16]/[$UA.N16])" office:value-type="percentage" office:value="0.686554852900742" calcext:value-type="percentage">
            <text:p>68.66%</text:p>
          </table:table-cell>
          <table:table-cell table:style-name="ce5" table:number-columns-repeated="12"/>
          <table:table-cell table:number-columns-repeated="38"/>
        </table:table-row>
        <table:table-row table:style-name="ro2" table:number-rows-repeated="984">
          <table:table-cell table:style-name="ce5" table:number-columns-repeated="26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APC" table:style-name="ta6">
        <office:forms form:automatic-focus="false" form:apply-design-mode="false"/>
        <table:table-column table:style-name="co1" table:default-cell-style-name="Default"/>
        <table:table-column table:style-name="co10" table:number-columns-repeated="10" table:default-cell-style-name="Default"/>
        <table:table-column table:style-name="co10" table:visibility="collapse" table:number-columns-repeated="2" table:default-cell-style-name="Default"/>
        <table:table-column table:style-name="co10" table:default-cell-style-name="Default"/>
        <table:table-column table:style-name="co5" table:number-columns-repeated="50" table:default-cell-style-name="Default"/>
        <table:table-row table:style-name="ro2">
          <table:table-cell table:style-name="ce6"/>
          <table:table-cell table:style-name="ce5" table:number-columns-repeated="25"/>
          <table:table-cell table:number-columns-repeated="38"/>
        </table:table-row>
        <table:table-row table:style-name="ro2">
          <table:table-cell table:style-name="ce5" table:number-columns-repeated="26"/>
          <table:table-cell table:number-columns-repeated="38"/>
        </table:table-row>
        <table:table-row table:style-name="ro2">
          <table:table-cell table:style-name="ce9" office:value-type="string" calcext:value-type="string">
            <text:p>Когорты</text:p>
          </table:table-cell>
          <table:table-cell table:style-name="ce9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  <table:table-cell table:style-name="ce9" office:value-type="string" calcext:value-type="string">
            <text:p>итого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20" table:formula="of:=IF([$B.B4]=&quot;&quot;;&quot;&quot;;[$T.B4]/[$B.B4])" office:value-type="float" office:value="1.41489361702128" calcext:value-type="float">
            <text:p>1.41</text:p>
          </table:table-cell>
          <table:table-cell table:style-name="ce20" table:formula="of:=IF([$B.C4]=&quot;&quot;;&quot;&quot;;[$T.C4]/[$B.C4])" office:value-type="float" office:value="2.89655172413793" calcext:value-type="float">
            <text:p>2.90</text:p>
          </table:table-cell>
          <table:table-cell table:style-name="ce20" table:formula="of:=IF([$B.D4]=&quot;&quot;;&quot;&quot;;[$T.D4]/[$B.D4])" office:value-type="float" office:value="7" calcext:value-type="float">
            <text:p>7.00</text:p>
          </table:table-cell>
          <table:table-cell table:style-name="ce20" table:formula="of:=IF([$B.E4]=&quot;&quot;;&quot;&quot;;[$T.E4]/[$B.E4])" office:value-type="float" office:value="45" calcext:value-type="float">
            <text:p>45.00</text:p>
          </table:table-cell>
          <table:table-cell table:style-name="ce20" table:formula="of:=IF([$B.F4]=&quot;&quot;;&quot;&quot;;[$T.F4]/[$B.F4])" office:value-type="float" office:value="4.5" calcext:value-type="float">
            <text:p>4.50</text:p>
          </table:table-cell>
          <table:table-cell table:style-name="ce20" table:formula="of:=IF([$B.G4]=&quot;&quot;;&quot;&quot;;[$T.G4]/[$B.G4])" office:value-type="float" office:value="30" calcext:value-type="float">
            <text:p>30.00</text:p>
          </table:table-cell>
          <table:table-cell table:style-name="ce20" table:formula="of:=IF([$B.H4]=&quot;&quot;;&quot;&quot;;[$T.H4]/[$B.H4])">
            <text:p/>
          </table:table-cell>
          <table:table-cell table:style-name="ce20" table:formula="of:=IF([$B.I4]=&quot;&quot;;&quot;&quot;;[$T.I4]/[$B.I4])">
            <text:p/>
          </table:table-cell>
          <table:table-cell table:style-name="ce20" table:formula="of:=IF([$B.J4]=&quot;&quot;;&quot;&quot;;[$T.J4]/[$B.J4])">
            <text:p/>
          </table:table-cell>
          <table:table-cell table:style-name="ce20" table:formula="of:=IF([$B.K4]=&quot;&quot;;&quot;&quot;;[$T.K4]/[$B.K4])">
            <text:p/>
          </table:table-cell>
          <table:table-cell table:style-name="ce20" table:formula="of:=IF([$B.L4]=&quot;&quot;;&quot;&quot;;[$T.L4]/[$B.L4])">
            <text:p/>
          </table:table-cell>
          <table:table-cell table:style-name="ce20" table:formula="of:=IF([$B.M4]=&quot;&quot;;&quot;&quot;;[$T.M4]/[$B.M4])">
            <text:p/>
          </table:table-cell>
          <table:table-cell table:style-name="ce21" table:formula="of:=IF([$B.N4]=0;&quot;&quot;;[$T.N4]/[$B.N4])" office:value-type="float" office:value="2.62546816479401" calcext:value-type="float">
            <text:p>2.63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21"/>
          <table:table-cell table:style-name="ce20" table:formula="of:=IF([$B.C5]=&quot;&quot;;&quot;&quot;;[$T.C5]/[$B.C5])" office:value-type="float" office:value="1.46473029045643" calcext:value-type="float">
            <text:p>1.46</text:p>
          </table:table-cell>
          <table:table-cell table:style-name="ce20" table:formula="of:=IF([$B.D5]=&quot;&quot;;&quot;&quot;;[$T.D5]/[$B.D5])" office:value-type="float" office:value="2.88607594936709" calcext:value-type="float">
            <text:p>2.89</text:p>
          </table:table-cell>
          <table:table-cell table:style-name="ce20" table:formula="of:=IF([$B.E5]=&quot;&quot;;&quot;&quot;;[$T.E5]/[$B.E5])" office:value-type="float" office:value="7.07142857142857" calcext:value-type="float">
            <text:p>7.07</text:p>
          </table:table-cell>
          <table:table-cell table:style-name="ce20" table:formula="of:=IF([$B.F5]=&quot;&quot;;&quot;&quot;;[$T.F5]/[$B.F5])" office:value-type="float" office:value="12.25" calcext:value-type="float">
            <text:p>12.25</text:p>
          </table:table-cell>
          <table:table-cell table:style-name="ce20" table:formula="of:=IF([$B.G5]=&quot;&quot;;&quot;&quot;;[$T.G5]/[$B.G5])" office:value-type="float" office:value="50" calcext:value-type="float">
            <text:p>50.00</text:p>
          </table:table-cell>
          <table:table-cell table:style-name="ce20" table:formula="of:=IF([$B.H5]=&quot;&quot;;&quot;&quot;;[$T.H5]/[$B.H5])" office:value-type="float" office:value="42" calcext:value-type="float">
            <text:p>42.00</text:p>
          </table:table-cell>
          <table:table-cell table:style-name="ce20" table:formula="of:=IF([$B.I5]=&quot;&quot;;&quot;&quot;;[$T.I5]/[$B.I5])" office:value-type="float" office:value="42" calcext:value-type="float">
            <text:p>42.00</text:p>
          </table:table-cell>
          <table:table-cell table:style-name="ce20" table:formula="of:=IF([$B.J5]=&quot;&quot;;&quot;&quot;;[$T.J5]/[$B.J5])">
            <text:p/>
          </table:table-cell>
          <table:table-cell table:style-name="ce20" table:formula="of:=IF([$B.K5]=&quot;&quot;;&quot;&quot;;[$T.K5]/[$B.K5])">
            <text:p/>
          </table:table-cell>
          <table:table-cell table:style-name="ce20" table:formula="of:=IF([$B.L5]=&quot;&quot;;&quot;&quot;;[$T.L5]/[$B.L5])">
            <text:p/>
          </table:table-cell>
          <table:table-cell table:style-name="ce20" table:formula="of:=IF([$B.M5]=&quot;&quot;;&quot;&quot;;[$T.M5]/[$B.M5])">
            <text:p/>
          </table:table-cell>
          <table:table-cell table:style-name="ce21" table:formula="of:=IF([$B.N5]=0;&quot;&quot;;[$T.N5]/[$B.N5])" office:value-type="float" office:value="2.6217008797654" calcext:value-type="float">
            <text:p>2.62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21" table:number-columns-repeated="2"/>
          <table:table-cell table:style-name="ce20" table:formula="of:=IF([$B.D6]=&quot;&quot;;&quot;&quot;;[$T.D6]/[$B.D6])" office:value-type="float" office:value="1.34502923976608" calcext:value-type="float">
            <text:p>1.35</text:p>
          </table:table-cell>
          <table:table-cell table:style-name="ce20" table:formula="of:=IF([$B.E6]=&quot;&quot;;&quot;&quot;;[$T.E6]/[$B.E6])" office:value-type="float" office:value="3.07692307692308" calcext:value-type="float">
            <text:p>3.08</text:p>
          </table:table-cell>
          <table:table-cell table:style-name="ce20" table:formula="of:=IF([$B.F6]=&quot;&quot;;&quot;&quot;;[$T.F6]/[$B.F6])" office:value-type="float" office:value="4.53846153846154" calcext:value-type="float">
            <text:p>4.54</text:p>
          </table:table-cell>
          <table:table-cell table:style-name="ce20" table:formula="of:=IF([$B.G6]=&quot;&quot;;&quot;&quot;;[$T.G6]/[$B.G6])" office:value-type="float" office:value="46" calcext:value-type="float">
            <text:p>46.00</text:p>
          </table:table-cell>
          <table:table-cell table:style-name="ce20" table:formula="of:=IF([$B.H6]=&quot;&quot;;&quot;&quot;;[$T.H6]/[$B.H6])">
            <text:p/>
          </table:table-cell>
          <table:table-cell table:style-name="ce20" table:formula="of:=IF([$B.I6]=&quot;&quot;;&quot;&quot;;[$T.I6]/[$B.I6])">
            <text:p/>
          </table:table-cell>
          <table:table-cell table:style-name="ce20" table:formula="of:=IF([$B.J6]=&quot;&quot;;&quot;&quot;;[$T.J6]/[$B.J6])">
            <text:p/>
          </table:table-cell>
          <table:table-cell table:style-name="ce20" table:formula="of:=IF([$B.K6]=&quot;&quot;;&quot;&quot;;[$T.K6]/[$B.K6])">
            <text:p/>
          </table:table-cell>
          <table:table-cell table:style-name="ce20" table:formula="of:=IF([$B.L6]=&quot;&quot;;&quot;&quot;;[$T.L6]/[$B.L6])">
            <text:p/>
          </table:table-cell>
          <table:table-cell table:style-name="ce20" table:formula="of:=IF([$B.M6]=&quot;&quot;;&quot;&quot;;[$T.M6]/[$B.M6])">
            <text:p/>
          </table:table-cell>
          <table:table-cell table:style-name="ce21" table:formula="of:=IF([$B.N6]=0;&quot;&quot;;[$T.N6]/[$B.N6])" office:value-type="float" office:value="2.47679324894515" calcext:value-type="float">
            <text:p>2.48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21" table:number-columns-repeated="3"/>
          <table:table-cell table:style-name="ce20" table:formula="of:=IF([$B.E7]=&quot;&quot;;&quot;&quot;;[$T.E7]/[$B.E7])" office:value-type="float" office:value="1.41836734693878" calcext:value-type="float">
            <text:p>1.42</text:p>
          </table:table-cell>
          <table:table-cell table:style-name="ce20" table:formula="of:=IF([$B.F7]=&quot;&quot;;&quot;&quot;;[$T.F7]/[$B.F7])" office:value-type="float" office:value="2.6140350877193" calcext:value-type="float">
            <text:p>2.61</text:p>
          </table:table-cell>
          <table:table-cell table:style-name="ce20" table:formula="of:=IF([$B.G7]=&quot;&quot;;&quot;&quot;;[$T.G7]/[$B.G7])" office:value-type="float" office:value="8.625" calcext:value-type="float">
            <text:p>8.63</text:p>
          </table:table-cell>
          <table:table-cell table:style-name="ce20" table:formula="of:=IF([$B.H7]=&quot;&quot;;&quot;&quot;;[$T.H7]/[$B.H7])" office:value-type="float" office:value="15.6666666666667" calcext:value-type="float">
            <text:p>15.67</text:p>
          </table:table-cell>
          <table:table-cell table:style-name="ce20" table:formula="of:=IF([$B.I7]=&quot;&quot;;&quot;&quot;;[$T.I7]/[$B.I7])">
            <text:p/>
          </table:table-cell>
          <table:table-cell table:style-name="ce20" table:formula="of:=IF([$B.J7]=&quot;&quot;;&quot;&quot;;[$T.J7]/[$B.J7])" office:value-type="float" office:value="33" calcext:value-type="float">
            <text:p>33.00</text:p>
          </table:table-cell>
          <table:table-cell table:style-name="ce20" table:formula="of:=IF([$B.K7]=&quot;&quot;;&quot;&quot;;[$T.K7]/[$B.K7])">
            <text:p/>
          </table:table-cell>
          <table:table-cell table:style-name="ce20" table:formula="of:=IF([$B.L7]=&quot;&quot;;&quot;&quot;;[$T.L7]/[$B.L7])">
            <text:p/>
          </table:table-cell>
          <table:table-cell table:style-name="ce20" table:formula="of:=IF([$B.M7]=&quot;&quot;;&quot;&quot;;[$T.M7]/[$B.M7])">
            <text:p/>
          </table:table-cell>
          <table:table-cell table:style-name="ce21" table:formula="of:=IF([$B.N7]=0;&quot;&quot;;[$T.N7]/[$B.N7])" office:value-type="float" office:value="2.37358490566038" calcext:value-type="float">
            <text:p>2.37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21" table:number-columns-repeated="4"/>
          <table:table-cell table:style-name="ce20" table:formula="of:=IF([$B.F8]=&quot;&quot;;&quot;&quot;;[$T.F8]/[$B.F8])" office:value-type="float" office:value="1.42622950819672" calcext:value-type="float">
            <text:p>1.43</text:p>
          </table:table-cell>
          <table:table-cell table:style-name="ce20" table:formula="of:=IF([$B.G8]=&quot;&quot;;&quot;&quot;;[$T.G8]/[$B.G8])" office:value-type="float" office:value="2.86842105263158" calcext:value-type="float">
            <text:p>2.87</text:p>
          </table:table-cell>
          <table:table-cell table:style-name="ce20" table:formula="of:=IF([$B.H8]=&quot;&quot;;&quot;&quot;;[$T.H8]/[$B.H8])" office:value-type="float" office:value="5.875" calcext:value-type="float">
            <text:p>5.88</text:p>
          </table:table-cell>
          <table:table-cell table:style-name="ce20" table:formula="of:=IF([$B.I8]=&quot;&quot;;&quot;&quot;;[$T.I8]/[$B.I8])" office:value-type="float" office:value="39.5" calcext:value-type="float">
            <text:p>39.50</text:p>
          </table:table-cell>
          <table:table-cell table:style-name="ce20" table:formula="of:=IF([$B.J8]=&quot;&quot;;&quot;&quot;;[$T.J8]/[$B.J8])" office:value-type="float" office:value="20" calcext:value-type="float">
            <text:p>20.00</text:p>
          </table:table-cell>
          <table:table-cell table:style-name="ce20" table:formula="of:=IF([$B.K8]=&quot;&quot;;&quot;&quot;;[$T.K8]/[$B.K8])">
            <text:p/>
          </table:table-cell>
          <table:table-cell table:style-name="ce20" table:formula="of:=IF([$B.L8]=&quot;&quot;;&quot;&quot;;[$T.L8]/[$B.L8])">
            <text:p/>
          </table:table-cell>
          <table:table-cell table:style-name="ce20" table:formula="of:=IF([$B.M8]=&quot;&quot;;&quot;&quot;;[$T.M8]/[$B.M8])">
            <text:p/>
          </table:table-cell>
          <table:table-cell table:style-name="ce21" table:formula="of:=IF([$B.N8]=0;&quot;&quot;;[$T.N8]/[$B.N8])" office:value-type="float" office:value="2.39296187683284" calcext:value-type="float">
            <text:p>2.39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21" table:number-columns-repeated="5"/>
          <table:table-cell table:style-name="ce20" table:formula="of:=IF([$B.G9]=&quot;&quot;;&quot;&quot;;[$T.G9]/[$B.G9])" office:value-type="float" office:value="1.52490421455939" calcext:value-type="float">
            <text:p>1.52</text:p>
          </table:table-cell>
          <table:table-cell table:style-name="ce20" table:formula="of:=IF([$B.H9]=&quot;&quot;;&quot;&quot;;[$T.H9]/[$B.H9])" office:value-type="float" office:value="3.54878048780488" calcext:value-type="float">
            <text:p>3.55</text:p>
          </table:table-cell>
          <table:table-cell table:style-name="ce20" table:formula="of:=IF([$B.I9]=&quot;&quot;;&quot;&quot;;[$T.I9]/[$B.I9])" office:value-type="float" office:value="7.25" calcext:value-type="float">
            <text:p>7.25</text:p>
          </table:table-cell>
          <table:table-cell table:style-name="ce20" table:formula="of:=IF([$B.J9]=&quot;&quot;;&quot;&quot;;[$T.J9]/[$B.J9])" office:value-type="float" office:value="16.2" calcext:value-type="float">
            <text:p>16.20</text:p>
          </table:table-cell>
          <table:table-cell table:style-name="ce20" table:formula="of:=IF([$B.K9]=&quot;&quot;;&quot;&quot;;[$T.K9]/[$B.K9])" office:value-type="float" office:value="10" calcext:value-type="float">
            <text:p>10.00</text:p>
          </table:table-cell>
          <table:table-cell table:style-name="ce20" table:formula="of:=IF([$B.L9]=&quot;&quot;;&quot;&quot;;[$T.L9]/[$B.L9])">
            <text:p/>
          </table:table-cell>
          <table:table-cell table:style-name="ce20" table:formula="of:=IF([$B.M9]=&quot;&quot;;&quot;&quot;;[$T.M9]/[$B.M9])">
            <text:p/>
          </table:table-cell>
          <table:table-cell table:style-name="ce21" table:formula="of:=IF([$B.N9]=0;&quot;&quot;;[$T.N9]/[$B.N9])" office:value-type="float" office:value="2.47540983606557" calcext:value-type="float">
            <text:p>2.48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21" table:number-columns-repeated="6"/>
          <table:table-cell table:style-name="ce20" table:formula="of:=IF([$B.H10]=&quot;&quot;;&quot;&quot;;[$T.H10]/[$B.H10])" office:value-type="float" office:value="1.50931677018634" calcext:value-type="float">
            <text:p>1.51</text:p>
          </table:table-cell>
          <table:table-cell table:style-name="ce20" table:formula="of:=IF([$B.I10]=&quot;&quot;;&quot;&quot;;[$T.I10]/[$B.I10])" office:value-type="float" office:value="3.76190476190476" calcext:value-type="float">
            <text:p>3.76</text:p>
          </table:table-cell>
          <table:table-cell table:style-name="ce20" table:formula="of:=IF([$B.J10]=&quot;&quot;;&quot;&quot;;[$T.J10]/[$B.J10])" office:value-type="float" office:value="11.7142857142857" calcext:value-type="float">
            <text:p>11.71</text:p>
          </table:table-cell>
          <table:table-cell table:style-name="ce20" table:formula="of:=IF([$B.K10]=&quot;&quot;;&quot;&quot;;[$T.K10]/[$B.K10])">
            <text:p/>
          </table:table-cell>
          <table:table-cell table:style-name="ce20" table:formula="of:=IF([$B.L10]=&quot;&quot;;&quot;&quot;;[$T.L10]/[$B.L10])">
            <text:p/>
          </table:table-cell>
          <table:table-cell table:style-name="ce20" table:formula="of:=IF([$B.M10]=&quot;&quot;;&quot;&quot;;[$T.M10]/[$B.M10])">
            <text:p/>
          </table:table-cell>
          <table:table-cell table:style-name="ce21" table:formula="of:=IF([$B.N10]=0;&quot;&quot;;[$T.N10]/[$B.N10])" office:value-type="float" office:value="2.4047619047619" calcext:value-type="float">
            <text:p>2.40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21" table:number-columns-repeated="7"/>
          <table:table-cell table:style-name="ce20" table:formula="of:=IF([$B.I11]=&quot;&quot;;&quot;&quot;;[$T.I11]/[$B.I11])" office:value-type="float" office:value="1.4321608040201" calcext:value-type="float">
            <text:p>1.43</text:p>
          </table:table-cell>
          <table:table-cell table:style-name="ce20" table:formula="of:=IF([$B.J11]=&quot;&quot;;&quot;&quot;;[$T.J11]/[$B.J11])" office:value-type="float" office:value="3.07575757575758" calcext:value-type="float">
            <text:p>3.08</text:p>
          </table:table-cell>
          <table:table-cell table:style-name="ce20" table:formula="of:=IF([$B.K11]=&quot;&quot;;&quot;&quot;;[$T.K11]/[$B.K11])" office:value-type="float" office:value="5.14285714285714" calcext:value-type="float">
            <text:p>5.14</text:p>
          </table:table-cell>
          <table:table-cell table:style-name="ce20" table:formula="of:=IF([$B.L11]=&quot;&quot;;&quot;&quot;;[$T.L11]/[$B.L11])">
            <text:p/>
          </table:table-cell>
          <table:table-cell table:style-name="ce20" table:formula="of:=IF([$B.M11]=&quot;&quot;;&quot;&quot;;[$T.M11]/[$B.M11])">
            <text:p/>
          </table:table-cell>
          <table:table-cell table:style-name="ce21" table:formula="of:=IF([$B.N11]=0;&quot;&quot;;[$T.N11]/[$B.N11])" office:value-type="float" office:value="1.92647058823529" calcext:value-type="float">
            <text:p>1.93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21" table:number-columns-repeated="8"/>
          <table:table-cell table:style-name="ce20" table:formula="of:=IF([$B.J12]=&quot;&quot;;&quot;&quot;;[$T.J12]/[$B.J12])" office:value-type="float" office:value="1.37267080745342" calcext:value-type="float">
            <text:p>1.37</text:p>
          </table:table-cell>
          <table:table-cell table:style-name="ce20" table:formula="of:=IF([$B.K12]=&quot;&quot;;&quot;&quot;;[$T.K12]/[$B.K12])" office:value-type="float" office:value="2.93333333333333" calcext:value-type="float">
            <text:p>2.93</text:p>
          </table:table-cell>
          <table:table-cell table:style-name="ce20" table:formula="of:=IF([$B.L12]=&quot;&quot;;&quot;&quot;;[$T.L12]/[$B.L12])">
            <text:p/>
          </table:table-cell>
          <table:table-cell table:style-name="ce20" table:formula="of:=IF([$B.M12]=&quot;&quot;;&quot;&quot;;[$T.M12]/[$B.M12])">
            <text:p/>
          </table:table-cell>
          <table:table-cell table:style-name="ce21" table:formula="of:=IF([$B.N12]=0;&quot;&quot;;[$T.N12]/[$B.N12])" office:value-type="float" office:value="1.61780104712042" calcext:value-type="float">
            <text:p>1.62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21" table:number-columns-repeated="9"/>
          <table:table-cell table:style-name="ce20" table:formula="of:=IF([$B.K13]=&quot;&quot;;&quot;&quot;;[$T.K13]/[$B.K13])" office:value-type="float" office:value="1" calcext:value-type="float">
            <text:p>1.00</text:p>
          </table:table-cell>
          <table:table-cell table:style-name="ce20" table:formula="of:=IF([$B.L13]=&quot;&quot;;&quot;&quot;;[$T.L13]/[$B.L13])">
            <text:p/>
          </table:table-cell>
          <table:table-cell table:style-name="ce20" table:formula="of:=IF([$B.M13]=&quot;&quot;;&quot;&quot;;[$T.M13]/[$B.M13])">
            <text:p/>
          </table:table-cell>
          <table:table-cell table:style-name="ce21" table:formula="of:=IF([$B.N13]=0;&quot;&quot;;[$T.N13]/[$B.N13])" office:value-type="float" office:value="1" calcext:value-type="float">
            <text:p>1.00</text:p>
          </table:table-cell>
          <table:table-cell table:style-name="ce5" table:number-columns-repeated="12"/>
          <table:table-cell table:number-columns-repeated="38"/>
        </table:table-row>
        <table:table-row table:style-name="ro2" table:visibility="collapse">
          <table:table-cell table:style-name="ce6"/>
          <table:table-cell table:style-name="ce21" table:number-columns-repeated="10"/>
          <table:table-cell table:style-name="ce20" table:formula="of:=IF([$B.L14]=&quot;&quot;;&quot;&quot;;[$T.L14]/[$B.L14])">
            <text:p/>
          </table:table-cell>
          <table:table-cell table:style-name="ce20" table:formula="of:=IF([$B.M14]=&quot;&quot;;&quot;&quot;;[$T.M14]/[$B.M14])">
            <text:p/>
          </table:table-cell>
          <table:table-cell table:style-name="ce21" table:formula="of:=IF([$B.N14]=0;&quot;&quot;;[$T.N14]/[$B.N14])">
            <text:p/>
          </table:table-cell>
          <table:table-cell table:style-name="ce5" table:number-columns-repeated="12"/>
          <table:table-cell table:number-columns-repeated="38"/>
        </table:table-row>
        <table:table-row table:style-name="ro2" table:visibility="collapse">
          <table:table-cell table:style-name="ce6"/>
          <table:table-cell table:style-name="ce21" table:number-columns-repeated="11"/>
          <table:table-cell table:style-name="ce20" table:formula="of:=IF([$B.M15]=&quot;&quot;;&quot;&quot;;[$T.M15]/[$B.M15])">
            <text:p/>
          </table:table-cell>
          <table:table-cell table:style-name="ce21" table:formula="of:=IF([$B.N15]=0;&quot;&quot;;[$T.N15]/[$B.N15])">
            <text:p/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string" calcext:value-type="string">
            <text:p>итого в месяц</text:p>
          </table:table-cell>
          <table:table-cell table:style-name="ce21" table:formula="of:=IF([$B.B16]=0;&quot;&quot;;[$T.B16]/[$B.B16])" office:value-type="float" office:value="1.41489361702128" calcext:value-type="float">
            <text:p>1.41</text:p>
          </table:table-cell>
          <table:table-cell table:style-name="ce21" table:formula="of:=IF([$B.C16]=0;&quot;&quot;;[$T.C16]/[$B.C16])" office:value-type="float" office:value="1.74247491638796" calcext:value-type="float">
            <text:p>1.74</text:p>
          </table:table-cell>
          <table:table-cell table:style-name="ce21" table:formula="of:=IF([$B.D16]=0;&quot;&quot;;[$T.D16]/[$B.D16])" office:value-type="float" office:value="2.08745247148289" calcext:value-type="float">
            <text:p>2.09</text:p>
          </table:table-cell>
          <table:table-cell table:style-name="ce21" table:formula="of:=IF([$B.E16]=0;&quot;&quot;;[$T.E16]/[$B.E16])" office:value-type="float" office:value="2.21292775665399" calcext:value-type="float">
            <text:p>2.21</text:p>
          </table:table-cell>
          <table:table-cell table:style-name="ce21" table:formula="of:=IF([$B.F16]=0;&quot;&quot;;[$T.F16]/[$B.F16])" office:value-type="float" office:value="1.95061728395062" calcext:value-type="float">
            <text:p>1.95</text:p>
          </table:table-cell>
          <table:table-cell table:style-name="ce21" table:formula="of:=IF([$B.G16]=0;&quot;&quot;;[$T.G16]/[$B.G16])" office:value-type="float" office:value="2.33045977011494" calcext:value-type="float">
            <text:p>2.33</text:p>
          </table:table-cell>
          <table:table-cell table:style-name="ce21" table:formula="of:=IF([$B.H16]=0;&quot;&quot;;[$T.H16]/[$B.H16])" office:value-type="float" office:value="2.96197718631179" calcext:value-type="float">
            <text:p>2.96</text:p>
          </table:table-cell>
          <table:table-cell table:style-name="ce21" table:formula="of:=IF([$B.I16]=0;&quot;&quot;;[$T.I16]/[$B.I16])" office:value-type="float" office:value="2.94615384615385" calcext:value-type="float">
            <text:p>2.95</text:p>
          </table:table-cell>
          <table:table-cell table:style-name="ce21" table:formula="of:=IF([$B.J16]=0;&quot;&quot;;[$T.J16]/[$B.J16])" office:value-type="float" office:value="3.09053497942387" calcext:value-type="float">
            <text:p>3.09</text:p>
          </table:table-cell>
          <table:table-cell table:style-name="ce21" table:formula="of:=IF([$B.K16]=0;&quot;&quot;;[$T.K16]/[$B.K16])" office:value-type="float" office:value="4.80434782608696" calcext:value-type="float">
            <text:p>4.80</text:p>
          </table:table-cell>
          <table:table-cell table:style-name="ce21" table:formula="of:=IF([$B.L16]=0;&quot;&quot;;[$T.L16]/[$B.L16])">
            <text:p/>
          </table:table-cell>
          <table:table-cell table:style-name="ce21" table:formula="of:=IF([$B.M16]=0;&quot;&quot;;[$T.M16]/[$B.M16])">
            <text:p/>
          </table:table-cell>
          <table:table-cell table:style-name="ce21" table:formula="of:=IF([$B.N16]=0;&quot;&quot;;[$T.N16]/[$B.N16])" office:value-type="float" office:value="2.35402482979575" calcext:value-type="float">
            <text:p>2.35</text:p>
          </table:table-cell>
          <table:table-cell table:style-name="ce5" table:number-columns-repeated="12"/>
          <table:table-cell table:number-columns-repeated="38"/>
        </table:table-row>
        <table:table-row table:style-name="ro2" table:number-rows-repeated="3">
          <table:table-cell table:style-name="ce5" table:number-columns-repeated="26"/>
          <table:table-cell table:number-columns-repeated="38"/>
        </table:table-row>
        <table:table-row table:style-name="ro2">
          <table:table-cell table:style-name="ce5" office:value-type="string" calcext:value-type="string">
            <text:p>Данные APC искажены, так как в листе B учтены только те заказчики, которые впервые совершили покупку в этом месяце. Правильнее было бы считать кол-во транзакций / общее число покупателей в этой когорте на данную неделю, примерно так:</text:p>
          </table:table-cell>
          <table:table-cell table:style-name="ce5" table:number-columns-repeated="25"/>
          <table:table-cell table:number-columns-repeated="38"/>
        </table:table-row>
        <table:table-row table:style-name="ro2" table:number-rows-repeated="2">
          <table:table-cell table:style-name="ce5" table:number-columns-repeated="26"/>
          <table:table-cell table:number-columns-repeated="38"/>
        </table:table-row>
        <table:table-row table:style-name="ro2">
          <table:table-cell table:style-name="ce9" office:value-type="string" calcext:value-type="string">
            <text:p>Когорты</text:p>
          </table:table-cell>
          <table:table-cell table:style-name="ce9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  <table:table-cell table:style-name="ce9" office:value-type="string" calcext:value-type="string">
            <text:p>итого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20" table:formula="of:=IF([$B.B4]=&quot;&quot;;&quot;&quot;;[$T.B4]/SUM([$B.$B$4:$B.B$4]))" office:value-type="float" office:value="1.41489361702128" calcext:value-type="float">
            <text:p>1.41</text:p>
          </table:table-cell>
          <table:table-cell table:style-name="ce20" table:formula="of:=[$T.C4]/SUM([$B.$B$4:$B.C$4])" office:value-type="float" office:value="0.682926829268293" calcext:value-type="float">
            <text:p>0.68</text:p>
          </table:table-cell>
          <table:table-cell table:style-name="ce20" table:formula="of:=[$T.D4]/SUM([$B.$B$4:$B.D$4])" office:value-type="float" office:value="0.351351351351351" calcext:value-type="float">
            <text:p>0.35</text:p>
          </table:table-cell>
          <table:table-cell table:style-name="ce20" table:formula="of:=[$T.E4]/SUM([$B.$B$4:$B.E$4])" office:value-type="float" office:value="0.173076923076923" calcext:value-type="float">
            <text:p>0.17</text:p>
          </table:table-cell>
          <table:table-cell table:style-name="ce20" table:formula="of:=[$T.F4]/SUM([$B.$B$4:$B.F$4])" office:value-type="float" office:value="0.101503759398496" calcext:value-type="float">
            <text:p>0.10</text:p>
          </table:table-cell>
          <table:table-cell table:style-name="ce20" table:formula="of:=[$T.G4]/SUM([$B.$B$4:$B.G$4])" office:value-type="float" office:value="0.112359550561798" calcext:value-type="float">
            <text:p>0.11</text:p>
          </table:table-cell>
          <table:table-cell table:style-name="ce20" table:formula="of:=[$T.H4]/SUM([$B.$B$4:$B.H$4])" office:value-type="float" office:value="0.119850187265918" calcext:value-type="float">
            <text:p>0.12</text:p>
          </table:table-cell>
          <table:table-cell table:style-name="ce20" table:formula="of:=[$T.I4]/SUM([$B.$B$4:$B.I$4])" office:value-type="float" office:value="0.0749063670411985" calcext:value-type="float">
            <text:p>0.07</text:p>
          </table:table-cell>
          <table:table-cell table:style-name="ce20" table:formula="of:=[$T.J4]/SUM([$B.$B$4:$B.J$4])" office:value-type="float" office:value="0.0561797752808989" calcext:value-type="float">
            <text:p>0.06</text:p>
          </table:table-cell>
          <table:table-cell table:style-name="ce20" table:formula="of:=[$T.K4]/SUM([$B.$B$4:$B.K$4])" office:value-type="float" office:value="0.0262172284644195" calcext:value-type="float">
            <text:p>0.03</text:p>
          </table:table-cell>
          <table:table-cell table:style-name="ce20" table:formula="of:=IF([$B.L24]=&quot;&quot;;&quot;&quot;;[$T.L24]/[$B.L24])">
            <text:p/>
          </table:table-cell>
          <table:table-cell table:style-name="ce20" table:formula="of:=IF([$B.M24]=&quot;&quot;;&quot;&quot;;[$T.M24]/[$B.M24])">
            <text:p/>
          </table:table-cell>
          <table:table-cell table:style-name="ce21" table:formula="of:=SUM([.B24:.K24])" office:value-type="float" office:value="3.11326558873057" calcext:value-type="float">
            <text:p>3.11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20" table:formula="of:=[$T.B5]/SUM([$B.$B$4:$B.B$4])" office:value-type="float" office:value="0" calcext:value-type="float">
            <text:p>0.00</text:p>
          </table:table-cell>
          <table:table-cell table:style-name="ce20" table:formula="of:=[$T.C5]/SUM([$B.$B$4:$B.C$4])" office:value-type="float" office:value="1.4349593495935" calcext:value-type="float">
            <text:p>1.43</text:p>
          </table:table-cell>
          <table:table-cell table:style-name="ce20" table:formula="of:=[$T.D5]/SUM([$B.$B$4:$B.D$4])" office:value-type="float" office:value="0.88030888030888" calcext:value-type="float">
            <text:p>0.88</text:p>
          </table:table-cell>
          <table:table-cell table:style-name="ce20" table:formula="of:=[$T.E5]/SUM([$B.$B$4:$B.E$4])" office:value-type="float" office:value="0.380769230769231" calcext:value-type="float">
            <text:p>0.38</text:p>
          </table:table-cell>
          <table:table-cell table:style-name="ce20" table:formula="of:=[$T.F5]/SUM([$B.$B$4:$B.F$4])" office:value-type="float" office:value="0.184210526315789" calcext:value-type="float">
            <text:p>0.18</text:p>
          </table:table-cell>
          <table:table-cell table:style-name="ce20" table:formula="of:=[$T.G5]/SUM([$B.$B$4:$B.G$4])" office:value-type="float" office:value="0.187265917602996" calcext:value-type="float">
            <text:p>0.19</text:p>
          </table:table-cell>
          <table:table-cell table:style-name="ce20" table:formula="of:=[$T.H5]/SUM([$B.$B$4:$B.H$4])" office:value-type="float" office:value="0.157303370786517" calcext:value-type="float">
            <text:p>0.16</text:p>
          </table:table-cell>
          <table:table-cell table:style-name="ce20" table:formula="of:=[$T.I5]/SUM([$B.$B$4:$B.I$4])" office:value-type="float" office:value="0.157303370786517" calcext:value-type="float">
            <text:p>0.16</text:p>
          </table:table-cell>
          <table:table-cell table:style-name="ce20" table:formula="of:=[$T.J5]/SUM([$B.$B$4:$B.J$4])" office:value-type="float" office:value="0.101123595505618" calcext:value-type="float">
            <text:p>0.10</text:p>
          </table:table-cell>
          <table:table-cell table:style-name="ce20" table:formula="of:=[$T.K5]/SUM([$B.$B$4:$B.K$4])" office:value-type="float" office:value="0.0149812734082397" calcext:value-type="float">
            <text:p>0.01</text:p>
          </table:table-cell>
          <table:table-cell table:style-name="ce20" table:formula="of:=IF([$B.L25]=&quot;&quot;;&quot;&quot;;[$T.L25]/[$B.L25])">
            <text:p/>
          </table:table-cell>
          <table:table-cell table:style-name="ce20" table:formula="of:=IF([$B.M25]=&quot;&quot;;&quot;&quot;;[$T.M25]/[$B.M25])">
            <text:p/>
          </table:table-cell>
          <table:table-cell table:style-name="ce21" table:formula="of:=SUM([.B25:.K25])" office:value-type="float" office:value="3.49822551507728" calcext:value-type="float">
            <text:p>3.50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20" table:formula="of:=[$T.B6]/SUM([$B.$B$4:$B.B$4])" office:value-type="float" office:value="0" calcext:value-type="float">
            <text:p>0.00</text:p>
          </table:table-cell>
          <table:table-cell table:style-name="ce20" table:formula="of:=[$T.C6]/SUM([$B.$B$4:$B.C$4])" office:value-type="float" office:value="0" calcext:value-type="float">
            <text:p>0.00</text:p>
          </table:table-cell>
          <table:table-cell table:style-name="ce20" table:formula="of:=[$T.D6]/SUM([$B.$B$4:$B.D$4])" office:value-type="float" office:value="0.888030888030888" calcext:value-type="float">
            <text:p>0.89</text:p>
          </table:table-cell>
          <table:table-cell table:style-name="ce20" table:formula="of:=[$T.E6]/SUM([$B.$B$4:$B.E$4])" office:value-type="float" office:value="0.615384615384615" calcext:value-type="float">
            <text:p>0.62</text:p>
          </table:table-cell>
          <table:table-cell table:style-name="ce20" table:formula="of:=[$T.F6]/SUM([$B.$B$4:$B.F$4])" office:value-type="float" office:value="0.221804511278195" calcext:value-type="float">
            <text:p>0.22</text:p>
          </table:table-cell>
          <table:table-cell table:style-name="ce20" table:formula="of:=[$T.G6]/SUM([$B.$B$4:$B.G$4])" office:value-type="float" office:value="0.172284644194757" calcext:value-type="float">
            <text:p>0.17</text:p>
          </table:table-cell>
          <table:table-cell table:style-name="ce20" table:formula="of:=[$T.H6]/SUM([$B.$B$4:$B.H$4])" office:value-type="float" office:value="0.112359550561798" calcext:value-type="float">
            <text:p>0.11</text:p>
          </table:table-cell>
          <table:table-cell table:style-name="ce20" table:formula="of:=[$T.I6]/SUM([$B.$B$4:$B.I$4])" office:value-type="float" office:value="0.101123595505618" calcext:value-type="float">
            <text:p>0.10</text:p>
          </table:table-cell>
          <table:table-cell table:style-name="ce20" table:formula="of:=[$T.J6]/SUM([$B.$B$4:$B.J$4])" office:value-type="float" office:value="0.108614232209738" calcext:value-type="float">
            <text:p>0.11</text:p>
          </table:table-cell>
          <table:table-cell table:style-name="ce20" table:formula="of:=[$T.K6]/SUM([$B.$B$4:$B.K$4])" office:value-type="float" office:value="0.0224719101123595" calcext:value-type="float">
            <text:p>0.02</text:p>
          </table:table-cell>
          <table:table-cell table:style-name="ce20" table:formula="of:=IF([$B.L26]=&quot;&quot;;&quot;&quot;;[$T.L26]/[$B.L26])">
            <text:p/>
          </table:table-cell>
          <table:table-cell table:style-name="ce20" table:formula="of:=IF([$B.M26]=&quot;&quot;;&quot;&quot;;[$T.M26]/[$B.M26])">
            <text:p/>
          </table:table-cell>
          <table:table-cell table:style-name="ce21" table:formula="of:=SUM([.B26:.K26])" office:value-type="float" office:value="2.24207394727797" calcext:value-type="float">
            <text:p>2.24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20" table:formula="of:=[$T.B7]/SUM([$B.$B$4:$B.B$4])" office:value-type="float" office:value="0" calcext:value-type="float">
            <text:p>0.00</text:p>
          </table:table-cell>
          <table:table-cell table:style-name="ce20" table:formula="of:=[$T.C7]/SUM([$B.$B$4:$B.C$4])" office:value-type="float" office:value="0" calcext:value-type="float">
            <text:p>0.00</text:p>
          </table:table-cell>
          <table:table-cell table:style-name="ce20" table:formula="of:=[$T.D7]/SUM([$B.$B$4:$B.D$4])" office:value-type="float" office:value="0" calcext:value-type="float">
            <text:p>0.00</text:p>
          </table:table-cell>
          <table:table-cell table:style-name="ce20" table:formula="of:=[$T.E7]/SUM([$B.$B$4:$B.E$4])" office:value-type="float" office:value="1.06923076923077" calcext:value-type="float">
            <text:p>1.07</text:p>
          </table:table-cell>
          <table:table-cell table:style-name="ce20" table:formula="of:=[$T.F7]/SUM([$B.$B$4:$B.F$4])" office:value-type="float" office:value="0.56015037593985" calcext:value-type="float">
            <text:p>0.56</text:p>
          </table:table-cell>
          <table:table-cell table:style-name="ce20" table:formula="of:=[$T.G7]/SUM([$B.$B$4:$B.G$4])" office:value-type="float" office:value="0.258426966292135" calcext:value-type="float">
            <text:p>0.26</text:p>
          </table:table-cell>
          <table:table-cell table:style-name="ce20" table:formula="of:=[$T.H7]/SUM([$B.$B$4:$B.H$4])" office:value-type="float" office:value="0.176029962546816" calcext:value-type="float">
            <text:p>0.18</text:p>
          </table:table-cell>
          <table:table-cell table:style-name="ce20" table:formula="of:=[$T.I7]/SUM([$B.$B$4:$B.I$4])" office:value-type="float" office:value="0.146067415730337" calcext:value-type="float">
            <text:p>0.15</text:p>
          </table:table-cell>
          <table:table-cell table:style-name="ce20" table:formula="of:=[$T.J7]/SUM([$B.$B$4:$B.J$4])" office:value-type="float" office:value="0.123595505617978" calcext:value-type="float">
            <text:p>0.12</text:p>
          </table:table-cell>
          <table:table-cell table:style-name="ce20" table:formula="of:=[$T.K7]/SUM([$B.$B$4:$B.K$4])" office:value-type="float" office:value="0.052434456928839" calcext:value-type="float">
            <text:p>0.05</text:p>
          </table:table-cell>
          <table:table-cell table:style-name="ce20" table:formula="of:=IF([$B.L27]=&quot;&quot;;&quot;&quot;;[$T.L27]/[$B.L27])">
            <text:p/>
          </table:table-cell>
          <table:table-cell table:style-name="ce20" table:formula="of:=IF([$B.M27]=&quot;&quot;;&quot;&quot;;[$T.M27]/[$B.M27])">
            <text:p/>
          </table:table-cell>
          <table:table-cell table:style-name="ce21" table:formula="of:=SUM([.B27:.K27])" office:value-type="float" office:value="2.38593545228672" calcext:value-type="float">
            <text:p>2.39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20" table:formula="of:=[$T.B8]/SUM([$B.$B$4:$B.B$4])" office:value-type="float" office:value="0" calcext:value-type="float">
            <text:p>0.00</text:p>
          </table:table-cell>
          <table:table-cell table:style-name="ce20" table:formula="of:=[$T.C8]/SUM([$B.$B$4:$B.C$4])" office:value-type="float" office:value="0" calcext:value-type="float">
            <text:p>0.00</text:p>
          </table:table-cell>
          <table:table-cell table:style-name="ce20" table:formula="of:=[$T.D8]/SUM([$B.$B$4:$B.D$4])" office:value-type="float" office:value="0" calcext:value-type="float">
            <text:p>0.00</text:p>
          </table:table-cell>
          <table:table-cell table:style-name="ce20" table:formula="of:=[$T.E8]/SUM([$B.$B$4:$B.E$4])" office:value-type="float" office:value="0" calcext:value-type="float">
            <text:p>0.00</text:p>
          </table:table-cell>
          <table:table-cell table:style-name="ce20" table:formula="of:=[$T.F8]/SUM([$B.$B$4:$B.F$4])" office:value-type="float" office:value="1.30827067669173" calcext:value-type="float">
            <text:p>1.31</text:p>
          </table:table-cell>
          <table:table-cell table:style-name="ce20" table:formula="of:=[$T.G8]/SUM([$B.$B$4:$B.G$4])" office:value-type="float" office:value="0.816479400749064" calcext:value-type="float">
            <text:p>0.82</text:p>
          </table:table-cell>
          <table:table-cell table:style-name="ce20" table:formula="of:=[$T.H8]/SUM([$B.$B$4:$B.H$4])" office:value-type="float" office:value="0.352059925093633" calcext:value-type="float">
            <text:p>0.35</text:p>
          </table:table-cell>
          <table:table-cell table:style-name="ce20" table:formula="of:=[$T.I8]/SUM([$B.$B$4:$B.I$4])" office:value-type="float" office:value="0.295880149812734" calcext:value-type="float">
            <text:p>0.30</text:p>
          </table:table-cell>
          <table:table-cell table:style-name="ce20" table:formula="of:=[$T.J8]/SUM([$B.$B$4:$B.J$4])" office:value-type="float" office:value="0.224719101123595" calcext:value-type="float">
            <text:p>0.22</text:p>
          </table:table-cell>
          <table:table-cell table:style-name="ce20" table:formula="of:=[$T.K8]/SUM([$B.$B$4:$B.K$4])" office:value-type="float" office:value="0.0636704119850187" calcext:value-type="float">
            <text:p>0.06</text:p>
          </table:table-cell>
          <table:table-cell table:style-name="ce20" table:formula="of:=IF([$B.L28]=&quot;&quot;;&quot;&quot;;[$T.L28]/[$B.L28])">
            <text:p/>
          </table:table-cell>
          <table:table-cell table:style-name="ce20" table:formula="of:=IF([$B.M28]=&quot;&quot;;&quot;&quot;;[$T.M28]/[$B.M28])">
            <text:p/>
          </table:table-cell>
          <table:table-cell table:style-name="ce21" table:formula="of:=SUM([.B28:.K28])" office:value-type="float" office:value="3.06107966545577" calcext:value-type="float">
            <text:p>3.06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20" table:formula="of:=[$T.B9]/SUM([$B.$B$4:$B.B$4])" office:value-type="float" office:value="0" calcext:value-type="float">
            <text:p>0.00</text:p>
          </table:table-cell>
          <table:table-cell table:style-name="ce20" table:formula="of:=[$T.C9]/SUM([$B.$B$4:$B.C$4])" office:value-type="float" office:value="0" calcext:value-type="float">
            <text:p>0.00</text:p>
          </table:table-cell>
          <table:table-cell table:style-name="ce20" table:formula="of:=[$T.D9]/SUM([$B.$B$4:$B.D$4])" office:value-type="float" office:value="0" calcext:value-type="float">
            <text:p>0.00</text:p>
          </table:table-cell>
          <table:table-cell table:style-name="ce20" table:formula="of:=[$T.E9]/SUM([$B.$B$4:$B.E$4])" office:value-type="float" office:value="0" calcext:value-type="float">
            <text:p>0.00</text:p>
          </table:table-cell>
          <table:table-cell table:style-name="ce20" table:formula="of:=[$T.F9]/SUM([$B.$B$4:$B.F$4])" office:value-type="float" office:value="0" calcext:value-type="float">
            <text:p>0.00</text:p>
          </table:table-cell>
          <table:table-cell table:style-name="ce20" table:formula="of:=[$T.G9]/SUM([$B.$B$4:$B.G$4])" office:value-type="float" office:value="1.49063670411985" calcext:value-type="float">
            <text:p>1.49</text:p>
          </table:table-cell>
          <table:table-cell table:style-name="ce20" table:formula="of:=[$T.H9]/SUM([$B.$B$4:$B.H$4])" office:value-type="float" office:value="1.08988764044944" calcext:value-type="float">
            <text:p>1.09</text:p>
          </table:table-cell>
          <table:table-cell table:style-name="ce20" table:formula="of:=[$T.I9]/SUM([$B.$B$4:$B.I$4])" office:value-type="float" office:value="0.434456928838951" calcext:value-type="float">
            <text:p>0.43</text:p>
          </table:table-cell>
          <table:table-cell table:style-name="ce20" table:formula="of:=[$T.J9]/SUM([$B.$B$4:$B.J$4])" office:value-type="float" office:value="0.303370786516854" calcext:value-type="float">
            <text:p>0.30</text:p>
          </table:table-cell>
          <table:table-cell table:style-name="ce20" table:formula="of:=[$T.K9]/SUM([$B.$B$4:$B.K$4])" office:value-type="float" office:value="0.0749063670411985" calcext:value-type="float">
            <text:p>0.07</text:p>
          </table:table-cell>
          <table:table-cell table:style-name="ce20" table:formula="of:=IF([$B.L29]=&quot;&quot;;&quot;&quot;;[$T.L29]/[$B.L29])">
            <text:p/>
          </table:table-cell>
          <table:table-cell table:style-name="ce20" table:formula="of:=IF([$B.M29]=&quot;&quot;;&quot;&quot;;[$T.M29]/[$B.M29])">
            <text:p/>
          </table:table-cell>
          <table:table-cell table:style-name="ce21" table:formula="of:=SUM([.B29:.K29])" office:value-type="float" office:value="3.39325842696629" calcext:value-type="float">
            <text:p>3.39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20" table:formula="of:=[$T.B10]/SUM([$B.$B$4:$B.B$4])" office:value-type="float" office:value="0" calcext:value-type="float">
            <text:p>0.00</text:p>
          </table:table-cell>
          <table:table-cell table:style-name="ce20" table:formula="of:=[$T.C10]/SUM([$B.$B$4:$B.C$4])" office:value-type="float" office:value="0" calcext:value-type="float">
            <text:p>0.00</text:p>
          </table:table-cell>
          <table:table-cell table:style-name="ce20" table:formula="of:=[$T.D10]/SUM([$B.$B$4:$B.D$4])" office:value-type="float" office:value="0" calcext:value-type="float">
            <text:p>0.00</text:p>
          </table:table-cell>
          <table:table-cell table:style-name="ce20" table:formula="of:=[$T.E10]/SUM([$B.$B$4:$B.E$4])" office:value-type="float" office:value="0" calcext:value-type="float">
            <text:p>0.00</text:p>
          </table:table-cell>
          <table:table-cell table:style-name="ce20" table:formula="of:=[$T.F10]/SUM([$B.$B$4:$B.F$4])" office:value-type="float" office:value="0" calcext:value-type="float">
            <text:p>0.00</text:p>
          </table:table-cell>
          <table:table-cell table:style-name="ce20" table:formula="of:=[$T.G10]/SUM([$B.$B$4:$B.G$4])" office:value-type="float" office:value="0" calcext:value-type="float">
            <text:p>0.00</text:p>
          </table:table-cell>
          <table:table-cell table:style-name="ce20" table:formula="of:=[$T.H10]/SUM([$B.$B$4:$B.H$4])" office:value-type="float" office:value="0.910112359550562" calcext:value-type="float">
            <text:p>0.91</text:p>
          </table:table-cell>
          <table:table-cell table:style-name="ce20" table:formula="of:=[$T.I10]/SUM([$B.$B$4:$B.I$4])" office:value-type="float" office:value="0.591760299625468" calcext:value-type="float">
            <text:p>0.59</text:p>
          </table:table-cell>
          <table:table-cell table:style-name="ce20" table:formula="of:=[$T.J10]/SUM([$B.$B$4:$B.J$4])" office:value-type="float" office:value="0.307116104868914" calcext:value-type="float">
            <text:p>0.31</text:p>
          </table:table-cell>
          <table:table-cell table:style-name="ce20" table:formula="of:=[$T.K10]/SUM([$B.$B$4:$B.K$4])" office:value-type="float" office:value="0.0823970037453183" calcext:value-type="float">
            <text:p>0.08</text:p>
          </table:table-cell>
          <table:table-cell table:style-name="ce20" table:formula="of:=IF([$B.L30]=&quot;&quot;;&quot;&quot;;[$T.L30]/[$B.L30])">
            <text:p/>
          </table:table-cell>
          <table:table-cell table:style-name="ce20" table:formula="of:=IF([$B.M30]=&quot;&quot;;&quot;&quot;;[$T.M30]/[$B.M30])">
            <text:p/>
          </table:table-cell>
          <table:table-cell table:style-name="ce21" table:formula="of:=SUM([.B30:.K30])" office:value-type="float" office:value="1.89138576779026" calcext:value-type="float">
            <text:p>1.89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20" table:formula="of:=[$T.B11]/SUM([$B.$B$4:$B.B$4])" office:value-type="float" office:value="0" calcext:value-type="float">
            <text:p>0.00</text:p>
          </table:table-cell>
          <table:table-cell table:style-name="ce20" table:formula="of:=[$T.C11]/SUM([$B.$B$4:$B.C$4])" office:value-type="float" office:value="0" calcext:value-type="float">
            <text:p>0.00</text:p>
          </table:table-cell>
          <table:table-cell table:style-name="ce20" table:formula="of:=[$T.D11]/SUM([$B.$B$4:$B.D$4])" office:value-type="float" office:value="0" calcext:value-type="float">
            <text:p>0.00</text:p>
          </table:table-cell>
          <table:table-cell table:style-name="ce20" table:formula="of:=[$T.E11]/SUM([$B.$B$4:$B.E$4])" office:value-type="float" office:value="0" calcext:value-type="float">
            <text:p>0.00</text:p>
          </table:table-cell>
          <table:table-cell table:style-name="ce20" table:formula="of:=[$T.F11]/SUM([$B.$B$4:$B.F$4])" office:value-type="float" office:value="0" calcext:value-type="float">
            <text:p>0.00</text:p>
          </table:table-cell>
          <table:table-cell table:style-name="ce20" table:formula="of:=[$T.G11]/SUM([$B.$B$4:$B.G$4])" office:value-type="float" office:value="0" calcext:value-type="float">
            <text:p>0.00</text:p>
          </table:table-cell>
          <table:table-cell table:style-name="ce20" table:formula="of:=[$T.H11]/SUM([$B.$B$4:$B.H$4])" office:value-type="float" office:value="0" calcext:value-type="float">
            <text:p>0.00</text:p>
          </table:table-cell>
          <table:table-cell table:style-name="ce20" table:formula="of:=[$T.I11]/SUM([$B.$B$4:$B.I$4])" office:value-type="float" office:value="1.06741573033708" calcext:value-type="float">
            <text:p>1.07</text:p>
          </table:table-cell>
          <table:table-cell table:style-name="ce20" table:formula="of:=[$T.J11]/SUM([$B.$B$4:$B.J$4])" office:value-type="float" office:value="0.760299625468165" calcext:value-type="float">
            <text:p>0.76</text:p>
          </table:table-cell>
          <table:table-cell table:style-name="ce20" table:formula="of:=[$T.K11]/SUM([$B.$B$4:$B.K$4])" office:value-type="float" office:value="0.134831460674157" calcext:value-type="float">
            <text:p>0.13</text:p>
          </table:table-cell>
          <table:table-cell table:style-name="ce20" table:formula="of:=IF([$B.L31]=&quot;&quot;;&quot;&quot;;[$T.L31]/[$B.L31])">
            <text:p/>
          </table:table-cell>
          <table:table-cell table:style-name="ce20" table:formula="of:=IF([$B.M31]=&quot;&quot;;&quot;&quot;;[$T.M31]/[$B.M31])">
            <text:p/>
          </table:table-cell>
          <table:table-cell table:style-name="ce21" table:formula="of:=SUM([.B31:.K31])" office:value-type="float" office:value="1.9625468164794" calcext:value-type="float">
            <text:p>1.96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20" table:formula="of:=[$T.B12]/SUM([$B.$B$4:$B.B$4])" office:value-type="float" office:value="0" calcext:value-type="float">
            <text:p>0.00</text:p>
          </table:table-cell>
          <table:table-cell table:style-name="ce20" table:formula="of:=[$T.C12]/SUM([$B.$B$4:$B.C$4])" office:value-type="float" office:value="0" calcext:value-type="float">
            <text:p>0.00</text:p>
          </table:table-cell>
          <table:table-cell table:style-name="ce20" table:formula="of:=[$T.D12]/SUM([$B.$B$4:$B.D$4])" office:value-type="float" office:value="0" calcext:value-type="float">
            <text:p>0.00</text:p>
          </table:table-cell>
          <table:table-cell table:style-name="ce20" table:formula="of:=[$T.E12]/SUM([$B.$B$4:$B.E$4])" office:value-type="float" office:value="0" calcext:value-type="float">
            <text:p>0.00</text:p>
          </table:table-cell>
          <table:table-cell table:style-name="ce20" table:formula="of:=[$T.F12]/SUM([$B.$B$4:$B.F$4])" office:value-type="float" office:value="0" calcext:value-type="float">
            <text:p>0.00</text:p>
          </table:table-cell>
          <table:table-cell table:style-name="ce20" table:formula="of:=[$T.G12]/SUM([$B.$B$4:$B.G$4])" office:value-type="float" office:value="0" calcext:value-type="float">
            <text:p>0.00</text:p>
          </table:table-cell>
          <table:table-cell table:style-name="ce20" table:formula="of:=[$T.H12]/SUM([$B.$B$4:$B.H$4])" office:value-type="float" office:value="0" calcext:value-type="float">
            <text:p>0.00</text:p>
          </table:table-cell>
          <table:table-cell table:style-name="ce20" table:formula="of:=[$T.I12]/SUM([$B.$B$4:$B.I$4])" office:value-type="float" office:value="0" calcext:value-type="float">
            <text:p>0.00</text:p>
          </table:table-cell>
          <table:table-cell table:style-name="ce20" table:formula="of:=[$T.J12]/SUM([$B.$B$4:$B.J$4])" office:value-type="float" office:value="0.827715355805244" calcext:value-type="float">
            <text:p>0.83</text:p>
          </table:table-cell>
          <table:table-cell table:style-name="ce20" table:formula="of:=[$T.K12]/SUM([$B.$B$4:$B.K$4])" office:value-type="float" office:value="0.329588014981273" calcext:value-type="float">
            <text:p>0.33</text:p>
          </table:table-cell>
          <table:table-cell table:style-name="ce20" table:formula="of:=IF([$B.L32]=&quot;&quot;;&quot;&quot;;[$T.L32]/[$B.L32])">
            <text:p/>
          </table:table-cell>
          <table:table-cell table:style-name="ce20" table:formula="of:=IF([$B.M32]=&quot;&quot;;&quot;&quot;;[$T.M32]/[$B.M32])">
            <text:p/>
          </table:table-cell>
          <table:table-cell table:style-name="ce21" table:formula="of:=SUM([.B32:.K32])" office:value-type="float" office:value="1.15730337078652" calcext:value-type="float">
            <text:p>1.16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20" table:formula="of:=[$T.B13]/SUM([$B.$B$4:$B.B$4])" office:value-type="float" office:value="0" calcext:value-type="float">
            <text:p>0.00</text:p>
          </table:table-cell>
          <table:table-cell table:style-name="ce20" table:formula="of:=[$T.C13]/SUM([$B.$B$4:$B.C$4])" office:value-type="float" office:value="0" calcext:value-type="float">
            <text:p>0.00</text:p>
          </table:table-cell>
          <table:table-cell table:style-name="ce20" table:formula="of:=[$T.D13]/SUM([$B.$B$4:$B.D$4])" office:value-type="float" office:value="0" calcext:value-type="float">
            <text:p>0.00</text:p>
          </table:table-cell>
          <table:table-cell table:style-name="ce20" table:formula="of:=[$T.E13]/SUM([$B.$B$4:$B.E$4])" office:value-type="float" office:value="0" calcext:value-type="float">
            <text:p>0.00</text:p>
          </table:table-cell>
          <table:table-cell table:style-name="ce20" table:formula="of:=[$T.F13]/SUM([$B.$B$4:$B.F$4])" office:value-type="float" office:value="0" calcext:value-type="float">
            <text:p>0.00</text:p>
          </table:table-cell>
          <table:table-cell table:style-name="ce20" table:formula="of:=[$T.G13]/SUM([$B.$B$4:$B.G$4])" office:value-type="float" office:value="0" calcext:value-type="float">
            <text:p>0.00</text:p>
          </table:table-cell>
          <table:table-cell table:style-name="ce20" table:formula="of:=[$T.H13]/SUM([$B.$B$4:$B.H$4])" office:value-type="float" office:value="0" calcext:value-type="float">
            <text:p>0.00</text:p>
          </table:table-cell>
          <table:table-cell table:style-name="ce20" table:formula="of:=[$T.I13]/SUM([$B.$B$4:$B.I$4])" office:value-type="float" office:value="0" calcext:value-type="float">
            <text:p>0.00</text:p>
          </table:table-cell>
          <table:table-cell table:style-name="ce20" table:formula="of:=[$T.J13]/SUM([$B.$B$4:$B.J$4])" office:value-type="float" office:value="0" calcext:value-type="float">
            <text:p>0.00</text:p>
          </table:table-cell>
          <table:table-cell table:style-name="ce20" table:formula="of:=[$T.K13]/SUM([$B.$B$4:$B.K$4])" office:value-type="float" office:value="0.0262172284644195" calcext:value-type="float">
            <text:p>0.03</text:p>
          </table:table-cell>
          <table:table-cell table:style-name="ce20" table:formula="of:=IF([$B.L33]=&quot;&quot;;&quot;&quot;;[$T.L33]/[$B.L33])">
            <text:p/>
          </table:table-cell>
          <table:table-cell table:style-name="ce20" table:formula="of:=IF([$B.M33]=&quot;&quot;;&quot;&quot;;[$T.M33]/[$B.M33])">
            <text:p/>
          </table:table-cell>
          <table:table-cell table:style-name="ce21" table:formula="of:=SUM([.B33:.K33])" office:value-type="float" office:value="0.0262172284644195" calcext:value-type="float">
            <text:p>0.03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/>
          <table:table-cell table:style-name="ce21" table:number-columns-repeated="10"/>
          <table:table-cell table:style-name="ce20" table:formula="of:=IF([$B.L34]=&quot;&quot;;&quot;&quot;;[$T.L34]/[$B.L34])">
            <text:p/>
          </table:table-cell>
          <table:table-cell table:style-name="ce20" table:formula="of:=IF([$B.M34]=&quot;&quot;;&quot;&quot;;[$T.M34]/[$B.M34])">
            <text:p/>
          </table:table-cell>
          <table:table-cell table:style-name="ce21" table:formula="of:=IF([$B.N34]=0;&quot;&quot;;[$T.N34]/[$B.N34])">
            <text:p/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/>
          <table:table-cell table:style-name="ce21" table:number-columns-repeated="11"/>
          <table:table-cell table:style-name="ce20" table:formula="of:=IF([$B.M35]=&quot;&quot;;&quot;&quot;;[$T.M35]/[$B.M35])">
            <text:p/>
          </table:table-cell>
          <table:table-cell table:style-name="ce21" table:formula="of:=IF([$B.N35]=0;&quot;&quot;;[$T.N35]/[$B.N35])">
            <text:p/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string" calcext:value-type="string">
            <text:p>итого в месяц</text:p>
          </table:table-cell>
          <table:table-cell table:style-name="ce21" table:formula="of:=IF([$B.B16]=0;&quot;&quot;;[$T.B16]/[$B.B16])" office:value-type="float" office:value="1.41489361702128" calcext:value-type="float">
            <text:p>1.41</text:p>
          </table:table-cell>
          <table:table-cell table:style-name="ce21" table:formula="of:=IF([$B.C16]=0;&quot;&quot;;[$T.C16]/[$B.C16])" office:value-type="float" office:value="1.74247491638796" calcext:value-type="float">
            <text:p>1.74</text:p>
          </table:table-cell>
          <table:table-cell table:style-name="ce21" table:formula="of:=IF([$B.D16]=0;&quot;&quot;;[$T.D16]/[$B.D16])" office:value-type="float" office:value="2.08745247148289" calcext:value-type="float">
            <text:p>2.09</text:p>
          </table:table-cell>
          <table:table-cell table:style-name="ce21" table:formula="of:=IF([$B.E16]=0;&quot;&quot;;[$T.E16]/[$B.E16])" office:value-type="float" office:value="2.21292775665399" calcext:value-type="float">
            <text:p>2.21</text:p>
          </table:table-cell>
          <table:table-cell table:style-name="ce21" table:formula="of:=IF([$B.F16]=0;&quot;&quot;;[$T.F16]/[$B.F16])" office:value-type="float" office:value="1.95061728395062" calcext:value-type="float">
            <text:p>1.95</text:p>
          </table:table-cell>
          <table:table-cell table:style-name="ce21" table:formula="of:=IF([$B.G16]=0;&quot;&quot;;[$T.G16]/[$B.G16])" office:value-type="float" office:value="2.33045977011494" calcext:value-type="float">
            <text:p>2.33</text:p>
          </table:table-cell>
          <table:table-cell table:style-name="ce21" table:formula="of:=IF([$B.H16]=0;&quot;&quot;;[$T.H16]/[$B.H16])" office:value-type="float" office:value="2.96197718631179" calcext:value-type="float">
            <text:p>2.96</text:p>
          </table:table-cell>
          <table:table-cell table:style-name="ce21" table:formula="of:=IF([$B.I16]=0;&quot;&quot;;[$T.I16]/[$B.I16])" office:value-type="float" office:value="2.94615384615385" calcext:value-type="float">
            <text:p>2.95</text:p>
          </table:table-cell>
          <table:table-cell table:style-name="ce21" table:formula="of:=IF([$B.J16]=0;&quot;&quot;;[$T.J16]/[$B.J16])" office:value-type="float" office:value="3.09053497942387" calcext:value-type="float">
            <text:p>3.09</text:p>
          </table:table-cell>
          <table:table-cell table:style-name="ce21" table:formula="of:=IF([$B.K16]=0;&quot;&quot;;[$T.K16]/[$B.K16])" office:value-type="float" office:value="4.80434782608696" calcext:value-type="float">
            <text:p>4.80</text:p>
          </table:table-cell>
          <table:table-cell table:style-name="ce21" table:formula="of:=IF([$B.L36]=0;&quot;&quot;;[$T.L36]/[$B.L36])">
            <text:p/>
          </table:table-cell>
          <table:table-cell table:style-name="ce21" table:formula="of:=IF([$B.M36]=0;&quot;&quot;;[$T.M36]/[$B.M36])">
            <text:p/>
          </table:table-cell>
          <table:table-cell table:style-name="ce21" table:formula="of:=IF([$B.N36]=0;&quot;&quot;;[$T.N36]/[$B.N36])">
            <text:p/>
          </table:table-cell>
          <table:table-cell table:style-name="ce5" table:number-columns-repeated="12"/>
          <table:table-cell table:number-columns-repeated="38"/>
        </table:table-row>
        <table:table-row table:style-name="ro2" table:number-rows-repeated="964">
          <table:table-cell table:style-name="ce5" table:number-columns-repeated="26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PA" table:style-name="ta7">
        <office:forms form:automatic-focus="false" form:apply-design-mode="false"/>
        <table:table-column table:style-name="co1" table:default-cell-style-name="Default"/>
        <table:table-column table:style-name="co10" table:number-columns-repeated="13" table:default-cell-style-name="Default"/>
        <table:table-column table:style-name="co5" table:number-columns-repeated="50" table:default-cell-style-name="Default"/>
        <table:table-row table:style-name="ro2">
          <table:table-cell table:style-name="ce6"/>
          <table:table-cell table:style-name="ce5" table:number-columns-repeated="25"/>
          <table:table-cell table:number-columns-repeated="38"/>
        </table:table-row>
        <table:table-row table:style-name="ro2">
          <table:table-cell table:style-name="ce5" table:number-columns-repeated="26"/>
          <table:table-cell table:number-columns-repeated="38"/>
        </table:table-row>
        <table:table-row table:style-name="ro2">
          <table:table-cell table:style-name="ce5"/>
          <table:table-cell table:style-name="ce9" office:value-type="string" calcext:value-type="string">
            <text:p>январь</text:p>
          </table:table-cell>
          <table:table-cell table:style-name="ce12" office:value-type="string" calcext:value-type="string">
            <text:p>февраль</text:p>
          </table:table-cell>
          <table:table-cell table:style-name="ce9" office:value-type="string" calcext:value-type="string">
            <text:p>март</text:p>
          </table:table-cell>
          <table:table-cell table:style-name="ce9" office:value-type="string" calcext:value-type="string">
            <text:p>апрель</text:p>
          </table:table-cell>
          <table:table-cell table:style-name="ce9" office:value-type="string" calcext:value-type="string">
            <text:p>май</text:p>
          </table:table-cell>
          <table:table-cell table:style-name="ce9" office:value-type="string" calcext:value-type="string">
            <text:p>июнь</text:p>
          </table:table-cell>
          <table:table-cell table:style-name="ce9" office:value-type="string" calcext:value-type="string">
            <text:p>июль</text:p>
          </table:table-cell>
          <table:table-cell table:style-name="ce9" office:value-type="string" calcext:value-type="string">
            <text:p>август</text:p>
          </table:table-cell>
          <table:table-cell table:style-name="ce9" office:value-type="string" calcext:value-type="string">
            <text:p>сентбрь</text:p>
          </table:table-cell>
          <table:table-cell table:style-name="ce9" office:value-type="string" calcext:value-type="string">
            <text:p>октябрь</text:p>
          </table:table-cell>
          <table:table-cell table:style-name="ce9" office:value-type="string" calcext:value-type="string">
            <text:p>ноябрь</text:p>
          </table:table-cell>
          <table:table-cell table:style-name="ce9" office:value-type="string" calcext:value-type="string">
            <text:p>декабрь</text:p>
          </table:table-cell>
          <table:table-cell table:style-name="ce9" office:value-type="string" calcext:value-type="string">
            <text:p>итого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string" calcext:value-type="string">
            <text:p>когорта январь</text:p>
          </table:table-cell>
          <table:table-cell table:style-name="ce10" table:formula="of:=IF([$UA.B4]=&quot;&quot;;&quot;&quot;;[$AC.B6]/[$UA.B4])" office:value-type="currency" office:currency="RUR" office:value="353.858267716535" calcext:value-type="currency">
            <text:p>р.353.86</text:p>
          </table:table-cell>
          <table:table-cell table:style-name="ce10" table:formula="of:=IF([$UA.C4]=&quot;&quot;;&quot;&quot;;[$AC.C6]/[$UA.C4])" office:value-type="currency" office:currency="RUR" office:value="0" calcext:value-type="currency">
            <text:p>р.0.00</text:p>
          </table:table-cell>
          <table:table-cell table:style-name="ce10" table:formula="of:=IF([$UA.D4]=&quot;&quot;;&quot;&quot;;[$AC.D6]/[$UA.D4])" office:value-type="currency" office:currency="RUR" office:value="0" calcext:value-type="currency">
            <text:p>р.0.00</text:p>
          </table:table-cell>
          <table:table-cell table:style-name="ce10" table:formula="of:=IF([$UA.E4]=&quot;&quot;;&quot;&quot;;[$AC.E6]/[$UA.E4])" office:value-type="currency" office:currency="RUR" office:value="0" calcext:value-type="currency">
            <text:p>р.0.00</text:p>
          </table:table-cell>
          <table:table-cell table:style-name="ce10" table:formula="of:=IF([$UA.F4]=&quot;&quot;;&quot;&quot;;[$AC.F6]/[$UA.F4])" office:value-type="currency" office:currency="RUR" office:value="0" calcext:value-type="currency">
            <text:p>р.0.00</text:p>
          </table:table-cell>
          <table:table-cell table:style-name="ce10" table:formula="of:=IF([$UA.G4]=&quot;&quot;;&quot;&quot;;[$AC.G6]/[$UA.G4])" office:value-type="currency" office:currency="RUR" office:value="0" calcext:value-type="currency">
            <text:p>р.0.00</text:p>
          </table:table-cell>
          <table:table-cell table:style-name="ce10" table:formula="of:=IF([$UA.H4]=&quot;&quot;;&quot;&quot;;[$AC.H6]/[$UA.H4])" office:value-type="currency" office:currency="RUR" office:value="0" calcext:value-type="currency">
            <text:p>р.0.00</text:p>
          </table:table-cell>
          <table:table-cell table:style-name="ce10" table:formula="of:=IF([$UA.I4]=&quot;&quot;;&quot;&quot;;[$AC.I6]/[$UA.I4])" office:value-type="currency" office:currency="RUR" office:value="0" calcext:value-type="currency">
            <text:p>р.0.00</text:p>
          </table:table-cell>
          <table:table-cell table:style-name="ce10" table:formula="of:=IF([$UA.J4]=&quot;&quot;;&quot;&quot;;[$AC.J6]/[$UA.J4])" office:value-type="currency" office:currency="RUR" office:value="0" calcext:value-type="currency">
            <text:p>р.0.00</text:p>
          </table:table-cell>
          <table:table-cell table:style-name="ce10" table:formula="of:=IF([$UA.K4]=&quot;&quot;;&quot;&quot;;[$AC.K6]/[$UA.K4])" office:value-type="currency" office:currency="RUR" office:value="0" calcext:value-type="currency">
            <text:p>р.0.00</text:p>
          </table:table-cell>
          <table:table-cell table:style-name="ce10" table:formula="of:=IF([$UA.L4]=&quot;&quot;;&quot;&quot;;[$AC.L6]/[$UA.L4])">
            <text:p/>
          </table:table-cell>
          <table:table-cell table:style-name="ce10" table:formula="of:=IF([$UA.M4]=&quot;&quot;;&quot;&quot;;[$AC.M6]/[$UA.M4])">
            <text:p/>
          </table:table-cell>
          <table:table-cell table:style-name="ce11" table:formula="of:=IF([$UA.N4]=&quot;&quot;;&quot;&quot;;[$AC.N6]/[$UA.N4])" office:value-type="currency" office:currency="RUR" office:value="353.858267716535" calcext:value-type="currency">
            <text:p>р.353.86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string" calcext:value-type="string">
            <text:p>когорта февраль</text:p>
          </table:table-cell>
          <table:table-cell table:style-name="ce11"/>
          <table:table-cell table:style-name="ce10" table:formula="of:=IF([$UA.C5]=&quot;&quot;;&quot;&quot;;[$AC.C7]/[$UA.C5])" office:value-type="currency" office:currency="RUR" office:value="347.039915966387" calcext:value-type="currency">
            <text:p>р.347.04</text:p>
          </table:table-cell>
          <table:table-cell table:style-name="ce10" table:formula="of:=IF([$UA.D5]=&quot;&quot;;&quot;&quot;;[$AC.D7]/[$UA.D5])" office:value-type="currency" office:currency="RUR" office:value="0" calcext:value-type="currency">
            <text:p>р.0.00</text:p>
          </table:table-cell>
          <table:table-cell table:style-name="ce10" table:formula="of:=IF([$UA.E5]=&quot;&quot;;&quot;&quot;;[$AC.E7]/[$UA.E5])" office:value-type="currency" office:currency="RUR" office:value="0" calcext:value-type="currency">
            <text:p>р.0.00</text:p>
          </table:table-cell>
          <table:table-cell table:style-name="ce10" table:formula="of:=IF([$UA.F5]=&quot;&quot;;&quot;&quot;;[$AC.F7]/[$UA.F5])" office:value-type="currency" office:currency="RUR" office:value="0" calcext:value-type="currency">
            <text:p>р.0.00</text:p>
          </table:table-cell>
          <table:table-cell table:style-name="ce10" table:formula="of:=IF([$UA.G5]=&quot;&quot;;&quot;&quot;;[$AC.G7]/[$UA.G5])" office:value-type="currency" office:currency="RUR" office:value="0" calcext:value-type="currency">
            <text:p>р.0.00</text:p>
          </table:table-cell>
          <table:table-cell table:style-name="ce10" table:formula="of:=IF([$UA.H5]=&quot;&quot;;&quot;&quot;;[$AC.H7]/[$UA.H5])" office:value-type="currency" office:currency="RUR" office:value="0" calcext:value-type="currency">
            <text:p>р.0.00</text:p>
          </table:table-cell>
          <table:table-cell table:style-name="ce10" table:formula="of:=IF([$UA.I5]=&quot;&quot;;&quot;&quot;;[$AC.I7]/[$UA.I5])" office:value-type="currency" office:currency="RUR" office:value="0" calcext:value-type="currency">
            <text:p>р.0.00</text:p>
          </table:table-cell>
          <table:table-cell table:style-name="ce10" table:formula="of:=IF([$UA.J5]=&quot;&quot;;&quot;&quot;;[$AC.J7]/[$UA.J5])" office:value-type="currency" office:currency="RUR" office:value="0" calcext:value-type="currency">
            <text:p>р.0.00</text:p>
          </table:table-cell>
          <table:table-cell table:style-name="ce10" table:formula="of:=IF([$UA.K5]=&quot;&quot;;&quot;&quot;;[$AC.K7]/[$UA.K5])" office:value-type="currency" office:currency="RUR" office:value="0" calcext:value-type="currency">
            <text:p>р.0.00</text:p>
          </table:table-cell>
          <table:table-cell table:style-name="ce10" table:formula="of:=IF([$UA.L5]=&quot;&quot;;&quot;&quot;;[$AC.L7]/[$UA.L5])">
            <text:p/>
          </table:table-cell>
          <table:table-cell table:style-name="ce10" table:formula="of:=IF([$UA.M5]=&quot;&quot;;&quot;&quot;;[$AC.M7]/[$UA.M5])">
            <text:p/>
          </table:table-cell>
          <table:table-cell table:style-name="ce11" table:formula="of:=IF([$UA.N5]=&quot;&quot;;&quot;&quot;;[$AC.N7]/[$UA.N5])" office:value-type="currency" office:currency="RUR" office:value="347.039915966387" calcext:value-type="currency">
            <text:p>р.347.04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string" calcext:value-type="string">
            <text:p>когорта март</text:p>
          </table:table-cell>
          <table:table-cell table:style-name="ce11" table:number-columns-repeated="2"/>
          <table:table-cell table:style-name="ce10" table:formula="of:=IF([$UA.D6]=&quot;&quot;;&quot;&quot;;[$AC.D8]/[$UA.D6])" office:value-type="currency" office:currency="RUR" office:value="354.211764705882" calcext:value-type="currency">
            <text:p>р.354.21</text:p>
          </table:table-cell>
          <table:table-cell table:style-name="ce10" table:formula="of:=IF([$UA.E6]=&quot;&quot;;&quot;&quot;;[$AC.E8]/[$UA.E6])" office:value-type="currency" office:currency="RUR" office:value="0" calcext:value-type="currency">
            <text:p>р.0.00</text:p>
          </table:table-cell>
          <table:table-cell table:style-name="ce10" table:formula="of:=IF([$UA.F6]=&quot;&quot;;&quot;&quot;;[$AC.F8]/[$UA.F6])" office:value-type="currency" office:currency="RUR" office:value="0" calcext:value-type="currency">
            <text:p>р.0.00</text:p>
          </table:table-cell>
          <table:table-cell table:style-name="ce10" table:formula="of:=IF([$UA.G6]=&quot;&quot;;&quot;&quot;;[$AC.G8]/[$UA.G6])" office:value-type="currency" office:currency="RUR" office:value="0" calcext:value-type="currency">
            <text:p>р.0.00</text:p>
          </table:table-cell>
          <table:table-cell table:style-name="ce10" table:formula="of:=IF([$UA.H6]=&quot;&quot;;&quot;&quot;;[$AC.H8]/[$UA.H6])" office:value-type="currency" office:currency="RUR" office:value="0" calcext:value-type="currency">
            <text:p>р.0.00</text:p>
          </table:table-cell>
          <table:table-cell table:style-name="ce10" table:formula="of:=IF([$UA.I6]=&quot;&quot;;&quot;&quot;;[$AC.I8]/[$UA.I6])" office:value-type="currency" office:currency="RUR" office:value="0" calcext:value-type="currency">
            <text:p>р.0.00</text:p>
          </table:table-cell>
          <table:table-cell table:style-name="ce10" table:formula="of:=IF([$UA.J6]=&quot;&quot;;&quot;&quot;;[$AC.J8]/[$UA.J6])" office:value-type="currency" office:currency="RUR" office:value="0" calcext:value-type="currency">
            <text:p>р.0.00</text:p>
          </table:table-cell>
          <table:table-cell table:style-name="ce10" table:formula="of:=IF([$UA.K6]=&quot;&quot;;&quot;&quot;;[$AC.K8]/[$UA.K6])" office:value-type="currency" office:currency="RUR" office:value="0" calcext:value-type="currency">
            <text:p>р.0.00</text:p>
          </table:table-cell>
          <table:table-cell table:style-name="ce10" table:formula="of:=IF([$UA.L6]=&quot;&quot;;&quot;&quot;;[$AC.L8]/[$UA.L6])">
            <text:p/>
          </table:table-cell>
          <table:table-cell table:style-name="ce10" table:formula="of:=IF([$UA.M6]=&quot;&quot;;&quot;&quot;;[$AC.M8]/[$UA.M6])">
            <text:p/>
          </table:table-cell>
          <table:table-cell table:style-name="ce11" table:formula="of:=IF([$UA.N6]=&quot;&quot;;&quot;&quot;;[$AC.N8]/[$UA.N6])" office:value-type="currency" office:currency="RUR" office:value="354.211764705882" calcext:value-type="currency">
            <text:p>р.354.21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string" calcext:value-type="string">
            <text:p>когорта апрель</text:p>
          </table:table-cell>
          <table:table-cell table:style-name="ce11" table:number-columns-repeated="3"/>
          <table:table-cell table:style-name="ce10" table:formula="of:=IF([$UA.E7]=&quot;&quot;;&quot;&quot;;[$AC.E9]/[$UA.E7])" office:value-type="currency" office:currency="RUR" office:value="349.314121037464" calcext:value-type="currency">
            <text:p>р.349.31</text:p>
          </table:table-cell>
          <table:table-cell table:style-name="ce10" table:formula="of:=IF([$UA.F7]=&quot;&quot;;&quot;&quot;;[$AC.F9]/[$UA.F7])" office:value-type="currency" office:currency="RUR" office:value="0" calcext:value-type="currency">
            <text:p>р.0.00</text:p>
          </table:table-cell>
          <table:table-cell table:style-name="ce10" table:formula="of:=IF([$UA.G7]=&quot;&quot;;&quot;&quot;;[$AC.G9]/[$UA.G7])" office:value-type="currency" office:currency="RUR" office:value="0" calcext:value-type="currency">
            <text:p>р.0.00</text:p>
          </table:table-cell>
          <table:table-cell table:style-name="ce10" table:formula="of:=IF([$UA.H7]=&quot;&quot;;&quot;&quot;;[$AC.H9]/[$UA.H7])" office:value-type="currency" office:currency="RUR" office:value="0" calcext:value-type="currency">
            <text:p>р.0.00</text:p>
          </table:table-cell>
          <table:table-cell table:style-name="ce10" table:formula="of:=IF([$UA.I7]=&quot;&quot;;&quot;&quot;;[$AC.I9]/[$UA.I7])" office:value-type="currency" office:currency="RUR" office:value="0" calcext:value-type="currency">
            <text:p>р.0.00</text:p>
          </table:table-cell>
          <table:table-cell table:style-name="ce10" table:formula="of:=IF([$UA.J7]=&quot;&quot;;&quot;&quot;;[$AC.J9]/[$UA.J7])" office:value-type="currency" office:currency="RUR" office:value="0" calcext:value-type="currency">
            <text:p>р.0.00</text:p>
          </table:table-cell>
          <table:table-cell table:style-name="ce10" table:formula="of:=IF([$UA.K7]=&quot;&quot;;&quot;&quot;;[$AC.K9]/[$UA.K7])" office:value-type="currency" office:currency="RUR" office:value="0" calcext:value-type="currency">
            <text:p>р.0.00</text:p>
          </table:table-cell>
          <table:table-cell table:style-name="ce10" table:formula="of:=IF([$UA.L7]=&quot;&quot;;&quot;&quot;;[$AC.L9]/[$UA.L7])">
            <text:p/>
          </table:table-cell>
          <table:table-cell table:style-name="ce10" table:formula="of:=IF([$UA.M7]=&quot;&quot;;&quot;&quot;;[$AC.M9]/[$UA.M7])">
            <text:p/>
          </table:table-cell>
          <table:table-cell table:style-name="ce11" table:formula="of:=IF([$UA.N7]=&quot;&quot;;&quot;&quot;;[$AC.N9]/[$UA.N7])" office:value-type="currency" office:currency="RUR" office:value="349.314121037464" calcext:value-type="currency">
            <text:p>р.349.31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string" calcext:value-type="string">
            <text:p>когорта май</text:p>
          </table:table-cell>
          <table:table-cell table:style-name="ce11" table:number-columns-repeated="4"/>
          <table:table-cell table:style-name="ce10" table:formula="of:=IF([$UA.F8]=&quot;&quot;;&quot;&quot;;[$AC.F10]/[$UA.F8])" office:value-type="currency" office:currency="RUR" office:value="354.919191919192" calcext:value-type="currency">
            <text:p>р.354.92</text:p>
          </table:table-cell>
          <table:table-cell table:style-name="ce10" table:formula="of:=IF([$UA.G8]=&quot;&quot;;&quot;&quot;;[$AC.G10]/[$UA.G8])" office:value-type="currency" office:currency="RUR" office:value="0" calcext:value-type="currency">
            <text:p>р.0.00</text:p>
          </table:table-cell>
          <table:table-cell table:style-name="ce10" table:formula="of:=IF([$UA.H8]=&quot;&quot;;&quot;&quot;;[$AC.H10]/[$UA.H8])" office:value-type="currency" office:currency="RUR" office:value="0" calcext:value-type="currency">
            <text:p>р.0.00</text:p>
          </table:table-cell>
          <table:table-cell table:style-name="ce10" table:formula="of:=IF([$UA.I8]=&quot;&quot;;&quot;&quot;;[$AC.I10]/[$UA.I8])" office:value-type="currency" office:currency="RUR" office:value="0" calcext:value-type="currency">
            <text:p>р.0.00</text:p>
          </table:table-cell>
          <table:table-cell table:style-name="ce10" table:formula="of:=IF([$UA.J8]=&quot;&quot;;&quot;&quot;;[$AC.J10]/[$UA.J8])" office:value-type="currency" office:currency="RUR" office:value="0" calcext:value-type="currency">
            <text:p>р.0.00</text:p>
          </table:table-cell>
          <table:table-cell table:style-name="ce10" table:formula="of:=IF([$UA.K8]=&quot;&quot;;&quot;&quot;;[$AC.K10]/[$UA.K8])" office:value-type="currency" office:currency="RUR" office:value="0" calcext:value-type="currency">
            <text:p>р.0.00</text:p>
          </table:table-cell>
          <table:table-cell table:style-name="ce10" table:formula="of:=IF([$UA.L8]=&quot;&quot;;&quot;&quot;;[$AC.L10]/[$UA.L8])">
            <text:p/>
          </table:table-cell>
          <table:table-cell table:style-name="ce10" table:formula="of:=IF([$UA.M8]=&quot;&quot;;&quot;&quot;;[$AC.M10]/[$UA.M8])">
            <text:p/>
          </table:table-cell>
          <table:table-cell table:style-name="ce11" table:formula="of:=IF([$UA.N8]=&quot;&quot;;&quot;&quot;;[$AC.N10]/[$UA.N8])" office:value-type="currency" office:currency="RUR" office:value="354.919191919192" calcext:value-type="currency">
            <text:p>р.354.92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string" calcext:value-type="string">
            <text:p>когорта июнь</text:p>
          </table:table-cell>
          <table:table-cell table:style-name="ce11" table:number-columns-repeated="5"/>
          <table:table-cell table:style-name="ce10" table:formula="of:=IF([$UA.G9]=&quot;&quot;;&quot;&quot;;[$AC.G11]/[$UA.G9])" office:value-type="currency" office:currency="RUR" office:value="346.111313868613" calcext:value-type="currency">
            <text:p>р.346.11</text:p>
          </table:table-cell>
          <table:table-cell table:style-name="ce10" table:formula="of:=IF([$UA.H9]=&quot;&quot;;&quot;&quot;;[$AC.H11]/[$UA.H9])" office:value-type="currency" office:currency="RUR" office:value="0" calcext:value-type="currency">
            <text:p>р.0.00</text:p>
          </table:table-cell>
          <table:table-cell table:style-name="ce10" table:formula="of:=IF([$UA.I9]=&quot;&quot;;&quot;&quot;;[$AC.I11]/[$UA.I9])" office:value-type="currency" office:currency="RUR" office:value="0" calcext:value-type="currency">
            <text:p>р.0.00</text:p>
          </table:table-cell>
          <table:table-cell table:style-name="ce10" table:formula="of:=IF([$UA.J9]=&quot;&quot;;&quot;&quot;;[$AC.J11]/[$UA.J9])" office:value-type="currency" office:currency="RUR" office:value="0" calcext:value-type="currency">
            <text:p>р.0.00</text:p>
          </table:table-cell>
          <table:table-cell table:style-name="ce10" table:formula="of:=IF([$UA.K9]=&quot;&quot;;&quot;&quot;;[$AC.K11]/[$UA.K9])" office:value-type="currency" office:currency="RUR" office:value="0" calcext:value-type="currency">
            <text:p>р.0.00</text:p>
          </table:table-cell>
          <table:table-cell table:style-name="ce10" table:formula="of:=IF([$UA.L9]=&quot;&quot;;&quot;&quot;;[$AC.L11]/[$UA.L9])">
            <text:p/>
          </table:table-cell>
          <table:table-cell table:style-name="ce10" table:formula="of:=IF([$UA.M9]=&quot;&quot;;&quot;&quot;;[$AC.M11]/[$UA.M9])">
            <text:p/>
          </table:table-cell>
          <table:table-cell table:style-name="ce11" table:formula="of:=IF([$UA.N9]=&quot;&quot;;&quot;&quot;;[$AC.N11]/[$UA.N9])" office:value-type="currency" office:currency="RUR" office:value="346.111313868613" calcext:value-type="currency">
            <text:p>р.346.11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string" calcext:value-type="string">
            <text:p>когорта июль</text:p>
          </table:table-cell>
          <table:table-cell table:style-name="ce11" table:number-columns-repeated="6"/>
          <table:table-cell table:style-name="ce10" table:formula="of:=IF([$UA.H10]=&quot;&quot;;&quot;&quot;;[$AC.H12]/[$UA.H10])" office:value-type="currency" office:currency="RUR" office:value="352.748344370861" calcext:value-type="currency">
            <text:p>р.352.75</text:p>
          </table:table-cell>
          <table:table-cell table:style-name="ce10" table:formula="of:=IF([$UA.I10]=&quot;&quot;;&quot;&quot;;[$AC.I12]/[$UA.I10])" office:value-type="currency" office:currency="RUR" office:value="0" calcext:value-type="currency">
            <text:p>р.0.00</text:p>
          </table:table-cell>
          <table:table-cell table:style-name="ce10" table:formula="of:=IF([$UA.J10]=&quot;&quot;;&quot;&quot;;[$AC.J12]/[$UA.J10])" office:value-type="currency" office:currency="RUR" office:value="0" calcext:value-type="currency">
            <text:p>р.0.00</text:p>
          </table:table-cell>
          <table:table-cell table:style-name="ce10" table:formula="of:=IF([$UA.K10]=&quot;&quot;;&quot;&quot;;[$AC.K12]/[$UA.K10])" office:value-type="currency" office:currency="RUR" office:value="0" calcext:value-type="currency">
            <text:p>р.0.00</text:p>
          </table:table-cell>
          <table:table-cell table:style-name="ce10" table:formula="of:=IF([$UA.L10]=&quot;&quot;;&quot;&quot;;[$AC.L12]/[$UA.L10])">
            <text:p/>
          </table:table-cell>
          <table:table-cell table:style-name="ce10" table:formula="of:=IF([$UA.M10]=&quot;&quot;;&quot;&quot;;[$AC.M12]/[$UA.M10])">
            <text:p/>
          </table:table-cell>
          <table:table-cell table:style-name="ce11" table:formula="of:=IF([$UA.N10]=&quot;&quot;;&quot;&quot;;[$AC.N12]/[$UA.N10])" office:value-type="currency" office:currency="RUR" office:value="352.748344370861" calcext:value-type="currency">
            <text:p>р.352.75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string" calcext:value-type="string">
            <text:p>когорта август</text:p>
          </table:table-cell>
          <table:table-cell table:style-name="ce11" table:number-columns-repeated="7"/>
          <table:table-cell table:style-name="ce10" table:formula="of:=IF([$UA.I11]=&quot;&quot;;&quot;&quot;;[$AC.I13]/[$UA.I11])" office:value-type="currency" office:currency="RUR" office:value="343.687344913151" calcext:value-type="currency">
            <text:p>р.343.69</text:p>
          </table:table-cell>
          <table:table-cell table:style-name="ce10" table:formula="of:=IF([$UA.J11]=&quot;&quot;;&quot;&quot;;[$AC.J13]/[$UA.J11])" office:value-type="currency" office:currency="RUR" office:value="0" calcext:value-type="currency">
            <text:p>р.0.00</text:p>
          </table:table-cell>
          <table:table-cell table:style-name="ce10" table:formula="of:=IF([$UA.K11]=&quot;&quot;;&quot;&quot;;[$AC.K13]/[$UA.K11])" office:value-type="currency" office:currency="RUR" office:value="0" calcext:value-type="currency">
            <text:p>р.0.00</text:p>
          </table:table-cell>
          <table:table-cell table:style-name="ce10" table:formula="of:=IF([$UA.L11]=&quot;&quot;;&quot;&quot;;[$AC.L13]/[$UA.L11])">
            <text:p/>
          </table:table-cell>
          <table:table-cell table:style-name="ce10" table:formula="of:=IF([$UA.M11]=&quot;&quot;;&quot;&quot;;[$AC.M13]/[$UA.M11])">
            <text:p/>
          </table:table-cell>
          <table:table-cell table:style-name="ce11" table:formula="of:=IF([$UA.N11]=&quot;&quot;;&quot;&quot;;[$AC.N13]/[$UA.N11])" office:value-type="currency" office:currency="RUR" office:value="343.687344913151" calcext:value-type="currency">
            <text:p>р.343.69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string" calcext:value-type="string">
            <text:p>когорта сентябрь</text:p>
          </table:table-cell>
          <table:table-cell table:style-name="ce11" table:number-columns-repeated="8"/>
          <table:table-cell table:style-name="ce10" table:formula="of:=IF([$UA.J12]=&quot;&quot;;&quot;&quot;;[$AC.J14]/[$UA.J12])" office:value-type="currency" office:currency="RUR" office:value="346.835866261398" calcext:value-type="currency">
            <text:p>р.346.84</text:p>
          </table:table-cell>
          <table:table-cell table:style-name="ce10" table:formula="of:=IF([$UA.K12]=&quot;&quot;;&quot;&quot;;[$AC.K14]/[$UA.K12])" office:value-type="currency" office:currency="RUR" office:value="0" calcext:value-type="currency">
            <text:p>р.0.00</text:p>
          </table:table-cell>
          <table:table-cell table:style-name="ce10" table:formula="of:=IF([$UA.L12]=&quot;&quot;;&quot;&quot;;[$AC.L14]/[$UA.L12])">
            <text:p/>
          </table:table-cell>
          <table:table-cell table:style-name="ce10" table:formula="of:=IF([$UA.M12]=&quot;&quot;;&quot;&quot;;[$AC.M14]/[$UA.M12])">
            <text:p/>
          </table:table-cell>
          <table:table-cell table:style-name="ce11" table:formula="of:=IF([$UA.N12]=&quot;&quot;;&quot;&quot;;[$AC.N14]/[$UA.N12])" office:value-type="currency" office:currency="RUR" office:value="346.835866261398" calcext:value-type="currency">
            <text:p>р.346.84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string" calcext:value-type="string">
            <text:p>когорта октябрь</text:p>
          </table:table-cell>
          <table:table-cell table:style-name="ce11" table:number-columns-repeated="9"/>
          <table:table-cell table:style-name="ce10" table:formula="of:=IF([$UA.K13]=&quot;&quot;;&quot;&quot;;[$AC.K15]/[$UA.K13])" office:value-type="currency" office:currency="RUR" office:value="365.125" calcext:value-type="currency">
            <text:p>р.365.13</text:p>
          </table:table-cell>
          <table:table-cell table:style-name="ce10" table:formula="of:=IF([$UA.L13]=&quot;&quot;;&quot;&quot;;[$AC.L15]/[$UA.L13])">
            <text:p/>
          </table:table-cell>
          <table:table-cell table:style-name="ce10" table:formula="of:=IF([$UA.M13]=&quot;&quot;;&quot;&quot;;[$AC.M15]/[$UA.M13])">
            <text:p/>
          </table:table-cell>
          <table:table-cell table:style-name="ce11" table:formula="of:=IF([$UA.N13]=&quot;&quot;;&quot;&quot;;[$AC.N15]/[$UA.N13])" office:value-type="currency" office:currency="RUR" office:value="365.125" calcext:value-type="currency">
            <text:p>р.365.13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string" calcext:value-type="string">
            <text:p>когорта ноябрь</text:p>
          </table:table-cell>
          <table:table-cell table:style-name="ce11" table:number-columns-repeated="10"/>
          <table:table-cell table:style-name="ce10" table:formula="of:=IF([$UA.L14]=&quot;&quot;;&quot;&quot;;[$AC.L16]/[$UA.L14])">
            <text:p/>
          </table:table-cell>
          <table:table-cell table:style-name="ce10" table:formula="of:=IF([$UA.M14]=&quot;&quot;;&quot;&quot;;[$AC.M16]/[$UA.M14])">
            <text:p/>
          </table:table-cell>
          <table:table-cell table:style-name="ce11"/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string" calcext:value-type="string">
            <text:p>когорта декабрь</text:p>
          </table:table-cell>
          <table:table-cell table:style-name="ce11" table:number-columns-repeated="11"/>
          <table:table-cell table:style-name="ce10" table:formula="of:=IF([$UA.M15]=&quot;&quot;;&quot;&quot;;[$AC.M17]/[$UA.M15])">
            <text:p/>
          </table:table-cell>
          <table:table-cell table:style-name="ce11"/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string" calcext:value-type="string">
            <text:p>итого в месяц</text:p>
          </table:table-cell>
          <table:table-cell table:style-name="ce11" table:formula="of:=IF([$UA.B16]=0;&quot;&quot;;[$AC.B18]/[$UA.B16])" office:value-type="currency" office:currency="RUR" office:value="353.858267716535" calcext:value-type="currency">
            <text:p>р.353.86</text:p>
          </table:table-cell>
          <table:table-cell table:style-name="ce11" table:formula="of:=IF([$UA.C16]=0;&quot;&quot;;[$AC.C18]/[$UA.C16])" office:value-type="currency" office:currency="RUR" office:value="209.899618805591" calcext:value-type="currency">
            <text:p>р.209.90</text:p>
          </table:table-cell>
          <table:table-cell table:style-name="ce11" table:formula="of:=IF([$UA.D16]=0;&quot;&quot;;[$AC.D18]/[$UA.D16])" office:value-type="currency" office:currency="RUR" office:value="147.588235294118" calcext:value-type="currency">
            <text:p>р.147.59</text:p>
          </table:table-cell>
          <table:table-cell table:style-name="ce11" table:formula="of:=IF([$UA.E16]=0;&quot;&quot;;[$AC.E18]/[$UA.E16])" office:value-type="currency" office:currency="RUR" office:value="150.948941469489" calcext:value-type="currency">
            <text:p>р.150.95</text:p>
          </table:table-cell>
          <table:table-cell table:style-name="ce11" table:formula="of:=IF([$UA.F16]=0;&quot;&quot;;[$AC.F18]/[$UA.F16])" office:value-type="currency" office:currency="RUR" office:value="176.037074148297" calcext:value-type="currency">
            <text:p>р.176.04</text:p>
          </table:table-cell>
          <table:table-cell table:style-name="ce11" table:formula="of:=IF([$UA.G16]=0;&quot;&quot;;[$AC.G18]/[$UA.G16])" office:value-type="currency" office:currency="RUR" office:value="160.736440677966" calcext:value-type="currency">
            <text:p>р.160.74</text:p>
          </table:table-cell>
          <table:table-cell table:style-name="ce11" table:formula="of:=IF([$UA.H16]=0;&quot;&quot;;[$AC.H18]/[$UA.H16])" office:value-type="currency" office:currency="RUR" office:value="102.630057803468" calcext:value-type="currency">
            <text:p>р.102.63</text:p>
          </table:table-cell>
          <table:table-cell table:style-name="ce11" table:formula="of:=IF([$UA.I16]=0;&quot;&quot;;[$AC.I18]/[$UA.I16])" office:value-type="currency" office:currency="RUR" office:value="137.270564915758" calcext:value-type="currency">
            <text:p>р.137.27</text:p>
          </table:table-cell>
          <table:table-cell table:style-name="ce11" table:formula="of:=IF([$UA.J16]=0;&quot;&quot;;[$AC.J18]/[$UA.J16])" office:value-type="currency" office:currency="RUR" office:value="110.893100097182" calcext:value-type="currency">
            <text:p>р.110.89</text:p>
          </table:table-cell>
          <table:table-cell table:style-name="ce11" table:formula="of:=IF([$UA.K16]=0;&quot;&quot;;[$AC.K18]/[$UA.K16])" office:value-type="currency" office:currency="RUR" office:value="11.3217054263566" calcext:value-type="currency">
            <text:p>р.11.32</text:p>
          </table:table-cell>
          <table:table-cell table:style-name="ce11" table:formula="of:=IF([$UA.L16]=0;&quot;&quot;;[$AC.L18]/[$UA.L16])">
            <text:p/>
          </table:table-cell>
          <table:table-cell table:style-name="ce11" table:formula="of:=IF([$UA.M16]=0;&quot;&quot;;[$AC.M18]/[$UA.M16])">
            <text:p/>
          </table:table-cell>
          <table:table-cell table:style-name="ce11" table:formula="of:=IF([$UA.N16]=0;&quot;&quot;;[$AC.N18]/[$UA.N16])" office:value-type="currency" office:currency="RUR" office:value="349.737695903217" calcext:value-type="currency">
            <text:p>р.349.74</text:p>
          </table:table-cell>
          <table:table-cell table:style-name="ce5" table:number-columns-repeated="12"/>
          <table:table-cell table:number-columns-repeated="38"/>
        </table:table-row>
        <table:table-row table:style-name="ro2" table:number-rows-repeated="984">
          <table:table-cell table:style-name="ce5" table:number-columns-repeated="26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Money" table:style-name="ta8">
        <office:forms form:automatic-focus="false" form:apply-design-mode="false"/>
        <table:table-column table:style-name="co1" table:default-cell-style-name="Default"/>
        <table:table-column table:style-name="co10" table:number-columns-repeated="10" table:default-cell-style-name="Default"/>
        <table:table-column table:style-name="co10" table:visibility="collapse" table:number-columns-repeated="2" table:default-cell-style-name="Default"/>
        <table:table-column table:style-name="co12" table:default-cell-style-name="Default"/>
        <table:table-column table:style-name="co5" table:number-columns-repeated="50" table:default-cell-style-name="Default"/>
        <table:table-row table:style-name="ro2">
          <table:table-cell table:style-name="ce6"/>
          <table:table-cell table:style-name="ce5" table:number-columns-repeated="25"/>
          <table:table-cell table:number-columns-repeated="38"/>
        </table:table-row>
        <table:table-row table:style-name="ro2">
          <table:table-cell table:style-name="ce5" table:number-columns-repeated="26"/>
          <table:table-cell table:number-columns-repeated="38"/>
        </table:table-row>
        <table:table-row table:style-name="ro2">
          <table:table-cell table:style-name="ce5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table:number-columns-repeated="2"/>
          <table:table-cell table:style-name="ce9" office:value-type="string" calcext:value-type="string">
            <text:p>итого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0" office:value-type="currency" office:currency="RUR" office:value="229921" calcext:value-type="currency">
            <text:p>р.229,921.00</text:p>
          </table:table-cell>
          <table:table-cell table:style-name="ce10" office:value-type="currency" office:currency="RUR" office:value="155228" calcext:value-type="currency">
            <text:p>р.155,228.00</text:p>
          </table:table-cell>
          <table:table-cell table:style-name="ce10" office:value-type="currency" office:currency="RUR" office:value="87832" calcext:value-type="currency">
            <text:p>р.87,832.00</text:p>
          </table:table-cell>
          <table:table-cell table:style-name="ce10" office:value-type="currency" office:currency="RUR" office:value="37662" calcext:value-type="currency">
            <text:p>р.37,662.00</text:p>
          </table:table-cell>
          <table:table-cell table:style-name="ce10" office:value-type="currency" office:currency="RUR" office:value="23635" calcext:value-type="currency">
            <text:p>р.23,635.00</text:p>
          </table:table-cell>
          <table:table-cell table:style-name="ce10" office:value-type="currency" office:currency="RUR" office:value="25321" calcext:value-type="currency">
            <text:p>р.25,321.00</text:p>
          </table:table-cell>
          <table:table-cell table:style-name="ce10" office:value-type="currency" office:currency="RUR" office:value="31466" calcext:value-type="currency">
            <text:p>р.31,466.00</text:p>
          </table:table-cell>
          <table:table-cell table:style-name="ce10" office:value-type="currency" office:currency="RUR" office:value="16614" calcext:value-type="currency">
            <text:p>р.16,614.00</text:p>
          </table:table-cell>
          <table:table-cell table:style-name="ce10" office:value-type="currency" office:currency="RUR" office:value="15093" calcext:value-type="currency">
            <text:p>р.15,093.00</text:p>
          </table:table-cell>
          <table:table-cell table:style-name="ce10" office:value-type="currency" office:currency="RUR" office:value="5806" calcext:value-type="currency">
            <text:p>р.5,806.00</text:p>
          </table:table-cell>
          <table:table-cell table:style-name="ce10" table:number-columns-repeated="2"/>
          <table:table-cell table:style-name="ce11" table:formula="of:=SUM([.B4:.M4])" office:value-type="currency" office:currency="RUR" office:value="628578" calcext:value-type="currency">
            <text:p>р.628,578.00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10" office:value-type="currency" office:currency="RUR" office:value="292817" calcext:value-type="currency">
            <text:p>р.292,817.00</text:p>
          </table:table-cell>
          <table:table-cell table:style-name="ce10" office:value-type="currency" office:currency="RUR" office:value="203343" calcext:value-type="currency">
            <text:p>р.203,343.00</text:p>
          </table:table-cell>
          <table:table-cell table:style-name="ce10" office:value-type="currency" office:currency="RUR" office:value="80501" calcext:value-type="currency">
            <text:p>р.80,501.00</text:p>
          </table:table-cell>
          <table:table-cell table:style-name="ce10" office:value-type="currency" office:currency="RUR" office:value="36713" calcext:value-type="currency">
            <text:p>р.36,713.00</text:p>
          </table:table-cell>
          <table:table-cell table:style-name="ce10" office:value-type="currency" office:currency="RUR" office:value="47201" calcext:value-type="currency">
            <text:p>р.47,201.00</text:p>
          </table:table-cell>
          <table:table-cell table:style-name="ce10" office:value-type="currency" office:currency="RUR" office:value="37392" calcext:value-type="currency">
            <text:p>р.37,392.00</text:p>
          </table:table-cell>
          <table:table-cell table:style-name="ce10" office:value-type="currency" office:currency="RUR" office:value="36901" calcext:value-type="currency">
            <text:p>р.36,901.00</text:p>
          </table:table-cell>
          <table:table-cell table:style-name="ce10" office:value-type="currency" office:currency="RUR" office:value="22011" calcext:value-type="currency">
            <text:p>р.22,011.00</text:p>
          </table:table-cell>
          <table:table-cell table:style-name="ce10" office:value-type="currency" office:currency="RUR" office:value="5395" calcext:value-type="currency">
            <text:p>р.5,395.00</text:p>
          </table:table-cell>
          <table:table-cell table:style-name="ce10" table:number-columns-repeated="2"/>
          <table:table-cell table:style-name="ce11" table:formula="of:=SUM([.B5:.M5])" office:value-type="currency" office:currency="RUR" office:value="762274" calcext:value-type="currency">
            <text:p>р.762,274.00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1" table:number-columns-repeated="2"/>
          <table:table-cell table:style-name="ce10" office:value-type="currency" office:currency="RUR" office:value="195111" calcext:value-type="currency">
            <text:p>р.195,111.00</text:p>
          </table:table-cell>
          <table:table-cell table:style-name="ce10" office:value-type="currency" office:currency="RUR" office:value="132068" calcext:value-type="currency">
            <text:p>р.132,068.00</text:p>
          </table:table-cell>
          <table:table-cell table:style-name="ce10" office:value-type="currency" office:currency="RUR" office:value="59346" calcext:value-type="currency">
            <text:p>р.59,346.00</text:p>
          </table:table-cell>
          <table:table-cell table:style-name="ce10" office:value-type="currency" office:currency="RUR" office:value="44332" calcext:value-type="currency">
            <text:p>р.44,332.00</text:p>
          </table:table-cell>
          <table:table-cell table:style-name="ce10" office:value-type="currency" office:currency="RUR" office:value="30510" calcext:value-type="currency">
            <text:p>р.30,510.00</text:p>
          </table:table-cell>
          <table:table-cell table:style-name="ce10" office:value-type="currency" office:currency="RUR" office:value="20576" calcext:value-type="currency">
            <text:p>р.20,576.00</text:p>
          </table:table-cell>
          <table:table-cell table:style-name="ce10" office:value-type="currency" office:currency="RUR" office:value="32275" calcext:value-type="currency">
            <text:p>р.32,275.00</text:p>
          </table:table-cell>
          <table:table-cell table:style-name="ce10" office:value-type="currency" office:currency="RUR" office:value="6158" calcext:value-type="currency">
            <text:p>р.6,158.00</text:p>
          </table:table-cell>
          <table:table-cell table:style-name="ce10" table:number-columns-repeated="2"/>
          <table:table-cell table:style-name="ce11" table:formula="of:=SUM([.B6:.M6])" office:value-type="currency" office:currency="RUR" office:value="520376" calcext:value-type="currency">
            <text:p>р.520,376.00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1" table:number-columns-repeated="3"/>
          <table:table-cell table:style-name="ce10" office:value-type="currency" office:currency="RUR" office:value="242322" calcext:value-type="currency">
            <text:p>р.242,322.00</text:p>
          </table:table-cell>
          <table:table-cell table:style-name="ce10" office:value-type="currency" office:currency="RUR" office:value="118870" calcext:value-type="currency">
            <text:p>р.118,870.00</text:p>
          </table:table-cell>
          <table:table-cell table:style-name="ce10" office:value-type="currency" office:currency="RUR" office:value="58137" calcext:value-type="currency">
            <text:p>р.58,137.00</text:p>
          </table:table-cell>
          <table:table-cell table:style-name="ce10" office:value-type="currency" office:currency="RUR" office:value="46552" calcext:value-type="currency">
            <text:p>р.46,552.00</text:p>
          </table:table-cell>
          <table:table-cell table:style-name="ce10" office:value-type="currency" office:currency="RUR" office:value="33849" calcext:value-type="currency">
            <text:p>р.33,849.00</text:p>
          </table:table-cell>
          <table:table-cell table:style-name="ce10" office:value-type="currency" office:currency="RUR" office:value="32562" calcext:value-type="currency">
            <text:p>р.32,562.00</text:p>
          </table:table-cell>
          <table:table-cell table:style-name="ce10" office:value-type="currency" office:currency="RUR" office:value="12219" calcext:value-type="currency">
            <text:p>р.12,219.00</text:p>
          </table:table-cell>
          <table:table-cell table:style-name="ce10" table:number-columns-repeated="2"/>
          <table:table-cell table:style-name="ce11" table:formula="of:=SUM([.B7:.M7])" office:value-type="currency" office:currency="RUR" office:value="544511" calcext:value-type="currency">
            <text:p>р.544,511.00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11" table:number-columns-repeated="4"/>
          <table:table-cell table:style-name="ce10" office:value-type="currency" office:currency="RUR" office:value="311007" calcext:value-type="currency">
            <text:p>р.311,007.00</text:p>
          </table:table-cell>
          <table:table-cell table:style-name="ce10" office:value-type="currency" office:currency="RUR" office:value="190580" calcext:value-type="currency">
            <text:p>р.190,580.00</text:p>
          </table:table-cell>
          <table:table-cell table:style-name="ce10" office:value-type="currency" office:currency="RUR" office:value="88583" calcext:value-type="currency">
            <text:p>р.88,583.00</text:p>
          </table:table-cell>
          <table:table-cell table:style-name="ce10" office:value-type="currency" office:currency="RUR" office:value="68707" calcext:value-type="currency">
            <text:p>р.68,707.00</text:p>
          </table:table-cell>
          <table:table-cell table:style-name="ce10" office:value-type="currency" office:currency="RUR" office:value="51856" calcext:value-type="currency">
            <text:p>р.51,856.00</text:p>
          </table:table-cell>
          <table:table-cell table:style-name="ce10" office:value-type="currency" office:currency="RUR" office:value="18112" calcext:value-type="currency">
            <text:p>р.18,112.00</text:p>
          </table:table-cell>
          <table:table-cell table:style-name="ce10" table:number-columns-repeated="2"/>
          <table:table-cell table:style-name="ce11" table:formula="of:=SUM([.B8:.M8])" office:value-type="currency" office:currency="RUR" office:value="728845" calcext:value-type="currency">
            <text:p>р.728,845.00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1" table:number-columns-repeated="5"/>
          <table:table-cell table:style-name="ce10" office:value-type="currency" office:currency="RUR" office:value="340787" calcext:value-type="currency">
            <text:p>р.340,787.00</text:p>
          </table:table-cell>
          <table:table-cell table:style-name="ce10" office:value-type="currency" office:currency="RUR" office:value="253374" calcext:value-type="currency">
            <text:p>р.253,374.00</text:p>
          </table:table-cell>
          <table:table-cell table:style-name="ce10" office:value-type="currency" office:currency="RUR" office:value="97362" calcext:value-type="currency">
            <text:p>р.97,362.00</text:p>
          </table:table-cell>
          <table:table-cell table:style-name="ce10" office:value-type="currency" office:currency="RUR" office:value="69376" calcext:value-type="currency">
            <text:p>р.69,376.00</text:p>
          </table:table-cell>
          <table:table-cell table:style-name="ce10" office:value-type="currency" office:currency="RUR" office:value="18583" calcext:value-type="currency">
            <text:p>р.18,583.00</text:p>
          </table:table-cell>
          <table:table-cell table:style-name="ce10" table:number-columns-repeated="2"/>
          <table:table-cell table:style-name="ce11" table:formula="of:=SUM([.B9:.M9])" office:value-type="currency" office:currency="RUR" office:value="779482" calcext:value-type="currency">
            <text:p>р.779,482.00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11" table:number-columns-repeated="6"/>
          <table:table-cell table:style-name="ce10" office:value-type="currency" office:currency="RUR" office:value="202869" calcext:value-type="currency">
            <text:p>р.202,869.00</text:p>
          </table:table-cell>
          <table:table-cell table:style-name="ce10" office:value-type="currency" office:currency="RUR" office:value="142586" calcext:value-type="currency">
            <text:p>р.142,586.00</text:p>
          </table:table-cell>
          <table:table-cell table:style-name="ce10" office:value-type="currency" office:currency="RUR" office:value="74390" calcext:value-type="currency">
            <text:p>р.74,390.00</text:p>
          </table:table-cell>
          <table:table-cell table:style-name="ce10" office:value-type="currency" office:currency="RUR" office:value="18045" calcext:value-type="currency">
            <text:p>р.18,045.00</text:p>
          </table:table-cell>
          <table:table-cell table:style-name="ce10" table:number-columns-repeated="2"/>
          <table:table-cell table:style-name="ce11" table:formula="of:=SUM([.B10:.M10])" office:value-type="currency" office:currency="RUR" office:value="437890" calcext:value-type="currency">
            <text:p>р.437,890.00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11" table:number-columns-repeated="7"/>
          <table:table-cell table:style-name="ce10" office:value-type="currency" office:currency="RUR" office:value="248524" calcext:value-type="currency">
            <text:p>р.248,524.00</text:p>
          </table:table-cell>
          <table:table-cell table:style-name="ce10" office:value-type="currency" office:currency="RUR" office:value="172690" calcext:value-type="currency">
            <text:p>р.172,690.00</text:p>
          </table:table-cell>
          <table:table-cell table:style-name="ce10" office:value-type="currency" office:currency="RUR" office:value="30087" calcext:value-type="currency">
            <text:p>р.30,087.00</text:p>
          </table:table-cell>
          <table:table-cell table:style-name="ce10" table:number-columns-repeated="2"/>
          <table:table-cell table:style-name="ce11" table:formula="of:=SUM([.B11:.M11])" office:value-type="currency" office:currency="RUR" office:value="451301" calcext:value-type="currency">
            <text:p>р.451,301.00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11" table:number-columns-repeated="8"/>
          <table:table-cell table:style-name="ce10" office:value-type="currency" office:currency="RUR" office:value="190559" calcext:value-type="currency">
            <text:p>р.190,559.00</text:p>
          </table:table-cell>
          <table:table-cell table:style-name="ce10" office:value-type="currency" office:currency="RUR" office:value="77150" calcext:value-type="currency">
            <text:p>р.77,150.00</text:p>
          </table:table-cell>
          <table:table-cell table:style-name="ce10" table:number-columns-repeated="2"/>
          <table:table-cell table:style-name="ce11" table:formula="of:=SUM([.B12:.M12])" office:value-type="currency" office:currency="RUR" office:value="267709" calcext:value-type="currency">
            <text:p>р.267,709.00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11" table:number-columns-repeated="9"/>
          <table:table-cell table:style-name="ce10" office:value-type="currency" office:currency="RUR" office:value="5968" calcext:value-type="currency">
            <text:p>р.5,968.00</text:p>
          </table:table-cell>
          <table:table-cell table:style-name="ce10" table:number-columns-repeated="2"/>
          <table:table-cell table:style-name="ce11" table:formula="of:=SUM([.B13:.M13])" office:value-type="currency" office:currency="RUR" office:value="5968" calcext:value-type="currency">
            <text:p>р.5,968.00</text:p>
          </table:table-cell>
          <table:table-cell table:style-name="ce5" table:number-columns-repeated="12"/>
          <table:table-cell table:number-columns-repeated="38"/>
        </table:table-row>
        <table:table-row table:style-name="ro2" table:visibility="collapse">
          <table:table-cell table:style-name="ce6"/>
          <table:table-cell table:style-name="ce11" table:number-columns-repeated="10"/>
          <table:table-cell table:style-name="ce10" table:number-columns-repeated="2"/>
          <table:table-cell table:style-name="ce11" table:formula="of:=SUM([.B14:.M14])" office:value-type="currency" office:currency="RUR" office:value="0" calcext:value-type="currency">
            <text:p>р.0.00</text:p>
          </table:table-cell>
          <table:table-cell table:style-name="ce5" table:number-columns-repeated="12"/>
          <table:table-cell table:number-columns-repeated="38"/>
        </table:table-row>
        <table:table-row table:style-name="ro2" table:visibility="collapse">
          <table:table-cell table:style-name="ce6"/>
          <table:table-cell table:style-name="ce11" table:number-columns-repeated="11"/>
          <table:table-cell table:style-name="ce10"/>
          <table:table-cell table:style-name="ce11" table:formula="of:=SUM([.B15:.M15])" office:value-type="currency" office:currency="RUR" office:value="0" calcext:value-type="currency">
            <text:p>р.0.00</text:p>
          </table:table-cell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string" calcext:value-type="string">
            <text:p>итого в неделю</text:p>
          </table:table-cell>
          <table:table-cell table:style-name="ce11" table:formula="of:=SUM([.B4:.B15])" office:value-type="currency" office:currency="RUR" office:value="229921" calcext:value-type="currency">
            <text:p>р.229,921.00</text:p>
          </table:table-cell>
          <table:table-cell table:style-name="ce11" table:formula="of:=SUM([.C4:.C15])" office:value-type="currency" office:currency="RUR" office:value="448045" calcext:value-type="currency">
            <text:p>р.448,045.00</text:p>
          </table:table-cell>
          <table:table-cell table:style-name="ce11" table:formula="of:=SUM([.D4:.D15])" office:value-type="currency" office:currency="RUR" office:value="486286" calcext:value-type="currency">
            <text:p>р.486,286.00</text:p>
          </table:table-cell>
          <table:table-cell table:style-name="ce11" table:formula="of:=SUM([.E4:.E15])" office:value-type="currency" office:currency="RUR" office:value="492553" calcext:value-type="currency">
            <text:p>р.492,553.00</text:p>
          </table:table-cell>
          <table:table-cell table:style-name="ce11" table:formula="of:=SUM([.F4:.F15])" office:value-type="currency" office:currency="RUR" office:value="549571" calcext:value-type="currency">
            <text:p>р.549,571.00</text:p>
          </table:table-cell>
          <table:table-cell table:style-name="ce11" table:formula="of:=SUM([.G4:.G15])" office:value-type="currency" office:currency="RUR" office:value="706358" calcext:value-type="currency">
            <text:p>р.706,358.00</text:p>
          </table:table-cell>
          <table:table-cell table:style-name="ce11" table:formula="of:=SUM([.H4:.H15])" office:value-type="currency" office:currency="RUR" office:value="690746" calcext:value-type="currency">
            <text:p>р.690,746.00</text:p>
          </table:table-cell>
          <table:table-cell table:style-name="ce11" table:formula="of:=SUM([.I4:.I15])" office:value-type="currency" office:currency="RUR" office:value="665119" calcext:value-type="currency">
            <text:p>р.665,119.00</text:p>
          </table:table-cell>
          <table:table-cell table:style-name="ce11" table:formula="of:=SUM([.J4:.J15])" office:value-type="currency" office:currency="RUR" office:value="660812" calcext:value-type="currency">
            <text:p>р.660,812.00</text:p>
          </table:table-cell>
          <table:table-cell table:style-name="ce11" table:formula="of:=SUM([.K4:.K15])" office:value-type="currency" office:currency="RUR" office:value="197523" calcext:value-type="currency">
            <text:p>р.197,523.00</text:p>
          </table:table-cell>
          <table:table-cell table:style-name="ce11" table:number-columns-repeated="2"/>
          <table:table-cell table:style-name="ce11" table:formula="of:=SUM([.N4:.N15])" office:value-type="currency" office:currency="RUR" office:value="5126934" calcext:value-type="currency">
            <text:p>р.5,126,934.00</text:p>
          </table:table-cell>
          <table:table-cell table:style-name="ce5" table:number-columns-repeated="12"/>
          <table:table-cell table:number-columns-repeated="38"/>
        </table:table-row>
        <table:table-row table:style-name="ro2" table:number-rows-repeated="2">
          <table:table-cell table:style-name="ce5" table:number-columns-repeated="26"/>
          <table:table-cell table:number-columns-repeated="38"/>
        </table:table-row>
        <table:table-row table:style-name="ro2">
          <table:table-cell table:style-name="ce5" table:number-columns-repeated="7"/>
          <table:table-cell table:style-name="ce5" office:value-type="string" calcext:value-type="string">
            <text:p><text:s text:c="38"/></text:p>
          </table:table-cell>
          <table:table-cell table:style-name="ce5" table:number-columns-repeated="18"/>
          <table:table-cell table:number-columns-repeated="38"/>
        </table:table-row>
        <table:table-row table:style-name="ro2" table:number-rows-repeated="981">
          <table:table-cell table:style-name="ce5" table:number-columns-repeated="26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UE" table:style-name="ta9">
        <office:forms form:automatic-focus="false" form:apply-design-mode="false"/>
        <table:table-column table:style-name="co1" table:default-cell-style-name="Default"/>
        <table:table-column table:style-name="co13" table:number-columns-repeated="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0" table:number-columns-repeated="3" table:default-cell-style-name="Default"/>
        <table:table-column table:style-name="co5" table:number-columns-repeated="50" table:default-cell-style-name="Default"/>
        <table:table-row table:style-name="ro2">
          <table:table-cell table:style-name="ce6"/>
          <table:table-cell table:style-name="ce5" table:number-columns-repeated="25"/>
          <table:table-cell table:number-columns-repeated="38"/>
        </table:table-row>
        <table:table-row table:style-name="ro2">
          <table:table-cell table:style-name="ce5" table:number-columns-repeated="26"/>
          <table:table-cell table:number-columns-repeated="38"/>
        </table:table-row>
        <table:table-row table:style-name="ro2">
          <table:table-cell table:style-name="ce5"/>
          <table:table-cell table:style-name="ce9" office:value-type="string" calcext:value-type="string">
            <text:p>UA</text:p>
          </table:table-cell>
          <table:table-cell table:style-name="ce12" office:value-type="string" calcext:value-type="string">
            <text:p>C1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AvP</text:p>
          </table:table-cell>
          <table:table-cell table:style-name="ce9" office:value-type="string" calcext:value-type="string">
            <text:p>COGS</text:p>
          </table:table-cell>
          <table:table-cell table:style-name="ce9" office:value-type="string" calcext:value-type="string">
            <text:p>APC</text:p>
          </table:table-cell>
          <table:table-cell table:style-name="ce9" office:value-type="string" calcext:value-type="string">
            <text:p>ARPC</text:p>
          </table:table-cell>
          <table:table-cell table:style-name="ce9" office:value-type="string" calcext:value-type="string">
            <text:p>ARPU</text:p>
          </table:table-cell>
          <table:table-cell table:style-name="ce9" office:value-type="string" calcext:value-type="string">
            <text:p>CPA</text:p>
          </table:table-cell>
          <table:table-cell table:style-name="ce9" office:value-type="string" calcext:value-type="string">
            <text:p>CM</text:p>
          </table:table-cell>
          <table:table-cell table:style-name="ce23" table:number-columns-repeated="3"/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6" table:formula="of:=[$UA.N4]" office:value-type="float" office:value="381" calcext:value-type="float">
            <text:p>381</text:p>
          </table:table-cell>
          <table:table-cell table:style-name="ce18" table:formula="of:=IF([.B4]=0;&quot;&quot;;[.D4]/[.B4])" office:value-type="percentage" office:value="0.700787401574803" calcext:value-type="percentage">
            <text:p>70.08%</text:p>
          </table:table-cell>
          <table:table-cell table:style-name="ce16" table:formula="of:=[$B.N4]" office:value-type="float" office:value="267" calcext:value-type="float">
            <text:p>267</text:p>
          </table:table-cell>
          <table:table-cell table:style-name="ce10" table:formula="of:=[$Money.N4]/[$T.N4]" office:value-type="currency" office:currency="RUR" office:value="896.687589158345" calcext:value-type="currency">
            <text:p>р.896.69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20" table:formula="of:=[$APC.N4]" office:value-type="float" office:value="2.62546816479401" calcext:value-type="float">
            <text:p>2.63</text:p>
          </table:table-cell>
          <table:table-cell table:style-name="ce10" table:formula="of:=([.E4]-[.E4]*[.F4])*[.G4]" office:value-type="currency" office:currency="RUR" office:value="2354.22471910112" calcext:value-type="currency">
            <text:p>р.2,354.22</text:p>
          </table:table-cell>
          <table:table-cell table:style-name="ce10" office:value-type="string" calcext:value-type="string">
            <text:p><text:s/></text:p>
          </table:table-cell>
          <table:table-cell table:style-name="ce10" table:formula="of:=[$CPA.N4]" office:value-type="currency" office:currency="RUR" office:value="353.858267716535" calcext:value-type="currency">
            <text:p>р.353.86</text:p>
          </table:table-cell>
          <table:table-cell table:style-name="ce10" table:formula="of:=[.B4]*([.I4]-[.J4])" office:value-type="string" office:string-value="" calcext:value-type="error">
            <text:p>#VALUE!</text:p>
          </table:table-cell>
          <table:table-cell table:style-name="ce10" table:number-columns-repeated="2"/>
          <table:table-cell table:style-name="ce11"/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6" table:formula="of:=[$UA.N5]" office:value-type="float" office:value="476" calcext:value-type="float">
            <text:p>476</text:p>
          </table:table-cell>
          <table:table-cell table:style-name="ce18" table:formula="of:=IF([.B5]=0;&quot;&quot;;[.D5]/[.B5])" office:value-type="percentage" office:value="0.716386554621849" calcext:value-type="percentage">
            <text:p>71.64%</text:p>
          </table:table-cell>
          <table:table-cell table:style-name="ce16" table:formula="of:=[$B.N5]" office:value-type="float" office:value="341" calcext:value-type="float">
            <text:p>341</text:p>
          </table:table-cell>
          <table:table-cell table:style-name="ce10" table:formula="of:=[$Money.N5]/[$T.N5]" office:value-type="currency" office:currency="RUR" office:value="852.65548098434" calcext:value-type="currency">
            <text:p>р.852.66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20" table:formula="of:=[$APC.N5]" office:value-type="float" office:value="2.6217008797654" calcext:value-type="float">
            <text:p>2.62</text:p>
          </table:table-cell>
          <table:table-cell table:style-name="ce10" table:formula="of:=([.E5]-[.E5]*[.F5])*[.G5]" office:value-type="currency" office:currency="RUR" office:value="2235.40762463343" calcext:value-type="currency">
            <text:p>р.2,235.41</text:p>
          </table:table-cell>
          <table:table-cell table:style-name="ce10" table:formula="of:=[.H5]*[.C5]" office:value-type="currency" office:currency="RUR" office:value="1601.41596638655" calcext:value-type="currency">
            <text:p>р.1,601.42</text:p>
          </table:table-cell>
          <table:table-cell table:style-name="ce10" table:formula="of:=[$CPA.N5]" office:value-type="currency" office:currency="RUR" office:value="347.039915966387" calcext:value-type="currency">
            <text:p>р.347.04</text:p>
          </table:table-cell>
          <table:table-cell table:style-name="ce10" table:formula="of:=[.B5]*([.I5]-[.J5])" office:value-type="currency" office:currency="RUR" office:value="597083" calcext:value-type="currency">
            <text:p>р.597,083.00</text:p>
          </table:table-cell>
          <table:table-cell table:style-name="ce11" table:number-columns-repeated="3"/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6" table:formula="of:=[$UA.N6]" office:value-type="float" office:value="340" calcext:value-type="float">
            <text:p>340</text:p>
          </table:table-cell>
          <table:table-cell table:style-name="ce18" table:formula="of:=IF([.B6]=0;&quot;&quot;;[.D6]/[.B6])" office:value-type="percentage" office:value="0.697058823529412" calcext:value-type="percentage">
            <text:p>69.71%</text:p>
          </table:table-cell>
          <table:table-cell table:style-name="ce16" table:formula="of:=[$B.N6]" office:value-type="float" office:value="237" calcext:value-type="float">
            <text:p>237</text:p>
          </table:table-cell>
          <table:table-cell table:style-name="ce10" table:formula="of:=[$Money.N6]/[$T.N6]" office:value-type="currency" office:currency="RUR" office:value="886.500851788756" calcext:value-type="currency">
            <text:p>р.886.50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20" table:formula="of:=[$APC.N6]" office:value-type="float" office:value="2.47679324894515" calcext:value-type="float">
            <text:p>2.48</text:p>
          </table:table-cell>
          <table:table-cell table:style-name="ce10" table:formula="of:=([.E6]-[.E6]*[.F6])*[.G6]" office:value-type="currency" office:currency="RUR" office:value="2195.67932489451" calcext:value-type="currency">
            <text:p>р.2,195.68</text:p>
          </table:table-cell>
          <table:table-cell table:style-name="ce10" table:formula="of:=[.H6]*[.C6]" office:value-type="currency" office:currency="RUR" office:value="1530.51764705882" calcext:value-type="currency">
            <text:p>р.1,530.52</text:p>
          </table:table-cell>
          <table:table-cell table:style-name="ce10" table:formula="of:=[$CPA.N6]" office:value-type="currency" office:currency="RUR" office:value="354.211764705882" calcext:value-type="currency">
            <text:p>р.354.21</text:p>
          </table:table-cell>
          <table:table-cell table:style-name="ce10" table:formula="of:=[.B6]*([.I6]-[.J6])" office:value-type="currency" office:currency="RUR" office:value="399944" calcext:value-type="currency">
            <text:p>р.399,944.00</text:p>
          </table:table-cell>
          <table:table-cell table:style-name="ce11" table:number-columns-repeated="3"/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6" table:formula="of:=[$UA.N7]" office:value-type="float" office:value="347" calcext:value-type="float">
            <text:p>347</text:p>
          </table:table-cell>
          <table:table-cell table:style-name="ce18" table:formula="of:=IF([.B7]=0;&quot;&quot;;[.D7]/[.B7])" office:value-type="percentage" office:value="0.763688760806916" calcext:value-type="percentage">
            <text:p>76.37%</text:p>
          </table:table-cell>
          <table:table-cell table:style-name="ce16" table:formula="of:=[$B.N7]" office:value-type="float" office:value="265" calcext:value-type="float">
            <text:p>265</text:p>
          </table:table-cell>
          <table:table-cell table:style-name="ce10" table:formula="of:=[$Money.N7]/[$T.N7]" office:value-type="currency" office:currency="RUR" office:value="865.677265500795" calcext:value-type="currency">
            <text:p>р.865.68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20" table:formula="of:=[$APC.N7]" office:value-type="float" office:value="2.37358490566038" calcext:value-type="float">
            <text:p>2.37</text:p>
          </table:table-cell>
          <table:table-cell table:style-name="ce10" table:formula="of:=([.E7]-[.E7]*[.F7])*[.G7]" office:value-type="currency" office:currency="RUR" office:value="2054.75849056604" calcext:value-type="currency">
            <text:p>р.2,054.76</text:p>
          </table:table-cell>
          <table:table-cell table:style-name="ce10" table:formula="of:=[.H7]*[.C7]" office:value-type="currency" office:currency="RUR" office:value="1569.19596541787" calcext:value-type="currency">
            <text:p>р.1,569.20</text:p>
          </table:table-cell>
          <table:table-cell table:style-name="ce10" table:formula="of:=[$CPA.N7]" office:value-type="currency" office:currency="RUR" office:value="349.314121037464" calcext:value-type="currency">
            <text:p>р.349.31</text:p>
          </table:table-cell>
          <table:table-cell table:style-name="ce10" table:formula="of:=[.B7]*([.I7]-[.J7])" office:value-type="currency" office:currency="RUR" office:value="423299" calcext:value-type="currency">
            <text:p>р.423,299.00</text:p>
          </table:table-cell>
          <table:table-cell table:style-name="ce11" table:number-columns-repeated="3"/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16" table:formula="of:=[$UA.N8]" office:value-type="float" office:value="495" calcext:value-type="float">
            <text:p>495</text:p>
          </table:table-cell>
          <table:table-cell table:style-name="ce18" table:formula="of:=IF([.B8]=0;&quot;&quot;;[.D8]/[.B8])" office:value-type="percentage" office:value="0.688888888888889" calcext:value-type="percentage">
            <text:p>68.89%</text:p>
          </table:table-cell>
          <table:table-cell table:style-name="ce16" table:formula="of:=[$B.N8]" office:value-type="float" office:value="341" calcext:value-type="float">
            <text:p>341</text:p>
          </table:table-cell>
          <table:table-cell table:style-name="ce10" table:formula="of:=[$Money.N8]/[$T.N8]" office:value-type="currency" office:currency="RUR" office:value="893.192401960784" calcext:value-type="currency">
            <text:p>р.893.19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20" table:formula="of:=[$APC.N8]" office:value-type="float" office:value="2.39296187683284" calcext:value-type="float">
            <text:p>2.39</text:p>
          </table:table-cell>
          <table:table-cell table:style-name="ce10" table:formula="of:=([.E8]-[.E8]*[.F8])*[.G8]" office:value-type="currency" office:currency="RUR" office:value="2137.37536656892" calcext:value-type="currency">
            <text:p>р.2,137.38</text:p>
          </table:table-cell>
          <table:table-cell table:style-name="ce10" table:formula="of:=[.H8]*[.C8]" office:value-type="currency" office:currency="RUR" office:value="1472.41414141414" calcext:value-type="currency">
            <text:p>р.1,472.41</text:p>
          </table:table-cell>
          <table:table-cell table:style-name="ce10" table:formula="of:=[$CPA.N8]" office:value-type="currency" office:currency="RUR" office:value="354.919191919192" calcext:value-type="currency">
            <text:p>р.354.92</text:p>
          </table:table-cell>
          <table:table-cell table:style-name="ce10" table:formula="of:=[.B8]*([.I8]-[.J8])" office:value-type="currency" office:currency="RUR" office:value="553160" calcext:value-type="currency">
            <text:p>р.553,160.00</text:p>
          </table:table-cell>
          <table:table-cell table:style-name="ce11" table:number-columns-repeated="3"/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6" table:formula="of:=[$UA.N9]" office:value-type="float" office:value="548" calcext:value-type="float">
            <text:p>548</text:p>
          </table:table-cell>
          <table:table-cell table:style-name="ce18" table:formula="of:=IF([.B9]=0;&quot;&quot;;[.D9]/[.B9])" office:value-type="percentage" office:value="0.667883211678832" calcext:value-type="percentage">
            <text:p>66.79%</text:p>
          </table:table-cell>
          <table:table-cell table:style-name="ce16" table:formula="of:=[$B.N9]" office:value-type="float" office:value="366" calcext:value-type="float">
            <text:p>366</text:p>
          </table:table-cell>
          <table:table-cell table:style-name="ce10" table:formula="of:=[$Money.N9]/[$T.N9]" office:value-type="currency" office:currency="RUR" office:value="860.355408388521" calcext:value-type="currency">
            <text:p>р.860.36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20" table:formula="of:=[$APC.N9]" office:value-type="float" office:value="2.47540983606557" calcext:value-type="float">
            <text:p>2.48</text:p>
          </table:table-cell>
          <table:table-cell table:style-name="ce10" table:formula="of:=([.E9]-[.E9]*[.F9])*[.G9]" office:value-type="currency" office:currency="RUR" office:value="2129.73224043716" calcext:value-type="currency">
            <text:p>р.2,129.73</text:p>
          </table:table-cell>
          <table:table-cell table:style-name="ce10" table:formula="of:=[.H9]*[.C9]" office:value-type="currency" office:currency="RUR" office:value="1422.41240875912" calcext:value-type="currency">
            <text:p>р.1,422.41</text:p>
          </table:table-cell>
          <table:table-cell table:style-name="ce10" table:formula="of:=[$CPA.N9]" office:value-type="currency" office:currency="RUR" office:value="346.111313868613" calcext:value-type="currency">
            <text:p>р.346.11</text:p>
          </table:table-cell>
          <table:table-cell table:style-name="ce10" table:formula="of:=[.B9]*([.I9]-[.J9])" office:value-type="currency" office:currency="RUR" office:value="589813" calcext:value-type="currency">
            <text:p>р.589,813.00</text:p>
          </table:table-cell>
          <table:table-cell table:style-name="ce11" table:number-columns-repeated="3"/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16" table:formula="of:=[$UA.N10]" office:value-type="float" office:value="302" calcext:value-type="float">
            <text:p>302</text:p>
          </table:table-cell>
          <table:table-cell table:style-name="ce18" table:formula="of:=IF([.B10]=0;&quot;&quot;;[.D10]/[.B10])" office:value-type="percentage" office:value="0.695364238410596" calcext:value-type="percentage">
            <text:p>69.54%</text:p>
          </table:table-cell>
          <table:table-cell table:style-name="ce16" table:formula="of:=[$B.N10]" office:value-type="float" office:value="210" calcext:value-type="float">
            <text:p>210</text:p>
          </table:table-cell>
          <table:table-cell table:style-name="ce10" table:formula="of:=[$Money.N10]/[$T.N10]" office:value-type="currency" office:currency="RUR" office:value="867.108910891089" calcext:value-type="currency">
            <text:p>р.867.11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20" table:formula="of:=[$APC.N10]" office:value-type="float" office:value="2.4047619047619" calcext:value-type="float">
            <text:p>2.40</text:p>
          </table:table-cell>
          <table:table-cell table:style-name="ce10" table:formula="of:=([.E10]-[.E10]*[.F10])*[.G10]" office:value-type="currency" office:currency="RUR" office:value="2085.19047619048" calcext:value-type="currency">
            <text:p>р.2,085.19</text:p>
          </table:table-cell>
          <table:table-cell table:style-name="ce10" table:formula="of:=[.H10]*[.C10]" office:value-type="currency" office:currency="RUR" office:value="1449.96688741722" calcext:value-type="currency">
            <text:p>р.1,449.97</text:p>
          </table:table-cell>
          <table:table-cell table:style-name="ce10" table:formula="of:=[$CPA.N10]" office:value-type="currency" office:currency="RUR" office:value="352.748344370861" calcext:value-type="currency">
            <text:p>р.352.75</text:p>
          </table:table-cell>
          <table:table-cell table:style-name="ce10" table:formula="of:=[.B10]*([.I10]-[.J10])" office:value-type="currency" office:currency="RUR" office:value="331360" calcext:value-type="currency">
            <text:p>р.331,360.00</text:p>
          </table:table-cell>
          <table:table-cell table:style-name="ce11" table:number-columns-repeated="3"/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16" table:formula="of:=[$UA.N11]" office:value-type="float" office:value="403" calcext:value-type="float">
            <text:p>403</text:p>
          </table:table-cell>
          <table:table-cell table:style-name="ce18" table:formula="of:=IF([.B11]=0;&quot;&quot;;[.D11]/[.B11])" office:value-type="percentage" office:value="0.674937965260546" calcext:value-type="percentage">
            <text:p>67.49%</text:p>
          </table:table-cell>
          <table:table-cell table:style-name="ce16" table:formula="of:=[$B.N11]" office:value-type="float" office:value="272" calcext:value-type="float">
            <text:p>272</text:p>
          </table:table-cell>
          <table:table-cell table:style-name="ce10" table:formula="of:=[$Money.N11]/[$T.N11]" office:value-type="currency" office:currency="RUR" office:value="861.261450381679" calcext:value-type="currency">
            <text:p>р.861.26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20" table:formula="of:=[$APC.N11]" office:value-type="float" office:value="1.92647058823529" calcext:value-type="float">
            <text:p>1.93</text:p>
          </table:table-cell>
          <table:table-cell table:style-name="ce10" table:formula="of:=([.E11]-[.E11]*[.F11])*[.G11]" office:value-type="currency" office:currency="RUR" office:value="1659.19485294118" calcext:value-type="currency">
            <text:p>р.1,659.19</text:p>
          </table:table-cell>
          <table:table-cell table:style-name="ce10" table:formula="of:=[.H11]*[.C11]" office:value-type="currency" office:currency="RUR" office:value="1119.85359801489" calcext:value-type="currency">
            <text:p>р.1,119.85</text:p>
          </table:table-cell>
          <table:table-cell table:style-name="ce10" table:formula="of:=[$CPA.N11]" office:value-type="currency" office:currency="RUR" office:value="343.687344913151" calcext:value-type="currency">
            <text:p>р.343.69</text:p>
          </table:table-cell>
          <table:table-cell table:style-name="ce10" table:formula="of:=[.B11]*([.I11]-[.J11])" office:value-type="currency" office:currency="RUR" office:value="312795" calcext:value-type="currency">
            <text:p>р.312,795.00</text:p>
          </table:table-cell>
          <table:table-cell table:style-name="ce11" table:number-columns-repeated="3"/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16" table:formula="of:=[$UA.N12]" office:value-type="float" office:value="329" calcext:value-type="float">
            <text:p>329</text:p>
          </table:table-cell>
          <table:table-cell table:style-name="ce18" table:formula="of:=IF([.B12]=0;&quot;&quot;;[.D12]/[.B12])" office:value-type="percentage" office:value="0.580547112462006" calcext:value-type="percentage">
            <text:p>58.05%</text:p>
          </table:table-cell>
          <table:table-cell table:style-name="ce16" table:formula="of:=[$B.N12]" office:value-type="float" office:value="191" calcext:value-type="float">
            <text:p>191</text:p>
          </table:table-cell>
          <table:table-cell table:style-name="ce10" table:formula="of:=[$Money.N12]/[$T.N12]" office:value-type="currency" office:currency="RUR" office:value="866.37216828479" calcext:value-type="currency">
            <text:p>р.866.37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20" table:formula="of:=[$APC.N12]" office:value-type="float" office:value="1.61780104712042" calcext:value-type="float">
            <text:p>1.62</text:p>
          </table:table-cell>
          <table:table-cell table:style-name="ce10" table:formula="of:=([.E12]-[.E12]*[.F12])*[.G12]" office:value-type="currency" office:currency="RUR" office:value="1401.61780104712" calcext:value-type="currency">
            <text:p>р.1,401.62</text:p>
          </table:table-cell>
          <table:table-cell table:style-name="ce10" table:formula="of:=[.H12]*[.C12]" office:value-type="currency" office:currency="RUR" office:value="813.705167173252" calcext:value-type="currency">
            <text:p>р.813.71</text:p>
          </table:table-cell>
          <table:table-cell table:style-name="ce10" table:formula="of:=[$CPA.N12]" office:value-type="currency" office:currency="RUR" office:value="346.835866261398" calcext:value-type="currency">
            <text:p>р.346.84</text:p>
          </table:table-cell>
          <table:table-cell table:style-name="ce10" table:formula="of:=[.B12]*([.I12]-[.J12])" office:value-type="currency" office:currency="RUR" office:value="153600" calcext:value-type="currency">
            <text:p>р.153,600.00</text:p>
          </table:table-cell>
          <table:table-cell table:style-name="ce11" table:number-columns-repeated="3"/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16" table:formula="of:=[$UA.N13]" office:value-type="float" office:value="16" calcext:value-type="float">
            <text:p>16</text:p>
          </table:table-cell>
          <table:table-cell table:style-name="ce18" table:formula="of:=IF([.B13]=0;&quot;&quot;;[.D13]/[.B13])" office:value-type="percentage" office:value="0.4375" calcext:value-type="percentage">
            <text:p>43.75%</text:p>
          </table:table-cell>
          <table:table-cell table:style-name="ce16" table:formula="of:=[$B.N13]" office:value-type="float" office:value="7" calcext:value-type="float">
            <text:p>7</text:p>
          </table:table-cell>
          <table:table-cell table:style-name="ce10" table:formula="of:=[$Money.N13]/[$T.N13]" office:value-type="currency" office:currency="RUR" office:value="852.571428571429" calcext:value-type="currency">
            <text:p>р.852.57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20" table:formula="of:=[$APC.N13]" office:value-type="float" office:value="1" calcext:value-type="float">
            <text:p>1.00</text:p>
          </table:table-cell>
          <table:table-cell table:style-name="ce10" table:formula="of:=([.E13]-[.E13]*[.F13])*[.G13]" office:value-type="currency" office:currency="RUR" office:value="852.571428571429" calcext:value-type="currency">
            <text:p>р.852.57</text:p>
          </table:table-cell>
          <table:table-cell table:style-name="ce10" table:formula="of:=[.H13]*[.C13]" office:value-type="currency" office:currency="RUR" office:value="373" calcext:value-type="currency">
            <text:p>р.373.00</text:p>
          </table:table-cell>
          <table:table-cell table:style-name="ce10" table:formula="of:=[$CPA.N13]" office:value-type="currency" office:currency="RUR" office:value="365.125" calcext:value-type="currency">
            <text:p>р.365.13</text:p>
          </table:table-cell>
          <table:table-cell table:style-name="ce10" table:formula="of:=[.B13]*([.I13]-[.J13])" office:value-type="currency" office:currency="RUR" office:value="126" calcext:value-type="currency">
            <text:p>р.126.00</text:p>
          </table:table-cell>
          <table:table-cell table:style-name="ce11" table:number-columns-repeated="3"/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/>
          <table:table-cell table:style-name="ce16"/>
          <table:table-cell table:style-name="ce18"/>
          <table:table-cell table:style-name="ce16"/>
          <table:table-cell table:style-name="ce10"/>
          <table:table-cell table:style-name="ce22"/>
          <table:table-cell table:style-name="ce20"/>
          <table:table-cell table:style-name="ce10" table:number-columns-repeated="5"/>
          <table:table-cell table:style-name="ce11" table:number-columns-repeated="2"/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/>
          <table:table-cell table:style-name="ce16"/>
          <table:table-cell table:style-name="ce18"/>
          <table:table-cell table:style-name="ce16"/>
          <table:table-cell table:style-name="ce10"/>
          <table:table-cell table:style-name="ce22"/>
          <table:table-cell table:style-name="ce20"/>
          <table:table-cell table:style-name="ce10" table:number-columns-repeated="4"/>
          <table:table-cell table:style-name="ce11"/>
          <table:table-cell table:style-name="ce10"/>
          <table:table-cell table:style-name="ce11"/>
          <table:table-cell table:style-name="ce5" table:number-columns-repeated="12"/>
          <table:table-cell table:number-columns-repeated="38"/>
        </table:table-row>
        <table:table-row table:style-name="ro2">
          <table:table-cell table:style-name="ce6"/>
          <table:table-cell table:style-name="ce16"/>
          <table:table-cell table:style-name="ce18"/>
          <table:table-cell table:style-name="ce16"/>
          <table:table-cell table:style-name="ce10"/>
          <table:table-cell table:style-name="ce22"/>
          <table:table-cell table:style-name="ce20"/>
          <table:table-cell table:style-name="ce10" table:number-columns-repeated="4"/>
          <table:table-cell table:style-name="ce11" table:number-columns-repeated="3"/>
          <table:table-cell table:style-name="ce5" table:number-columns-repeated="12"/>
          <table:table-cell table:number-columns-repeated="38"/>
        </table:table-row>
        <table:table-row table:style-name="ro2" table:number-rows-repeated="984">
          <table:table-cell table:style-name="ce5" table:number-columns-repeated="26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3">
      <number:currency-symbol number:language="ru" number:country="RU">р.</number:currency-symbol>
      <number:number number:decimal-places="2" loext:min-decimal-places="2" number:min-integer-digits="1" number:grouping="true"/>
    </number:currency-style>
    <number:currency-style style:name="N135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35"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35P0"/>
    </number:currency-style>
    <number:currency-style style:name="N137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37"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37P0"/>
    </number:currency-style>
    <number:currency-style style:name="N138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3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38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3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39P0"/>
    </number:currency-style>
    <number:currency-style style:name="N141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41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4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/00/0000</text:date>, <text:time style:data-style-name="N2" text:time-value="12:53:58.8427657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C" style:display-name="PageStyle_A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A" style:display-name="PageStyle_U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" style:display-name="PageStyle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" style:display-name="PageStyle_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1" style:display-name="PageStyle_C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C" style:display-name="PageStyle_AP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A" style:display-name="PageStyle_CP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ey" style:display-name="PageStyle_Mone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E" style:display-name="PageStyle_U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0.4$Linux_X86_64 LibreOffice_project/30$Build-4</meta:generator>
    <dc:date>2019-09-17T13:11:52.305648325</dc:date>
    <dc:creator>Д Голуб</dc:creator>
    <meta:editing-duration>PT3H28M32S</meta:editing-duration>
    <meta:editing-cycles>3</meta:editing-cycles>
    <meta:document-statistic meta:table-count="9" meta:cell-count="1119" meta:object-count="0"/>
  </office:meta>
</office:document-meta>
</file>